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1673" calcext:value-type="float">
            <text:p>0,0101673</text:p>
          </table:table-cell>
          <table:table-cell office:value-type="float" office:value="0.0584128" calcext:value-type="float">
            <text:p>0,0584128</text:p>
          </table:table-cell>
          <table:table-cell table:formula="of:=([.B2]*[.$B$298])-([.B2]*[.$B$297])+[.$B$297]" office:value-type="float" office:value="38.059914642" calcext:value-type="float">
            <text:p>38,059914642</text:p>
          </table:table-cell>
          <table:table-cell table:formula="of:=([.C2]*[.$B$298])-([.C2]*[.$B$297])+[.$B$297]" office:value-type="float" office:value="235.458307712" calcext:value-type="float">
            <text:p>235,458307712</text:p>
          </table:table-cell>
          <table:table-cell table:formula="of:=([.D2]-[.E2])^2" office:value-type="float" office:value="38966.1255866182" calcext:value-type="float">
            <text:p>38966,1255866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30423" calcext:value-type="float">
            <text:p>0,0630423</text:p>
          </table:table-cell>
          <table:table-cell office:value-type="float" office:value="0.076306" calcext:value-type="float">
            <text:p>0,076306</text:p>
          </table:table-cell>
          <table:table-cell table:formula="of:=([.B3]*[.$B$298])-([.B3]*[.$B$297])+[.$B$297]" office:value-type="float" office:value="254.400092142" calcext:value-type="float">
            <text:p>254,400092142</text:p>
          </table:table-cell>
          <table:table-cell table:formula="of:=([.C3]*[.$B$298])-([.C3]*[.$B$297])+[.$B$297]" office:value-type="float" office:value="308.66905124" calcext:value-type="float">
            <text:p>308,66905124</text:p>
          </table:table-cell>
          <table:table-cell table:formula="of:=([.D3]-[.E3])^2" office:value-type="float" office:value="2945.11992158039" calcext:value-type="float">
            <text:p>2945,11992158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5499" calcext:value-type="float">
            <text:p>0,355499</text:p>
          </table:table-cell>
          <table:table-cell office:value-type="float" office:value="0.167518" calcext:value-type="float">
            <text:p>0,167518</text:p>
          </table:table-cell>
          <table:table-cell table:formula="of:=([.B4]*[.$B$298])-([.B4]*[.$B$297])+[.$B$297]" office:value-type="float" office:value="1450.99837846" calcext:value-type="float">
            <text:p>1450,99837846</text:p>
          </table:table-cell>
          <table:table-cell table:formula="of:=([.C4]*[.$B$298])-([.C4]*[.$B$297])+[.$B$297]" office:value-type="float" office:value="681.86659772" calcext:value-type="float">
            <text:p>681,86659772</text:p>
          </table:table-cell>
          <table:table-cell table:formula="of:=([.D4]-[.E4])^2" office:value-type="float" office:value="591563.696144283" calcext:value-type="float">
            <text:p>591563,6961442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5403" calcext:value-type="float">
            <text:p>0,545403</text:p>
          </table:table-cell>
          <table:table-cell office:value-type="float" office:value="0.424077" calcext:value-type="float">
            <text:p>0,424077</text:p>
          </table:table-cell>
          <table:table-cell table:formula="of:=([.B5]*[.$B$298])-([.B5]*[.$B$297])+[.$B$297]" office:value-type="float" office:value="2227.99819062" calcext:value-type="float">
            <text:p>2227,99819062</text:p>
          </table:table-cell>
          <table:table-cell table:formula="of:=([.C5]*[.$B$298])-([.C5]*[.$B$297])+[.$B$297]" office:value-type="float" office:value="1731.58800858" calcext:value-type="float">
            <text:p>1731,58800858</text:p>
          </table:table-cell>
          <table:table-cell table:formula="of:=([.D5]-[.E5])^2" office:value-type="float" office:value="246423.068832986" calcext:value-type="float">
            <text:p>246423,0688329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0549" calcext:value-type="float">
            <text:p>0,70549</text:p>
          </table:table-cell>
          <table:table-cell office:value-type="float" office:value="0.545047" calcext:value-type="float">
            <text:p>0,545047</text:p>
          </table:table-cell>
          <table:table-cell table:formula="of:=([.B6]*[.$B$298])-([.B6]*[.$B$297])+[.$B$297]" office:value-type="float" office:value="2883.0005546" calcext:value-type="float">
            <text:p>2883,0005546</text:p>
          </table:table-cell>
          <table:table-cell table:formula="of:=([.C6]*[.$B$298])-([.C6]*[.$B$297])+[.$B$297]" office:value-type="float" office:value="2226.54160238" calcext:value-type="float">
            <text:p>2226,54160238</text:p>
          </table:table-cell>
          <table:table-cell table:formula="of:=([.D6]-[.E6])^2" office:value-type="float" office:value="430938.355949781" calcext:value-type="float">
            <text:p>430938,3559497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6244" calcext:value-type="float">
            <text:p>0,716244</text:p>
          </table:table-cell>
          <table:table-cell office:value-type="float" office:value="0.659883" calcext:value-type="float">
            <text:p>0,659883</text:p>
          </table:table-cell>
          <table:table-cell table:formula="of:=([.B7]*[.$B$298])-([.B7]*[.$B$297])+[.$B$297]" office:value-type="float" office:value="2927.00097576" calcext:value-type="float">
            <text:p>2927,00097576</text:p>
          </table:table-cell>
          <table:table-cell table:formula="of:=([.C7]*[.$B$298])-([.C7]*[.$B$297])+[.$B$297]" office:value-type="float" office:value="2696.39768982" calcext:value-type="float">
            <text:p>2696,39768982</text:p>
          </table:table-cell>
          <table:table-cell table:formula="of:=([.D7]-[.E7])^2" office:value-type="float" office:value="53177.8754863253" calcext:value-type="float">
            <text:p>53177,87548632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6674" calcext:value-type="float">
            <text:p>0,806674</text:p>
          </table:table-cell>
          <table:table-cell office:value-type="float" office:value="0.668304" calcext:value-type="float">
            <text:p>0,668304</text:p>
          </table:table-cell>
          <table:table-cell table:formula="of:=([.B8]*[.$B$298])-([.B8]*[.$B$297])+[.$B$297]" office:value-type="float" office:value="3296.99893796" calcext:value-type="float">
            <text:p>3296,99893796</text:p>
          </table:table-cell>
          <table:table-cell table:formula="of:=([.C8]*[.$B$298])-([.C8]*[.$B$297])+[.$B$297]" office:value-type="float" office:value="2730.85254816" calcext:value-type="float">
            <text:p>2730,85254816</text:p>
          </table:table-cell>
          <table:table-cell table:formula="of:=([.D8]-[.E8])^2" office:value-type="float" office:value="320521.734683573" calcext:value-type="float">
            <text:p>320521,7346835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1442" calcext:value-type="float">
            <text:p>0,871442</text:p>
          </table:table-cell>
          <table:table-cell office:value-type="float" office:value="0.720117" calcext:value-type="float">
            <text:p>0,720117</text:p>
          </table:table-cell>
          <table:table-cell table:formula="of:=([.B9]*[.$B$298])-([.B9]*[.$B$297])+[.$B$297]" office:value-type="float" office:value="3561.99980068" calcext:value-type="float">
            <text:p>3561,99980068</text:p>
          </table:table-cell>
          <table:table-cell table:formula="of:=([.C9]*[.$B$298])-([.C9]*[.$B$297])+[.$B$297]" office:value-type="float" office:value="2942.84751018" calcext:value-type="float">
            <text:p>2942,84751018</text:p>
          </table:table-cell>
          <table:table-cell table:formula="of:=([.D9]-[.E9])^2" office:value-type="float" office:value="383349.558831396" calcext:value-type="float">
            <text:p>383349,5588313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4027" calcext:value-type="float">
            <text:p>0,824027</text:p>
          </table:table-cell>
          <table:table-cell office:value-type="float" office:value="0.716095" calcext:value-type="float">
            <text:p>0,716095</text:p>
          </table:table-cell>
          <table:table-cell table:formula="of:=([.B10]*[.$B$298])-([.B10]*[.$B$297])+[.$B$297]" office:value-type="float" office:value="3367.99943158" calcext:value-type="float">
            <text:p>3367,99943158</text:p>
          </table:table-cell>
          <table:table-cell table:formula="of:=([.C10]*[.$B$298])-([.C10]*[.$B$297])+[.$B$297]" office:value-type="float" office:value="2926.3913363" calcext:value-type="float">
            <text:p>2926,3913363</text:p>
          </table:table-cell>
          <table:table-cell table:formula="of:=([.D10]-[.E10])^2" office:value-type="float" office:value="195017.70981683" calcext:value-type="float">
            <text:p>195017,709816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7624" calcext:value-type="float">
            <text:p>0,557624</text:p>
          </table:table-cell>
          <table:table-cell office:value-type="float" office:value="0.601613" calcext:value-type="float">
            <text:p>0,601613</text:p>
          </table:table-cell>
          <table:table-cell table:formula="of:=([.B11]*[.$B$298])-([.B11]*[.$B$297])+[.$B$297]" office:value-type="float" office:value="2278.00090096" calcext:value-type="float">
            <text:p>2278,00090096</text:p>
          </table:table-cell>
          <table:table-cell table:formula="of:=([.C11]*[.$B$298])-([.C11]*[.$B$297])+[.$B$297]" office:value-type="float" office:value="2457.98365402" calcext:value-type="float">
            <text:p>2457,98365402</text:p>
          </table:table-cell>
          <table:table-cell table:formula="of:=([.D11]-[.E11])^2" office:value-type="float" office:value="32393.7913990568" calcext:value-type="float">
            <text:p>32393,79139905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96766" calcext:value-type="float">
            <text:p>0,496766</text:p>
          </table:table-cell>
          <table:table-cell office:value-type="float" office:value="0.323443" calcext:value-type="float">
            <text:p>0,323443</text:p>
          </table:table-cell>
          <table:table-cell table:formula="of:=([.B12]*[.$B$298])-([.B12]*[.$B$297])+[.$B$297]" office:value-type="float" office:value="2028.99795964" calcext:value-type="float">
            <text:p>2028,99795964</text:p>
          </table:table-cell>
          <table:table-cell table:formula="of:=([.C12]*[.$B$298])-([.C12]*[.$B$297])+[.$B$297]" office:value-type="float" office:value="1319.83997222" calcext:value-type="float">
            <text:p>1319,83997222</text:p>
          </table:table-cell>
          <table:table-cell table:formula="of:=([.D12]-[.E12])^2" office:value-type="float" office:value="502905.051121585" calcext:value-type="float">
            <text:p>502905,0511215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4796" calcext:value-type="float">
            <text:p>0,24796</text:p>
          </table:table-cell>
          <table:table-cell office:value-type="float" office:value="0.216845" calcext:value-type="float">
            <text:p>0,216845</text:p>
          </table:table-cell>
          <table:table-cell table:formula="of:=([.B13]*[.$B$298])-([.B13]*[.$B$297])+[.$B$297]" office:value-type="float" office:value="1010.9982584" calcext:value-type="float">
            <text:p>1010,9982584</text:p>
          </table:table-cell>
          <table:table-cell table:formula="of:=([.C13]*[.$B$298])-([.C13]*[.$B$297])+[.$B$297]" office:value-type="float" office:value="883.6899913" calcext:value-type="float">
            <text:p>883,6899913</text:p>
          </table:table-cell>
          <table:table-cell table:formula="of:=([.D13]-[.E13])^2" office:value-type="float" office:value="16207.394872005" calcext:value-type="float">
            <text:p>16207,3948720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30254" calcext:value-type="float">
            <text:p>0,0430254</text:p>
          </table:table-cell>
          <table:table-cell office:value-type="float" office:value="0.0887922" calcext:value-type="float">
            <text:p>0,0887922</text:p>
          </table:table-cell>
          <table:table-cell table:formula="of:=([.B14]*[.$B$298])-([.B14]*[.$B$297])+[.$B$297]" office:value-type="float" office:value="172.500145116" calcext:value-type="float">
            <text:p>172,500145116</text:p>
          </table:table-cell>
          <table:table-cell table:formula="of:=([.C14]*[.$B$298])-([.C14]*[.$B$297])+[.$B$297]" office:value-type="float" office:value="359.756837988" calcext:value-type="float">
            <text:p>359,756837988</text:p>
          </table:table-cell>
          <table:table-cell table:formula="of:=([.D14]-[.E14])^2" office:value-type="float" office:value="35065.0690253585" calcext:value-type="float">
            <text:p>35065,06902535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686783" calcext:value-type="float">
            <text:p>0,000686783</text:p>
          </table:table-cell>
          <table:table-cell office:value-type="float" office:value="0.0242619" calcext:value-type="float">
            <text:p>0,0242619</text:p>
          </table:table-cell>
          <table:table-cell table:formula="of:=([.B15]*[.$B$298])-([.B15]*[.$B$297])+[.$B$297]" office:value-type="float" office:value="-0.72999988418" calcext:value-type="float">
            <text:p>-0,7299998842</text:p>
          </table:table-cell>
          <table:table-cell table:formula="of:=([.C15]*[.$B$298])-([.C15]*[.$B$297])+[.$B$297]" office:value-type="float" office:value="95.728534326" calcext:value-type="float">
            <text:p>95,728534326</text:p>
          </table:table-cell>
          <table:table-cell table:formula="of:=([.D15]-[.E15])^2" office:value-type="float" office:value="9304.24882197646" calcext:value-type="float">
            <text:p>9304,24882197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439932" calcext:value-type="float">
            <text:p>4,39932E-05</text:p>
          </table:table-cell>
          <table:table-cell office:value-type="float" office:value="0.0557862" calcext:value-type="float">
            <text:p>0,0557862</text:p>
          </table:table-cell>
          <table:table-cell table:formula="of:=([.B16]*[.$B$298])-([.B16]*[.$B$297])+[.$B$297]" office:value-type="float" office:value="-3.360000062472" calcext:value-type="float">
            <text:p>-3,3600000625</text:p>
          </table:table-cell>
          <table:table-cell table:formula="of:=([.C16]*[.$B$298])-([.C16]*[.$B$297])+[.$B$297]" office:value-type="float" office:value="224.711468748" calcext:value-type="float">
            <text:p>224,711468748</text:p>
          </table:table-cell>
          <table:table-cell table:formula="of:=([.D16]-[.E16])^2" office:value-type="float" office:value="52016.5948853661" calcext:value-type="float">
            <text:p>52016,59488536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23114" calcext:value-type="float">
            <text:p>0,023114</text:p>
          </table:table-cell>
          <table:table-cell table:formula="of:=([.B17]*[.$B$298])-([.B17]*[.$B$297])+[.$B$297]" office:value-type="float" office:value="-3.5000000002442" calcext:value-type="float">
            <text:p>-3,5000000002</text:p>
          </table:table-cell>
          <table:table-cell table:formula="of:=([.C17]*[.$B$298])-([.C17]*[.$B$297])+[.$B$297]" office:value-type="float" office:value="91.03185556" calcext:value-type="float">
            <text:p>91,03185556</text:p>
          </table:table-cell>
          <table:table-cell table:formula="of:=([.D17]-[.E17])^2" office:value-type="float" office:value="8936.27171566287" calcext:value-type="float">
            <text:p>8936,27171566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12427" calcext:value-type="float">
            <text:p>0,000112427</text:p>
          </table:table-cell>
          <table:table-cell office:value-type="float" office:value="0.028538" calcext:value-type="float">
            <text:p>0,028538</text:p>
          </table:table-cell>
          <table:table-cell table:formula="of:=([.B18]*[.$B$298])-([.B18]*[.$B$297])+[.$B$297]" office:value-type="float" office:value="-3.08000043242" calcext:value-type="float">
            <text:p>-3,0800004324</text:p>
          </table:table-cell>
          <table:table-cell table:formula="of:=([.C18]*[.$B$298])-([.C18]*[.$B$297])+[.$B$297]" office:value-type="float" office:value="113.22436852" calcext:value-type="float">
            <text:p>113,22436852</text:p>
          </table:table-cell>
          <table:table-cell table:formula="of:=([.D18]-[.E18])^2" office:value-type="float" office:value="13526.7062374206" calcext:value-type="float">
            <text:p>13526,70623742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524329" calcext:value-type="float">
            <text:p>0,0524329</text:p>
          </table:table-cell>
          <table:table-cell table:formula="of:=([.B19]*[.$B$298])-([.B19]*[.$B$297])+[.$B$297]" office:value-type="float" office:value="-3.400000184974" calcext:value-type="float">
            <text:p>-3,400000185</text:p>
          </table:table-cell>
          <table:table-cell table:formula="of:=([.C19]*[.$B$298])-([.C19]*[.$B$297])+[.$B$297]" office:value-type="float" office:value="210.991307666" calcext:value-type="float">
            <text:p>210,991307666</text:p>
          </table:table-cell>
          <table:table-cell table:formula="of:=([.D19]-[.E19])^2" office:value-type="float" office:value="45963.6328820511" calcext:value-type="float">
            <text:p>45963,63288205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0584033" calcext:value-type="float">
            <text:p>0,0584033</text:p>
          </table:table-cell>
          <table:table-cell table:formula="of:=([.B20]*[.$B$298])-([.B20]*[.$B$297])+[.$B$297]" office:value-type="float" office:value="-3.199999981618" calcext:value-type="float">
            <text:p>-3,1999999816</text:p>
          </table:table-cell>
          <table:table-cell table:formula="of:=([.C20]*[.$B$298])-([.C20]*[.$B$297])+[.$B$297]" office:value-type="float" office:value="235.419438082" calcext:value-type="float">
            <text:p>235,419438082</text:p>
          </table:table-cell>
          <table:table-cell table:formula="of:=([.D20]-[.E20])^2" office:value-type="float" office:value="56939.2362217968" calcext:value-type="float">
            <text:p>56939,23622179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234631" calcext:value-type="float">
            <text:p>0,000234631</text:p>
          </table:table-cell>
          <table:table-cell office:value-type="float" office:value="0.0585058" calcext:value-type="float">
            <text:p>0,0585058</text:p>
          </table:table-cell>
          <table:table-cell table:formula="of:=([.B21]*[.$B$298])-([.B21]*[.$B$297])+[.$B$297]" office:value-type="float" office:value="-2.57999787826" calcext:value-type="float">
            <text:p>-2,5799978783</text:p>
          </table:table-cell>
          <table:table-cell table:formula="of:=([.C21]*[.$B$298])-([.C21]*[.$B$297])+[.$B$297]" office:value-type="float" office:value="235.838820932" calcext:value-type="float">
            <text:p>235,838820932</text:p>
          </table:table-cell>
          <table:table-cell table:formula="of:=([.D21]-[.E21])^2" office:value-type="float" office:value="56843.5331628796" calcext:value-type="float">
            <text:p>56843,53316287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588523" calcext:value-type="float">
            <text:p>0,0588523</text:p>
          </table:table-cell>
          <table:table-cell table:formula="of:=([.B22]*[.$B$298])-([.B22]*[.$B$297])+[.$B$297]" office:value-type="float" office:value="-3.12999905122" calcext:value-type="float">
            <text:p>-3,1299990512</text:p>
          </table:table-cell>
          <table:table-cell table:formula="of:=([.C22]*[.$B$298])-([.C22]*[.$B$297])+[.$B$297]" office:value-type="float" office:value="237.256539542" calcext:value-type="float">
            <text:p>237,256539542</text:p>
          </table:table-cell>
          <table:table-cell table:formula="of:=([.D22]-[.E22])^2" office:value-type="float" office:value="57785.6879368296" calcext:value-type="float">
            <text:p>57785,68793682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586979" calcext:value-type="float">
            <text:p>0,0586979</text:p>
          </table:table-cell>
          <table:table-cell table:formula="of:=([.B23]*[.$B$298])-([.B23]*[.$B$297])+[.$B$297]" office:value-type="float" office:value="-3.12999905122" calcext:value-type="float">
            <text:p>-3,1299990512</text:p>
          </table:table-cell>
          <table:table-cell table:formula="of:=([.C23]*[.$B$298])-([.C23]*[.$B$297])+[.$B$297]" office:value-type="float" office:value="236.624805766" calcext:value-type="float">
            <text:p>236,624805766</text:p>
          </table:table-cell>
          <table:table-cell table:formula="of:=([.D23]-[.E23])^2" office:value-type="float" office:value="57482.3664329433" calcext:value-type="float">
            <text:p>57482,36643294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66197" calcext:value-type="float">
            <text:p>0,000166197</text:p>
          </table:table-cell>
          <table:table-cell office:value-type="float" office:value="0.058611" calcext:value-type="float">
            <text:p>0,058611</text:p>
          </table:table-cell>
          <table:table-cell table:formula="of:=([.B24]*[.$B$298])-([.B24]*[.$B$297])+[.$B$297]" office:value-type="float" office:value="-2.85999832662" calcext:value-type="float">
            <text:p>-2,8599983266</text:p>
          </table:table-cell>
          <table:table-cell table:formula="of:=([.C24]*[.$B$298])-([.C24]*[.$B$297])+[.$B$297]" office:value-type="float" office:value="236.26925094" calcext:value-type="float">
            <text:p>236,26925094</text:p>
          </table:table-cell>
          <table:table-cell table:formula="of:=([.D24]-[.E24])^2" office:value-type="float" office:value="57182.7978548173" calcext:value-type="float">
            <text:p>57182,79785481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244407" calcext:value-type="float">
            <text:p>2,44407E-05</text:p>
          </table:table-cell>
          <table:table-cell office:value-type="float" office:value="0.0587675" calcext:value-type="float">
            <text:p>0,0587675</text:p>
          </table:table-cell>
          <table:table-cell table:formula="of:=([.B25]*[.$B$298])-([.B25]*[.$B$297])+[.$B$297]" office:value-type="float" office:value="-3.439999898322" calcext:value-type="float">
            <text:p>-3,4399998983</text:p>
          </table:table-cell>
          <table:table-cell table:formula="of:=([.C25]*[.$B$298])-([.C25]*[.$B$297])+[.$B$297]" office:value-type="float" office:value="236.90957695" calcext:value-type="float">
            <text:p>236,90957695</text:p>
          </table:table-cell>
          <table:table-cell table:formula="of:=([.D25]-[.E25])^2" office:value-type="float" office:value="57767.9190911675" calcext:value-type="float">
            <text:p>57767,91909116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530363" calcext:value-type="float">
            <text:p>0,00530363</text:p>
          </table:table-cell>
          <table:table-cell office:value-type="float" office:value="0.0585079" calcext:value-type="float">
            <text:p>0,0585079</text:p>
          </table:table-cell>
          <table:table-cell table:formula="of:=([.B26]*[.$B$298])-([.B26]*[.$B$297])+[.$B$297]" office:value-type="float" office:value="18.1600142902" calcext:value-type="float">
            <text:p>18,1600142902</text:p>
          </table:table-cell>
          <table:table-cell table:formula="of:=([.C26]*[.$B$298])-([.C26]*[.$B$297])+[.$B$297]" office:value-type="float" office:value="235.847413166" calcext:value-type="float">
            <text:p>235,847413166</text:p>
          </table:table-cell>
          <table:table-cell table:formula="of:=([.D26]-[.E26])^2" office:value-type="float" office:value="47387.8036293117" calcext:value-type="float">
            <text:p>47387,80362931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99345" calcext:value-type="float">
            <text:p>0,0699345</text:p>
          </table:table-cell>
          <table:table-cell office:value-type="float" office:value="0.0677898" calcext:value-type="float">
            <text:p>0,0677898</text:p>
          </table:table-cell>
          <table:table-cell table:formula="of:=([.B27]*[.$B$298])-([.B27]*[.$B$297])+[.$B$297]" office:value-type="float" office:value="282.59980413" calcext:value-type="float">
            <text:p>282,59980413</text:p>
          </table:table-cell>
          <table:table-cell table:formula="of:=([.C27]*[.$B$298])-([.C27]*[.$B$297])+[.$B$297]" office:value-type="float" office:value="273.824678292" calcext:value-type="float">
            <text:p>273,824678292</text:p>
          </table:table-cell>
          <table:table-cell table:formula="of:=([.D27]-[.E27])^2" office:value-type="float" office:value="77.0028334727344" calcext:value-type="float">
            <text:p>77,00283347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0893" calcext:value-type="float">
            <text:p>0,250893</text:p>
          </table:table-cell>
          <table:table-cell office:value-type="float" office:value="0.174183" calcext:value-type="float">
            <text:p>0,174183</text:p>
          </table:table-cell>
          <table:table-cell table:formula="of:=([.B28]*[.$B$298])-([.B28]*[.$B$297])+[.$B$297]" office:value-type="float" office:value="1022.99874522" calcext:value-type="float">
            <text:p>1022,99874522</text:p>
          </table:table-cell>
          <table:table-cell table:formula="of:=([.C28]*[.$B$298])-([.C28]*[.$B$297])+[.$B$297]" office:value-type="float" office:value="709.13671182" calcext:value-type="float">
            <text:p>709,13671182</text:p>
          </table:table-cell>
          <table:table-cell table:formula="of:=([.D28]-[.E28])^2" office:value-type="float" office:value="98509.3760099827" calcext:value-type="float">
            <text:p>98509,37600998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68453" calcext:value-type="float">
            <text:p>0,368453</text:p>
          </table:table-cell>
          <table:table-cell office:value-type="float" office:value="0.383983" calcext:value-type="float">
            <text:p>0,383983</text:p>
          </table:table-cell>
          <table:table-cell table:formula="of:=([.B29]*[.$B$298])-([.B29]*[.$B$297])+[.$B$297]" office:value-type="float" office:value="1504.00018762" calcext:value-type="float">
            <text:p>1504,00018762</text:p>
          </table:table-cell>
          <table:table-cell table:formula="of:=([.C29]*[.$B$298])-([.C29]*[.$B$297])+[.$B$297]" office:value-type="float" office:value="1567.54180382" calcext:value-type="float">
            <text:p>1567,54180382</text:p>
          </table:table-cell>
          <table:table-cell table:formula="of:=([.D29]-[.E29])^2" office:value-type="float" office:value="4037.53698930806" calcext:value-type="float">
            <text:p>4037,53698930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20267" calcext:value-type="float">
            <text:p>0,420267</text:p>
          </table:table-cell>
          <table:table-cell office:value-type="float" office:value="0.461937" calcext:value-type="float">
            <text:p>0,461937</text:p>
          </table:table-cell>
          <table:table-cell table:formula="of:=([.B30]*[.$B$298])-([.B30]*[.$B$297])+[.$B$297]" office:value-type="float" office:value="1715.99924118" calcext:value-type="float">
            <text:p>1715,99924118</text:p>
          </table:table-cell>
          <table:table-cell table:formula="of:=([.C30]*[.$B$298])-([.C30]*[.$B$297])+[.$B$297]" office:value-type="float" office:value="1886.49371298" calcext:value-type="float">
            <text:p>1886,49371298</text:p>
          </table:table-cell>
          <table:table-cell table:formula="of:=([.D30]-[.E30])^2" office:value-type="float" office:value="29068.3649143609" calcext:value-type="float">
            <text:p>29068,36491436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8731" calcext:value-type="float">
            <text:p>0,28731</text:p>
          </table:table-cell>
          <table:table-cell office:value-type="float" office:value="0.482643" calcext:value-type="float">
            <text:p>0,482643</text:p>
          </table:table-cell>
          <table:table-cell table:formula="of:=([.B31]*[.$B$298])-([.B31]*[.$B$297])+[.$B$297]" office:value-type="float" office:value="1172.0003574" calcext:value-type="float">
            <text:p>1172,0003574</text:p>
          </table:table-cell>
          <table:table-cell table:formula="of:=([.C31]*[.$B$298])-([.C31]*[.$B$297])+[.$B$297]" office:value-type="float" office:value="1971.21314022" calcext:value-type="float">
            <text:p>1971,21314022</text:p>
          </table:table-cell>
          <table:table-cell table:formula="of:=([.D31]-[.E31])^2" office:value-type="float" office:value="638741.072222888" calcext:value-type="float">
            <text:p>638741,0722228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73266" calcext:value-type="float">
            <text:p>0,573266</text:p>
          </table:table-cell>
          <table:table-cell office:value-type="float" office:value="0.322475" calcext:value-type="float">
            <text:p>0,322475</text:p>
          </table:table-cell>
          <table:table-cell table:formula="of:=([.B32]*[.$B$298])-([.B32]*[.$B$297])+[.$B$297]" office:value-type="float" office:value="2342.00076964" calcext:value-type="float">
            <text:p>2342,00076964</text:p>
          </table:table-cell>
          <table:table-cell table:formula="of:=([.C32]*[.$B$298])-([.C32]*[.$B$297])+[.$B$297]" office:value-type="float" office:value="1315.8793615" calcext:value-type="float">
            <text:p>1315,8793615</text:p>
          </table:table-cell>
          <table:table-cell table:formula="of:=([.D32]-[.E32])^2" office:value-type="float" office:value="1052925.14424322" calcext:value-type="float">
            <text:p>1052925,144243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02031" calcext:value-type="float">
            <text:p>0,802031</text:p>
          </table:table-cell>
          <table:table-cell office:value-type="float" office:value="0.550163" calcext:value-type="float">
            <text:p>0,550163</text:p>
          </table:table-cell>
          <table:table-cell table:formula="of:=([.B33]*[.$B$298])-([.B33]*[.$B$297])+[.$B$297]" office:value-type="float" office:value="3278.00191774" calcext:value-type="float">
            <text:p>3278,00191774</text:p>
          </table:table-cell>
          <table:table-cell table:formula="of:=([.C33]*[.$B$298])-([.C33]*[.$B$297])+[.$B$297]" office:value-type="float" office:value="2247.47392102" calcext:value-type="float">
            <text:p>2247,47392102</text:p>
          </table:table-cell>
          <table:table-cell table:formula="of:=([.D33]-[.E33])^2" office:value-type="float" office:value="1061987.95202374" calcext:value-type="float">
            <text:p>1061987,952023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83982" calcext:value-type="float">
            <text:p>0,683982</text:p>
          </table:table-cell>
          <table:table-cell office:value-type="float" office:value="0.658923" calcext:value-type="float">
            <text:p>0,658923</text:p>
          </table:table-cell>
          <table:table-cell table:formula="of:=([.B34]*[.$B$298])-([.B34]*[.$B$297])+[.$B$297]" office:value-type="float" office:value="2794.99971228" calcext:value-type="float">
            <text:p>2794,99971228</text:p>
          </table:table-cell>
          <table:table-cell table:formula="of:=([.C34]*[.$B$298])-([.C34]*[.$B$297])+[.$B$297]" office:value-type="float" office:value="2692.46981142" calcext:value-type="float">
            <text:p>2692,46981142</text:p>
          </table:table-cell>
          <table:table-cell table:formula="of:=([.D34]-[.E34])^2" office:value-type="float" office:value="10512.3805703615" calcext:value-type="float">
            <text:p>10512,38057036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52736" calcext:value-type="float">
            <text:p>0,552736</text:p>
          </table:table-cell>
          <table:table-cell office:value-type="float" office:value="0.511098" calcext:value-type="float">
            <text:p>0,511098</text:p>
          </table:table-cell>
          <table:table-cell table:formula="of:=([.B35]*[.$B$298])-([.B35]*[.$B$297])+[.$B$297]" office:value-type="float" office:value="2258.00145344" calcext:value-type="float">
            <text:p>2258,00145344</text:p>
          </table:table-cell>
          <table:table-cell table:formula="of:=([.C35]*[.$B$298])-([.C35]*[.$B$297])+[.$B$297]" office:value-type="float" office:value="2087.63791092" calcext:value-type="float">
            <text:p>2087,63791092</text:p>
          </table:table-cell>
          <table:table-cell table:formula="of:=([.D35]-[.E35])^2" office:value-type="float" office:value="29023.736619964" calcext:value-type="float">
            <text:p>29023,7366199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60876" calcext:value-type="float">
            <text:p>0,360876</text:p>
          </table:table-cell>
          <table:table-cell office:value-type="float" office:value="0.384468" calcext:value-type="float">
            <text:p>0,384468</text:p>
          </table:table-cell>
          <table:table-cell table:formula="of:=([.B36]*[.$B$298])-([.B36]*[.$B$297])+[.$B$297]" office:value-type="float" office:value="1472.99858904" calcext:value-type="float">
            <text:p>1472,99858904</text:p>
          </table:table-cell>
          <table:table-cell table:formula="of:=([.C36]*[.$B$298])-([.C36]*[.$B$297])+[.$B$297]" office:value-type="float" office:value="1569.52620072" calcext:value-type="float">
            <text:p>1569,52620072</text:p>
          </table:table-cell>
          <table:table-cell table:formula="of:=([.D36]-[.E36])^2" office:value-type="float" office:value="9317.57981664484" calcext:value-type="float">
            <text:p>9317,57981664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26697" calcext:value-type="float">
            <text:p>0,226697</text:p>
          </table:table-cell>
          <table:table-cell office:value-type="float" office:value="0.179035" calcext:value-type="float">
            <text:p>0,179035</text:p>
          </table:table-cell>
          <table:table-cell table:formula="of:=([.B37]*[.$B$298])-([.B37]*[.$B$297])+[.$B$297]" office:value-type="float" office:value="923.99984338" calcext:value-type="float">
            <text:p>923,99984338</text:p>
          </table:table-cell>
          <table:table-cell table:formula="of:=([.C37]*[.$B$298])-([.C37]*[.$B$297])+[.$B$297]" office:value-type="float" office:value="728.9888639" calcext:value-type="float">
            <text:p>728,9888639</text:p>
          </table:table-cell>
          <table:table-cell table:formula="of:=([.D37]-[.E37])^2" office:value-type="float" office:value="38029.2821177489" calcext:value-type="float">
            <text:p>38029,28211774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58849" calcext:value-type="float">
            <text:p>0,0458849</text:p>
          </table:table-cell>
          <table:table-cell office:value-type="float" office:value="0.0772829" calcext:value-type="float">
            <text:p>0,0772829</text:p>
          </table:table-cell>
          <table:table-cell table:formula="of:=([.B38]*[.$B$298])-([.B38]*[.$B$297])+[.$B$297]" office:value-type="float" office:value="184.199903746" calcext:value-type="float">
            <text:p>184,199903746</text:p>
          </table:table-cell>
          <table:table-cell table:formula="of:=([.C38]*[.$B$298])-([.C38]*[.$B$297])+[.$B$297]" office:value-type="float" office:value="312.666076666" calcext:value-type="float">
            <text:p>312,666076666</text:p>
          </table:table-cell>
          <table:table-cell table:formula="of:=([.D38]-[.E38])^2" office:value-type="float" office:value="16503.5575847113" calcext:value-type="float">
            <text:p>16503,55758471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677007" calcext:value-type="float">
            <text:p>0,000677007</text:p>
          </table:table-cell>
          <table:table-cell office:value-type="float" office:value="0.0603381" calcext:value-type="float">
            <text:p>0,0603381</text:p>
          </table:table-cell>
          <table:table-cell table:formula="of:=([.B39]*[.$B$298])-([.B39]*[.$B$297])+[.$B$297]" office:value-type="float" office:value="-0.76999877922" calcext:value-type="float">
            <text:p>-0,7699987792</text:p>
          </table:table-cell>
          <table:table-cell table:formula="of:=([.C39]*[.$B$298])-([.C39]*[.$B$297])+[.$B$297]" office:value-type="float" office:value="243.335749674" calcext:value-type="float">
            <text:p>243,335749674</text:p>
          </table:table-cell>
          <table:table-cell table:formula="of:=([.D39]-[.E39])^2" office:value-type="float" office:value="59587.6164279067" calcext:value-type="float">
            <text:p>59587,61642790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0237894" calcext:value-type="float">
            <text:p>0,0237894</text:p>
          </table:table-cell>
          <table:table-cell table:formula="of:=([.B40]*[.$B$298])-([.B40]*[.$B$297])+[.$B$297]" office:value-type="float" office:value="-3.54" calcext:value-type="float">
            <text:p>-3,54</text:p>
          </table:table-cell>
          <table:table-cell table:formula="of:=([.C40]*[.$B$298])-([.C40]*[.$B$297])+[.$B$297]" office:value-type="float" office:value="93.795281676" calcext:value-type="float">
            <text:p>93,795281676</text:p>
          </table:table-cell>
          <table:table-cell table:formula="of:=([.D40]-[.E40])^2" office:value-type="float" office:value="9474.15705894626" calcext:value-type="float">
            <text:p>9474,15705894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06255" calcext:value-type="float">
            <text:p>0,0206255</text:p>
          </table:table-cell>
          <table:table-cell office:value-type="float" office:value="0.0473003" calcext:value-type="float">
            <text:p>0,0473003</text:p>
          </table:table-cell>
          <table:table-cell table:formula="of:=([.B41]*[.$B$298])-([.B41]*[.$B$297])+[.$B$297]" office:value-type="float" office:value="80.85005827" calcext:value-type="float">
            <text:p>80,85005827</text:p>
          </table:table-cell>
          <table:table-cell table:formula="of:=([.C41]*[.$B$298])-([.C41]*[.$B$297])+[.$B$297]" office:value-type="float" office:value="189.991069462" calcext:value-type="float">
            <text:p>189,991069462</text:p>
          </table:table-cell>
          <table:table-cell table:formula="of:=([.D41]-[.E41])^2" office:value-type="float" office:value="11911.7603240123" calcext:value-type="float">
            <text:p>11911,76032401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50122" calcext:value-type="float">
            <text:p>0,000650122</text:p>
          </table:table-cell>
          <table:table-cell office:value-type="float" office:value="0.0622274" calcext:value-type="float">
            <text:p>0,0622274</text:p>
          </table:table-cell>
          <table:table-cell table:formula="of:=([.B42]*[.$B$298])-([.B42]*[.$B$297])+[.$B$297]" office:value-type="float" office:value="-0.87999983212" calcext:value-type="float">
            <text:p>-0,8799998321</text:p>
          </table:table-cell>
          <table:table-cell table:formula="of:=([.C42]*[.$B$298])-([.C42]*[.$B$297])+[.$B$297]" office:value-type="float" office:value="251.065896196" calcext:value-type="float">
            <text:p>251,065896196</text:p>
          </table:table-cell>
          <table:table-cell table:formula="of:=([.D42]-[.E42])^2" office:value-type="float" office:value="63476.7345254122" calcext:value-type="float">
            <text:p>63476,73452541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0681117" calcext:value-type="float">
            <text:p>0,0681117</text:p>
          </table:table-cell>
          <table:table-cell table:formula="of:=([.B43]*[.$B$298])-([.B43]*[.$B$297])+[.$B$297]" office:value-type="float" office:value="-3.54" calcext:value-type="float">
            <text:p>-3,54</text:p>
          </table:table-cell>
          <table:table-cell table:formula="of:=([.C43]*[.$B$298])-([.C43]*[.$B$297])+[.$B$297]" office:value-type="float" office:value="275.141745018" calcext:value-type="float">
            <text:p>275,141745018</text:p>
          </table:table-cell>
          <table:table-cell table:formula="of:=([.D43]-[.E43])^2" office:value-type="float" office:value="77663.5150062775" calcext:value-type="float">
            <text:p>77663,51500627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0582583" calcext:value-type="float">
            <text:p>0,0582583</text:p>
          </table:table-cell>
          <table:table-cell table:formula="of:=([.B44]*[.$B$298])-([.B44]*[.$B$297])+[.$B$297]" office:value-type="float" office:value="-3.54" calcext:value-type="float">
            <text:p>-3,54</text:p>
          </table:table-cell>
          <table:table-cell table:formula="of:=([.C44]*[.$B$298])-([.C44]*[.$B$297])+[.$B$297]" office:value-type="float" office:value="234.826164782" calcext:value-type="float">
            <text:p>234,826164782</text:p>
          </table:table-cell>
          <table:table-cell table:formula="of:=([.D44]-[.E44])^2" office:value-type="float" office:value="56818.4285128796" calcext:value-type="float">
            <text:p>56818,42851287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0640921" calcext:value-type="float">
            <text:p>0,0640921</text:p>
          </table:table-cell>
          <table:table-cell table:formula="of:=([.B45]*[.$B$298])-([.B45]*[.$B$297])+[.$B$297]" office:value-type="float" office:value="-3.54" calcext:value-type="float">
            <text:p>-3,54</text:p>
          </table:table-cell>
          <table:table-cell table:formula="of:=([.C45]*[.$B$298])-([.C45]*[.$B$297])+[.$B$297]" office:value-type="float" office:value="258.695390834" calcext:value-type="float">
            <text:p>258,695390834</text:p>
          </table:table-cell>
          <table:table-cell table:formula="of:=([.D45]-[.E45])^2" office:value-type="float" office:value="68767.4002058607" calcext:value-type="float">
            <text:p>68767,40020586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555663" calcext:value-type="float">
            <text:p>0,0555663</text:p>
          </table:table-cell>
          <table:table-cell table:formula="of:=([.B46]*[.$B$298])-([.B46]*[.$B$297])+[.$B$297]" office:value-type="float" office:value="-3.490000153738" calcext:value-type="float">
            <text:p>-3,4900001537</text:p>
          </table:table-cell>
          <table:table-cell table:formula="of:=([.C46]*[.$B$298])-([.C46]*[.$B$297])+[.$B$297]" office:value-type="float" office:value="223.811739102" calcext:value-type="float">
            <text:p>223,811739102</text:p>
          </table:table-cell>
          <table:table-cell table:formula="of:=([.D46]-[.E46])^2" office:value-type="float" office:value="51666.0806686835" calcext:value-type="float">
            <text:p>51666,08066868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953186" calcext:value-type="float">
            <text:p>9,53186E-05</text:p>
          </table:table-cell>
          <table:table-cell office:value-type="float" office:value="0.0582648" calcext:value-type="float">
            <text:p>0,0582648</text:p>
          </table:table-cell>
          <table:table-cell table:formula="of:=([.B47]*[.$B$298])-([.B47]*[.$B$297])+[.$B$297]" office:value-type="float" office:value="-3.150000135356" calcext:value-type="float">
            <text:p>-3,1500001354</text:p>
          </table:table-cell>
          <table:table-cell table:formula="of:=([.C47]*[.$B$298])-([.C47]*[.$B$297])+[.$B$297]" office:value-type="float" office:value="234.852759792" calcext:value-type="float">
            <text:p>234,852759792</text:p>
          </table:table-cell>
          <table:table-cell table:formula="of:=([.D47]-[.E47])^2" office:value-type="float" office:value="56645.3137330387" calcext:value-type="float">
            <text:p>56645,31373303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585147" calcext:value-type="float">
            <text:p>0,0585147</text:p>
          </table:table-cell>
          <table:table-cell table:formula="of:=([.B48]*[.$B$298])-([.B48]*[.$B$297])+[.$B$297]" office:value-type="float" office:value="-3.12999905122" calcext:value-type="float">
            <text:p>-3,1299990512</text:p>
          </table:table-cell>
          <table:table-cell table:formula="of:=([.C48]*[.$B$298])-([.C48]*[.$B$297])+[.$B$297]" office:value-type="float" office:value="235.875235638" calcext:value-type="float">
            <text:p>235,875235638</text:p>
          </table:table-cell>
          <table:table-cell table:formula="of:=([.D48]-[.E48])^2" office:value-type="float" office:value="57123.5022088491" calcext:value-type="float">
            <text:p>57123,50220884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585912" calcext:value-type="float">
            <text:p>0,0585912</text:p>
          </table:table-cell>
          <table:table-cell table:formula="of:=([.B49]*[.$B$298])-([.B49]*[.$B$297])+[.$B$297]" office:value-type="float" office:value="-3.54" calcext:value-type="float">
            <text:p>-3,54</text:p>
          </table:table-cell>
          <table:table-cell table:formula="of:=([.C49]*[.$B$298])-([.C49]*[.$B$297])+[.$B$297]" office:value-type="float" office:value="236.188238448" calcext:value-type="float">
            <text:p>236,188238448</text:p>
          </table:table-cell>
          <table:table-cell table:formula="of:=([.D49]-[.E49])^2" office:value-type="float" office:value="57469.6283093811" calcext:value-type="float">
            <text:p>57469,62830938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058418" calcext:value-type="float">
            <text:p>0,058418</text:p>
          </table:table-cell>
          <table:table-cell table:formula="of:=([.B50]*[.$B$298])-([.B50]*[.$B$297])+[.$B$297]" office:value-type="float" office:value="-3.54" calcext:value-type="float">
            <text:p>-3,54</text:p>
          </table:table-cell>
          <table:table-cell table:formula="of:=([.C50]*[.$B$298])-([.C50]*[.$B$297])+[.$B$297]" office:value-type="float" office:value="235.47958372" calcext:value-type="float">
            <text:p>235,47958372</text:p>
          </table:table-cell>
          <table:table-cell table:formula="of:=([.D50]-[.E50])^2" office:value-type="float" office:value="57130.3614016821" calcext:value-type="float">
            <text:p>57130,36140168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583582" calcext:value-type="float">
            <text:p>0,0583582</text:p>
          </table:table-cell>
          <table:table-cell table:formula="of:=([.B51]*[.$B$298])-([.B51]*[.$B$297])+[.$B$297]" office:value-type="float" office:value="-3.54" calcext:value-type="float">
            <text:p>-3,54</text:p>
          </table:table-cell>
          <table:table-cell table:formula="of:=([.C51]*[.$B$298])-([.C51]*[.$B$297])+[.$B$297]" office:value-type="float" office:value="235.234909628" calcext:value-type="float">
            <text:p>235,234909628</text:p>
          </table:table-cell>
          <table:table-cell table:formula="of:=([.D51]-[.E51])^2" office:value-type="float" office:value="57013.4574678596" calcext:value-type="float">
            <text:p>57013,45746785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583494" calcext:value-type="float">
            <text:p>0,0583494</text:p>
          </table:table-cell>
          <table:table-cell table:formula="of:=([.B52]*[.$B$298])-([.B52]*[.$B$297])+[.$B$297]" office:value-type="float" office:value="-3.5199999796644" calcext:value-type="float">
            <text:p>-3,5199999797</text:p>
          </table:table-cell>
          <table:table-cell table:formula="of:=([.C52]*[.$B$298])-([.C52]*[.$B$297])+[.$B$297]" office:value-type="float" office:value="235.198904076" calcext:value-type="float">
            <text:p>235,198904076</text:p>
          </table:table-cell>
          <table:table-cell table:formula="of:=([.D52]-[.E52])^2" office:value-type="float" office:value="56986.7151535375" calcext:value-type="float">
            <text:p>56986,71515353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940477" calcext:value-type="float">
            <text:p>0,00940477</text:p>
          </table:table-cell>
          <table:table-cell office:value-type="float" office:value="0.0583287" calcext:value-type="float">
            <text:p>0,0583287</text:p>
          </table:table-cell>
          <table:table-cell table:formula="of:=([.B53]*[.$B$298])-([.B53]*[.$B$297])+[.$B$297]" office:value-type="float" office:value="34.9399926458" calcext:value-type="float">
            <text:p>34,9399926458</text:p>
          </table:table-cell>
          <table:table-cell table:formula="of:=([.C53]*[.$B$298])-([.C53]*[.$B$297])+[.$B$297]" office:value-type="float" office:value="235.114209198" calcext:value-type="float">
            <text:p>235,114209198</text:p>
          </table:table-cell>
          <table:table-cell table:formula="of:=([.D53]-[.E53])^2" office:value-type="float" office:value="40069.7169722871" calcext:value-type="float">
            <text:p>40069,716972287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575676" calcext:value-type="float">
            <text:p>0,0575676</text:p>
          </table:table-cell>
          <table:table-cell office:value-type="float" office:value="0.0749488" calcext:value-type="float">
            <text:p>0,0749488</text:p>
          </table:table-cell>
          <table:table-cell table:formula="of:=([.B54]*[.$B$298])-([.B54]*[.$B$297])+[.$B$297]" office:value-type="float" office:value="232.000138104" calcext:value-type="float">
            <text:p>232,000138104</text:p>
          </table:table-cell>
          <table:table-cell table:formula="of:=([.C54]*[.$B$298])-([.C54]*[.$B$297])+[.$B$297]" office:value-type="float" office:value="303.116013152" calcext:value-type="float">
            <text:p>303,116013152</text:p>
          </table:table-cell>
          <table:table-cell table:formula="of:=([.D54]-[.E54])^2" office:value-type="float" office:value="5057.46768384274" calcext:value-type="float">
            <text:p>5057,46768384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0814" calcext:value-type="float">
            <text:p>0,330814</text:p>
          </table:table-cell>
          <table:table-cell office:value-type="float" office:value="0.159042" calcext:value-type="float">
            <text:p>0,159042</text:p>
          </table:table-cell>
          <table:table-cell table:formula="of:=([.B55]*[.$B$298])-([.B55]*[.$B$297])+[.$B$297]" office:value-type="float" office:value="1349.99871356" calcext:value-type="float">
            <text:p>1349,99871356</text:p>
          </table:table-cell>
          <table:table-cell table:formula="of:=([.C55]*[.$B$298])-([.C55]*[.$B$297])+[.$B$297]" office:value-type="float" office:value="647.18670468" calcext:value-type="float">
            <text:p>647,18670468</text:p>
          </table:table-cell>
          <table:table-cell table:formula="of:=([.D55]-[.E55])^2" office:value-type="float" office:value="493944.719825941" calcext:value-type="float">
            <text:p>493944,7198259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67156" calcext:value-type="float">
            <text:p>0,567156</text:p>
          </table:table-cell>
          <table:table-cell office:value-type="float" office:value="0.414214" calcext:value-type="float">
            <text:p>0,414214</text:p>
          </table:table-cell>
          <table:table-cell table:formula="of:=([.B56]*[.$B$298])-([.B56]*[.$B$297])+[.$B$297]" office:value-type="float" office:value="2317.00146024" calcext:value-type="float">
            <text:p>2317,00146024</text:p>
          </table:table-cell>
          <table:table-cell table:formula="of:=([.C56]*[.$B$298])-([.C56]*[.$B$297])+[.$B$297]" office:value-type="float" office:value="1691.23314956" calcext:value-type="float">
            <text:p>1691,23314956</text:p>
          </table:table-cell>
          <table:table-cell table:formula="of:=([.D56]-[.E56])^2" office:value-type="float" office:value="391585.978651301" calcext:value-type="float">
            <text:p>391585,9786513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34085" calcext:value-type="float">
            <text:p>0,734085</text:p>
          </table:table-cell>
          <table:table-cell office:value-type="float" office:value="0.557233" calcext:value-type="float">
            <text:p>0,557233</text:p>
          </table:table-cell>
          <table:table-cell table:formula="of:=([.B57]*[.$B$298])-([.B57]*[.$B$297])+[.$B$297]" office:value-type="float" office:value="2999.9981409" calcext:value-type="float">
            <text:p>2999,9981409</text:p>
          </table:table-cell>
          <table:table-cell table:formula="of:=([.C57]*[.$B$298])-([.C57]*[.$B$297])+[.$B$297]" office:value-type="float" office:value="2276.40110882" calcext:value-type="float">
            <text:p>2276,40110882</text:p>
          </table:table-cell>
          <table:table-cell table:formula="of:=([.D57]-[.E57])^2" office:value-type="float" office:value="523592.664834985" calcext:value-type="float">
            <text:p>523592,6648349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71686" calcext:value-type="float">
            <text:p>0,871686</text:p>
          </table:table-cell>
          <table:table-cell office:value-type="float" office:value="0.664627" calcext:value-type="float">
            <text:p>0,664627</text:p>
          </table:table-cell>
          <table:table-cell table:formula="of:=([.B58]*[.$B$298])-([.B58]*[.$B$297])+[.$B$297]" office:value-type="float" office:value="3562.99813644" calcext:value-type="float">
            <text:p>3562,99813644</text:p>
          </table:table-cell>
          <table:table-cell table:formula="of:=([.C58]*[.$B$298])-([.C58]*[.$B$297])+[.$B$297]" office:value-type="float" office:value="2715.80795558" calcext:value-type="float">
            <text:p>2715,80795558</text:p>
          </table:table-cell>
          <table:table-cell table:formula="of:=([.D58]-[.E58])^2" office:value-type="float" office:value="717731.202545599" calcext:value-type="float">
            <text:p>717731,2025455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57755" calcext:value-type="float">
            <text:p>0,857755</text:p>
          </table:table-cell>
          <table:table-cell office:value-type="float" office:value="0.817537" calcext:value-type="float">
            <text:p>0,817537</text:p>
          </table:table-cell>
          <table:table-cell table:formula="of:=([.B59]*[.$B$298])-([.B59]*[.$B$297])+[.$B$297]" office:value-type="float" office:value="3505.9988927" calcext:value-type="float">
            <text:p>3505,9988927</text:p>
          </table:table-cell>
          <table:table-cell table:formula="of:=([.C59]*[.$B$298])-([.C59]*[.$B$297])+[.$B$297]" office:value-type="float" office:value="3341.44533698" calcext:value-type="float">
            <text:p>3341,44533698</text:p>
          </table:table-cell>
          <table:table-cell table:formula="of:=([.D59]-[.E59])^2" office:value-type="float" office:value="27077.8727000952" calcext:value-type="float">
            <text:p>27077,87270009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32299" calcext:value-type="float">
            <text:p>0,932299</text:p>
          </table:table-cell>
          <table:table-cell office:value-type="float" office:value="0.717791" calcext:value-type="float">
            <text:p>0,717791</text:p>
          </table:table-cell>
          <table:table-cell table:formula="of:=([.B60]*[.$B$298])-([.B60]*[.$B$297])+[.$B$297]" office:value-type="float" office:value="3810.99865046" calcext:value-type="float">
            <text:p>3810,99865046</text:p>
          </table:table-cell>
          <table:table-cell table:formula="of:=([.C60]*[.$B$298])-([.C60]*[.$B$297])+[.$B$297]" office:value-type="float" office:value="2933.33058814" calcext:value-type="float">
            <text:p>2933,33058814</text:p>
          </table:table-cell>
          <table:table-cell table:formula="of:=([.D60]-[.E60])^2" office:value-type="float" office:value="770301.227616543" calcext:value-type="float">
            <text:p>770301,2276165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28426" calcext:value-type="float">
            <text:p>0,828426</text:p>
          </table:table-cell>
          <table:table-cell office:value-type="float" office:value="0.759798" calcext:value-type="float">
            <text:p>0,759798</text:p>
          </table:table-cell>
          <table:table-cell table:formula="of:=([.B61]*[.$B$298])-([.B61]*[.$B$297])+[.$B$297]" office:value-type="float" office:value="3385.99811604" calcext:value-type="float">
            <text:p>3385,99811604</text:p>
          </table:table-cell>
          <table:table-cell table:formula="of:=([.C61]*[.$B$298])-([.C61]*[.$B$297])+[.$B$297]" office:value-type="float" office:value="3105.20390892" calcext:value-type="float">
            <text:p>3105,20390892</text:p>
          </table:table-cell>
          <table:table-cell table:formula="of:=([.D61]-[.E61])^2" office:value-type="float" office:value="78845.3867521495" calcext:value-type="float">
            <text:p>78845,38675214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496" calcext:value-type="float">
            <text:p>0,68496</text:p>
          </table:table-cell>
          <table:table-cell office:value-type="float" office:value="0.551331" calcext:value-type="float">
            <text:p>0,551331</text:p>
          </table:table-cell>
          <table:table-cell table:formula="of:=([.B62]*[.$B$298])-([.B62]*[.$B$297])+[.$B$297]" office:value-type="float" office:value="2799.0012384" calcext:value-type="float">
            <text:p>2799,0012384</text:p>
          </table:table-cell>
          <table:table-cell table:formula="of:=([.C62]*[.$B$298])-([.C62]*[.$B$297])+[.$B$297]" office:value-type="float" office:value="2252.25283974" calcext:value-type="float">
            <text:p>2252,25283974</text:p>
          </table:table-cell>
          <table:table-cell table:formula="of:=([.D62]-[.E62])^2" office:value-type="float" office:value="298933.811437274" calcext:value-type="float">
            <text:p>298933,8114372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03365" calcext:value-type="float">
            <text:p>0,503365</text:p>
          </table:table-cell>
          <table:table-cell office:value-type="float" office:value="0.391671" calcext:value-type="float">
            <text:p>0,391671</text:p>
          </table:table-cell>
          <table:table-cell table:formula="of:=([.B63]*[.$B$298])-([.B63]*[.$B$297])+[.$B$297]" office:value-type="float" office:value="2055.9980321" calcext:value-type="float">
            <text:p>2055,9980321</text:p>
          </table:table-cell>
          <table:table-cell table:formula="of:=([.C63]*[.$B$298])-([.C63]*[.$B$297])+[.$B$297]" office:value-type="float" office:value="1598.99756334" calcext:value-type="float">
            <text:p>1598,99756334</text:p>
          </table:table-cell>
          <table:table-cell table:formula="of:=([.D63]-[.E63])^2" office:value-type="float" office:value="208849.42844686" calcext:value-type="float">
            <text:p>208849,428446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45174" calcext:value-type="float">
            <text:p>0,245174</text:p>
          </table:table-cell>
          <table:table-cell office:value-type="float" office:value="0.231608" calcext:value-type="float">
            <text:p>0,231608</text:p>
          </table:table-cell>
          <table:table-cell table:formula="of:=([.B64]*[.$B$298])-([.B64]*[.$B$297])+[.$B$297]" office:value-type="float" office:value="999.59922796" calcext:value-type="float">
            <text:p>999,59922796</text:p>
          </table:table-cell>
          <table:table-cell table:formula="of:=([.C64]*[.$B$298])-([.C64]*[.$B$297])+[.$B$297]" office:value-type="float" office:value="944.09339632" calcext:value-type="float">
            <text:p>944,09339632</text:p>
          </table:table-cell>
          <table:table-cell table:formula="of:=([.D64]-[.E64])^2" office:value-type="float" office:value="3080.89734604801" calcext:value-type="float">
            <text:p>3080,8973460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699003" calcext:value-type="float">
            <text:p>0,000699003</text:p>
          </table:table-cell>
          <table:table-cell office:value-type="float" office:value="0.0780646" calcext:value-type="float">
            <text:p>0,0780646</text:p>
          </table:table-cell>
          <table:table-cell table:formula="of:=([.B65]*[.$B$298])-([.B65]*[.$B$297])+[.$B$297]" office:value-type="float" office:value="-0.68000126538" calcext:value-type="float">
            <text:p>-0,6800012654</text:p>
          </table:table-cell>
          <table:table-cell table:formula="of:=([.C65]*[.$B$298])-([.C65]*[.$B$297])+[.$B$297]" office:value-type="float" office:value="315.864433484" calcext:value-type="float">
            <text:p>315,864433484</text:p>
          </table:table-cell>
          <table:table-cell table:formula="of:=([.D65]-[.E65])^2" office:value-type="float" office:value="100200.379170804" calcext:value-type="float">
            <text:p>100200,3791708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036612" calcext:value-type="float">
            <text:p>0,036612</text:p>
          </table:table-cell>
          <table:table-cell table:formula="of:=([.B66]*[.$B$298])-([.B66]*[.$B$297])+[.$B$297]" office:value-type="float" office:value="-3.54" calcext:value-type="float">
            <text:p>-3,54</text:p>
          </table:table-cell>
          <table:table-cell table:formula="of:=([.C66]*[.$B$298])-([.C66]*[.$B$297])+[.$B$297]" office:value-type="float" office:value="146.25946248" calcext:value-type="float">
            <text:p>146,25946248</text:p>
          </table:table-cell>
          <table:table-cell table:formula="of:=([.D66]-[.E66])^2" office:value-type="float" office:value="22439.8789592969" calcext:value-type="float">
            <text:p>22439,87895929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00798279" calcext:value-type="float">
            <text:p>0,00798279</text:p>
          </table:table-cell>
          <table:table-cell table:formula="of:=([.B67]*[.$B$298])-([.B67]*[.$B$297])+[.$B$297]" office:value-type="float" office:value="-3.54" calcext:value-type="float">
            <text:p>-3,54</text:p>
          </table:table-cell>
          <table:table-cell table:formula="of:=([.C67]*[.$B$298])-([.C67]*[.$B$297])+[.$B$297]" office:value-type="float" office:value="29.1219045966" calcext:value-type="float">
            <text:p>29,1219045966</text:p>
          </table:table-cell>
          <table:table-cell table:formula="of:=([.D67]-[.E67])^2" office:value-type="float" office:value="1066.8000118774" calcext:value-type="float">
            <text:p>1066,80001187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0215795" calcext:value-type="float">
            <text:p>0,0215795</text:p>
          </table:table-cell>
          <table:table-cell table:formula="of:=([.B68]*[.$B$298])-([.B68]*[.$B$297])+[.$B$297]" office:value-type="float" office:value="-3.54" calcext:value-type="float">
            <text:p>-3,54</text:p>
          </table:table-cell>
          <table:table-cell table:formula="of:=([.C68]*[.$B$298])-([.C68]*[.$B$297])+[.$B$297]" office:value-type="float" office:value="84.75338743" calcext:value-type="float">
            <text:p>84,75338743</text:p>
          </table:table-cell>
          <table:table-cell table:formula="of:=([.D68]-[.E68])^2" office:value-type="float" office:value="7795.72226386408" calcext:value-type="float">
            <text:p>7795,72226386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0185849" calcext:value-type="float">
            <text:p>0,0185849</text:p>
          </table:table-cell>
          <table:table-cell table:formula="of:=([.B69]*[.$B$298])-([.B69]*[.$B$297])+[.$B$297]" office:value-type="float" office:value="-3.54" calcext:value-type="float">
            <text:p>-3,54</text:p>
          </table:table-cell>
          <table:table-cell table:formula="of:=([.C69]*[.$B$298])-([.C69]*[.$B$297])+[.$B$297]" office:value-type="float" office:value="72.500861746" calcext:value-type="float">
            <text:p>72,500861746</text:p>
          </table:table-cell>
          <table:table-cell table:formula="of:=([.D69]-[.E69])^2" office:value-type="float" office:value="5782.21265507429" calcext:value-type="float">
            <text:p>5782,21265507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058236" calcext:value-type="float">
            <text:p>0,058236</text:p>
          </table:table-cell>
          <table:table-cell table:formula="of:=([.B70]*[.$B$298])-([.B70]*[.$B$297])+[.$B$297]" office:value-type="float" office:value="-3.54" calcext:value-type="float">
            <text:p>-3,54</text:p>
          </table:table-cell>
          <table:table-cell table:formula="of:=([.C70]*[.$B$298])-([.C70]*[.$B$297])+[.$B$297]" office:value-type="float" office:value="234.73492344" calcext:value-type="float">
            <text:p>234,73492344</text:p>
          </table:table-cell>
          <table:table-cell table:formula="of:=([.D70]-[.E70])^2" office:value-type="float" office:value="56774.9391403379" calcext:value-type="float">
            <text:p>56774,93914033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58334" calcext:value-type="float">
            <text:p>0,058334</text:p>
          </table:table-cell>
          <table:table-cell table:formula="of:=([.B71]*[.$B$298])-([.B71]*[.$B$297])+[.$B$297]" office:value-type="float" office:value="-3.54" calcext:value-type="float">
            <text:p>-3,54</text:p>
          </table:table-cell>
          <table:table-cell table:formula="of:=([.C71]*[.$B$298])-([.C71]*[.$B$297])+[.$B$297]" office:value-type="float" office:value="235.13589436" calcext:value-type="float">
            <text:p>235,13589436</text:p>
          </table:table-cell>
          <table:table-cell table:formula="of:=([.D71]-[.E71])^2" office:value-type="float" office:value="56966.1825485459" calcext:value-type="float">
            <text:p>56966,18254854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058334" calcext:value-type="float">
            <text:p>0,058334</text:p>
          </table:table-cell>
          <table:table-cell table:formula="of:=([.B72]*[.$B$298])-([.B72]*[.$B$297])+[.$B$297]" office:value-type="float" office:value="-3.54" calcext:value-type="float">
            <text:p>-3,54</text:p>
          </table:table-cell>
          <table:table-cell table:formula="of:=([.C72]*[.$B$298])-([.C72]*[.$B$297])+[.$B$297]" office:value-type="float" office:value="235.13589436" calcext:value-type="float">
            <text:p>235,13589436</text:p>
          </table:table-cell>
          <table:table-cell table:formula="of:=([.D72]-[.E72])^2" office:value-type="float" office:value="56966.1825485459" calcext:value-type="float">
            <text:p>56966,18254854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058334" calcext:value-type="float">
            <text:p>0,058334</text:p>
          </table:table-cell>
          <table:table-cell table:formula="of:=([.B73]*[.$B$298])-([.B73]*[.$B$297])+[.$B$297]" office:value-type="float" office:value="-3.54" calcext:value-type="float">
            <text:p>-3,54</text:p>
          </table:table-cell>
          <table:table-cell table:formula="of:=([.C73]*[.$B$298])-([.C73]*[.$B$297])+[.$B$297]" office:value-type="float" office:value="235.13589436" calcext:value-type="float">
            <text:p>235,13589436</text:p>
          </table:table-cell>
          <table:table-cell table:formula="of:=([.D73]-[.E73])^2" office:value-type="float" office:value="56966.1825485459" calcext:value-type="float">
            <text:p>56966,18254854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058334" calcext:value-type="float">
            <text:p>0,058334</text:p>
          </table:table-cell>
          <table:table-cell table:formula="of:=([.B74]*[.$B$298])-([.B74]*[.$B$297])+[.$B$297]" office:value-type="float" office:value="-3.54" calcext:value-type="float">
            <text:p>-3,54</text:p>
          </table:table-cell>
          <table:table-cell table:formula="of:=([.C74]*[.$B$298])-([.C74]*[.$B$297])+[.$B$297]" office:value-type="float" office:value="235.13589436" calcext:value-type="float">
            <text:p>235,13589436</text:p>
          </table:table-cell>
          <table:table-cell table:formula="of:=([.D74]-[.E74])^2" office:value-type="float" office:value="56966.1825485459" calcext:value-type="float">
            <text:p>56966,18254854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58334" calcext:value-type="float">
            <text:p>0,058334</text:p>
          </table:table-cell>
          <table:table-cell table:formula="of:=([.B75]*[.$B$298])-([.B75]*[.$B$297])+[.$B$297]" office:value-type="float" office:value="-3.510000010412" calcext:value-type="float">
            <text:p>-3,5100000104</text:p>
          </table:table-cell>
          <table:table-cell table:formula="of:=([.C75]*[.$B$298])-([.C75]*[.$B$297])+[.$B$297]" office:value-type="float" office:value="235.13589436" calcext:value-type="float">
            <text:p>235,13589436</text:p>
          </table:table-cell>
          <table:table-cell table:formula="of:=([.D75]-[.E75])^2" office:value-type="float" office:value="56951.8628998539" calcext:value-type="float">
            <text:p>56951,86289985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797744" calcext:value-type="float">
            <text:p>0,00797744</text:p>
          </table:table-cell>
          <table:table-cell office:value-type="float" office:value="0.0583471" calcext:value-type="float">
            <text:p>0,0583471</text:p>
          </table:table-cell>
          <table:table-cell table:formula="of:=([.B76]*[.$B$298])-([.B76]*[.$B$297])+[.$B$297]" office:value-type="float" office:value="29.1000148576" calcext:value-type="float">
            <text:p>29,1000148576</text:p>
          </table:table-cell>
          <table:table-cell table:formula="of:=([.C76]*[.$B$298])-([.C76]*[.$B$297])+[.$B$297]" office:value-type="float" office:value="235.189493534" calcext:value-type="float">
            <text:p>235,189493534</text:p>
          </table:table-cell>
          <table:table-cell table:formula="of:=([.D76]-[.E76])^2" office:value-type="float" office:value="42472.8732211103" calcext:value-type="float">
            <text:p>42472,87322111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79511" calcext:value-type="float">
            <text:p>0,0779511</text:p>
          </table:table-cell>
          <table:table-cell office:value-type="float" office:value="0.0724603" calcext:value-type="float">
            <text:p>0,0724603</text:p>
          </table:table-cell>
          <table:table-cell table:formula="of:=([.B77]*[.$B$298])-([.B77]*[.$B$297])+[.$B$297]" office:value-type="float" office:value="315.400043694" calcext:value-type="float">
            <text:p>315,400043694</text:p>
          </table:table-cell>
          <table:table-cell table:formula="of:=([.C77]*[.$B$298])-([.C77]*[.$B$297])+[.$B$297]" office:value-type="float" office:value="292.934215862" calcext:value-type="float">
            <text:p>292,934215862</text:p>
          </table:table-cell>
          <table:table-cell table:formula="of:=([.D77]-[.E77])^2" office:value-type="float" office:value="504.713420177069" calcext:value-type="float">
            <text:p>504,71342017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30645" calcext:value-type="float">
            <text:p>0,130645</text:p>
          </table:table-cell>
          <table:table-cell office:value-type="float" office:value="0.18708" calcext:value-type="float">
            <text:p>0,18708</text:p>
          </table:table-cell>
          <table:table-cell table:formula="of:=([.B78]*[.$B$298])-([.B78]*[.$B$297])+[.$B$297]" office:value-type="float" office:value="530.9992433" calcext:value-type="float">
            <text:p>530,9992433</text:p>
          </table:table-cell>
          <table:table-cell table:formula="of:=([.C78]*[.$B$298])-([.C78]*[.$B$297])+[.$B$297]" office:value-type="float" office:value="761.9053032" calcext:value-type="float">
            <text:p>761,9053032</text:p>
          </table:table-cell>
          <table:table-cell table:formula="of:=([.D78]-[.E78])^2" office:value-type="float" office:value="53317.6084985425" calcext:value-type="float">
            <text:p>53317,60849854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33712" calcext:value-type="float">
            <text:p>0,233712</text:p>
          </table:table-cell>
          <table:table-cell office:value-type="float" office:value="0.279258" calcext:value-type="float">
            <text:p>0,279258</text:p>
          </table:table-cell>
          <table:table-cell table:formula="of:=([.B79]*[.$B$298])-([.B79]*[.$B$297])+[.$B$297]" office:value-type="float" office:value="952.70199648" calcext:value-type="float">
            <text:p>952,70199648</text:p>
          </table:table-cell>
          <table:table-cell table:formula="of:=([.C79]*[.$B$298])-([.C79]*[.$B$297])+[.$B$297]" office:value-type="float" office:value="1139.05527732" calcext:value-type="float">
            <text:p>1139,05527732</text:p>
          </table:table-cell>
          <table:table-cell table:formula="of:=([.D79]-[.E79])^2" office:value-type="float" office:value="34727.5452798319" calcext:value-type="float">
            <text:p>34727,54527983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74112" calcext:value-type="float">
            <text:p>0,274112</text:p>
          </table:table-cell>
          <table:table-cell office:value-type="float" office:value="0.379471" calcext:value-type="float">
            <text:p>0,379471</text:p>
          </table:table-cell>
          <table:table-cell table:formula="of:=([.B80]*[.$B$298])-([.B80]*[.$B$297])+[.$B$297]" office:value-type="float" office:value="1118.00021248" calcext:value-type="float">
            <text:p>1118,00021248</text:p>
          </table:table-cell>
          <table:table-cell table:formula="of:=([.C80]*[.$B$298])-([.C80]*[.$B$297])+[.$B$297]" office:value-type="float" office:value="1549.08077534" calcext:value-type="float">
            <text:p>1549,08077534</text:p>
          </table:table-cell>
          <table:table-cell table:formula="of:=([.D80]-[.E80])^2" office:value-type="float" office:value="185830.451675695" calcext:value-type="float">
            <text:p>185830,4516756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55217" calcext:value-type="float">
            <text:p>0,455217</text:p>
          </table:table-cell>
          <table:table-cell office:value-type="float" office:value="0.395046" calcext:value-type="float">
            <text:p>0,395046</text:p>
          </table:table-cell>
          <table:table-cell table:formula="of:=([.B81]*[.$B$298])-([.B81]*[.$B$297])+[.$B$297]" office:value-type="float" office:value="1858.99856418" calcext:value-type="float">
            <text:p>1858,99856418</text:p>
          </table:table-cell>
          <table:table-cell table:formula="of:=([.C81]*[.$B$298])-([.C81]*[.$B$297])+[.$B$297]" office:value-type="float" office:value="1612.80651084" calcext:value-type="float">
            <text:p>1612,80651084</text:p>
          </table:table-cell>
          <table:table-cell table:formula="of:=([.D81]-[.E81])^2" office:value-type="float" office:value="60610.5271277653" calcext:value-type="float">
            <text:p>60610,52712776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60557" calcext:value-type="float">
            <text:p>0,560557</text:p>
          </table:table-cell>
          <table:table-cell office:value-type="float" office:value="0.513927" calcext:value-type="float">
            <text:p>0,513927</text:p>
          </table:table-cell>
          <table:table-cell table:formula="of:=([.B82]*[.$B$298])-([.B82]*[.$B$297])+[.$B$297]" office:value-type="float" office:value="2290.00138778" calcext:value-type="float">
            <text:p>2290,00138778</text:p>
          </table:table-cell>
          <table:table-cell table:formula="of:=([.C82]*[.$B$298])-([.C82]*[.$B$297])+[.$B$297]" office:value-type="float" office:value="2099.21287758" calcext:value-type="float">
            <text:p>2099,21287758</text:p>
          </table:table-cell>
          <table:table-cell table:formula="of:=([.D82]-[.E82])^2" office:value-type="float" office:value="36400.2556243355" calcext:value-type="float">
            <text:p>36400,25562433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40064" calcext:value-type="float">
            <text:p>0,440064</text:p>
          </table:table-cell>
          <table:table-cell office:value-type="float" office:value="0.547785" calcext:value-type="float">
            <text:p>0,547785</text:p>
          </table:table-cell>
          <table:table-cell table:formula="of:=([.B83]*[.$B$298])-([.B83]*[.$B$297])+[.$B$297]" office:value-type="float" office:value="1796.99945856" calcext:value-type="float">
            <text:p>1796,99945856</text:p>
          </table:table-cell>
          <table:table-cell table:formula="of:=([.C83]*[.$B$298])-([.C83]*[.$B$297])+[.$B$297]" office:value-type="float" office:value="2237.7442389" calcext:value-type="float">
            <text:p>2237,7442389</text:p>
          </table:table-cell>
          <table:table-cell table:formula="of:=([.D83]-[.E83])^2" office:value-type="float" office:value="194255.961396955" calcext:value-type="float">
            <text:p>194255,9613969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94811" calcext:value-type="float">
            <text:p>0,494811</text:p>
          </table:table-cell>
          <table:table-cell office:value-type="float" office:value="0.395895" calcext:value-type="float">
            <text:p>0,395895</text:p>
          </table:table-cell>
          <table:table-cell table:formula="of:=([.B84]*[.$B$298])-([.B84]*[.$B$297])+[.$B$297]" office:value-type="float" office:value="2020.99899894" calcext:value-type="float">
            <text:p>2020,99899894</text:p>
          </table:table-cell>
          <table:table-cell table:formula="of:=([.C84]*[.$B$298])-([.C84]*[.$B$297])+[.$B$297]" office:value-type="float" office:value="1616.2802283" calcext:value-type="float">
            <text:p>1616,2802283</text:p>
          </table:table-cell>
          <table:table-cell table:formula="of:=([.D84]-[.E84])^2" office:value-type="float" office:value="163797.283308353" calcext:value-type="float">
            <text:p>163797,2833083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40102" calcext:value-type="float">
            <text:p>0,340102</text:p>
          </table:table-cell>
          <table:table-cell office:value-type="float" office:value="0.441282" calcext:value-type="float">
            <text:p>0,441282</text:p>
          </table:table-cell>
          <table:table-cell table:formula="of:=([.B85]*[.$B$298])-([.B85]*[.$B$297])+[.$B$297]" office:value-type="float" office:value="1388.00093708" calcext:value-type="float">
            <text:p>1388,00093708</text:p>
          </table:table-cell>
          <table:table-cell table:formula="of:=([.C85]*[.$B$298])-([.C85]*[.$B$297])+[.$B$297]" office:value-type="float" office:value="1801.98295428" calcext:value-type="float">
            <text:p>1801,98295428</text:p>
          </table:table-cell>
          <table:table-cell table:formula="of:=([.D85]-[.E85])^2" office:value-type="float" office:value="171381.110564981" calcext:value-type="float">
            <text:p>171381,1105649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1895" calcext:value-type="float">
            <text:p>0,381895</text:p>
          </table:table-cell>
          <table:table-cell office:value-type="float" office:value="0.220309" calcext:value-type="float">
            <text:p>0,220309</text:p>
          </table:table-cell>
          <table:table-cell table:formula="of:=([.B86]*[.$B$298])-([.B86]*[.$B$297])+[.$B$297]" office:value-type="float" office:value="1558.9986683" calcext:value-type="float">
            <text:p>1558,9986683</text:p>
          </table:table-cell>
          <table:table-cell table:formula="of:=([.C86]*[.$B$298])-([.C86]*[.$B$297])+[.$B$297]" office:value-type="float" office:value="897.86308586" calcext:value-type="float">
            <text:p>897,86308586</text:p>
          </table:table-cell>
          <table:table-cell table:formula="of:=([.D86]-[.E86])^2" office:value-type="float" office:value="437100.258368278" calcext:value-type="float">
            <text:p>437100,2583682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08538" calcext:value-type="float">
            <text:p>0,208538</text:p>
          </table:table-cell>
          <table:table-cell office:value-type="float" office:value="0.245117" calcext:value-type="float">
            <text:p>0,245117</text:p>
          </table:table-cell>
          <table:table-cell table:formula="of:=([.B87]*[.$B$298])-([.B87]*[.$B$297])+[.$B$297]" office:value-type="float" office:value="849.70156852" calcext:value-type="float">
            <text:p>849,70156852</text:p>
          </table:table-cell>
          <table:table-cell table:formula="of:=([.C87]*[.$B$298])-([.C87]*[.$B$297])+[.$B$297]" office:value-type="float" office:value="999.36601018" calcext:value-type="float">
            <text:p>999,36601018</text:p>
          </table:table-cell>
          <table:table-cell table:formula="of:=([.D87]-[.E87])^2" office:value-type="float" office:value="22399.4450973996" calcext:value-type="float">
            <text:p>22399,44509739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525817" calcext:value-type="float">
            <text:p>0,0525817</text:p>
          </table:table-cell>
          <table:table-cell office:value-type="float" office:value="0.152112" calcext:value-type="float">
            <text:p>0,152112</text:p>
          </table:table-cell>
          <table:table-cell table:formula="of:=([.B88]*[.$B$298])-([.B88]*[.$B$297])+[.$B$297]" office:value-type="float" office:value="211.600128818" calcext:value-type="float">
            <text:p>211,600128818</text:p>
          </table:table-cell>
          <table:table-cell table:formula="of:=([.C88]*[.$B$298])-([.C88]*[.$B$297])+[.$B$297]" office:value-type="float" office:value="618.83233248" calcext:value-type="float">
            <text:p>618,83233248</text:p>
          </table:table-cell>
          <table:table-cell table:formula="of:=([.D88]-[.E88])^2" office:value-type="float" office:value="165838.067699409" calcext:value-type="float">
            <text:p>165838,0676994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816318" calcext:value-type="float">
            <text:p>0,000816318</text:p>
          </table:table-cell>
          <table:table-cell office:value-type="float" office:value="0.0727097" calcext:value-type="float">
            <text:p>0,0727097</text:p>
          </table:table-cell>
          <table:table-cell table:formula="of:=([.B89]*[.$B$298])-([.B89]*[.$B$297])+[.$B$297]" office:value-type="float" office:value="-0.20000225028" calcext:value-type="float">
            <text:p>-0,2000022503</text:p>
          </table:table-cell>
          <table:table-cell table:formula="of:=([.C89]*[.$B$298])-([.C89]*[.$B$297])+[.$B$297]" office:value-type="float" office:value="293.954645938" calcext:value-type="float">
            <text:p>293,954645938</text:p>
          </table:table-cell>
          <table:table-cell table:formula="of:=([.D89]-[.E89])^2" office:value-type="float" office:value="86526.9570507708" calcext:value-type="float">
            <text:p>86526,957050770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841457" calcext:value-type="float">
            <text:p>0,0841457</text:p>
          </table:table-cell>
          <table:table-cell table:formula="of:=([.B90]*[.$B$298])-([.B90]*[.$B$297])+[.$B$297]" office:value-type="float" office:value="-3.54" calcext:value-type="float">
            <text:p>-3,54</text:p>
          </table:table-cell>
          <table:table-cell table:formula="of:=([.C90]*[.$B$298])-([.C90]*[.$B$297])+[.$B$297]" office:value-type="float" office:value="340.745497378" calcext:value-type="float">
            <text:p>340,745497378</text:p>
          </table:table-cell>
          <table:table-cell table:formula="of:=([.D90]-[.E90])^2" office:value-type="float" office:value="118532.503704817" calcext:value-type="float">
            <text:p>118532,5037048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378157" calcext:value-type="float">
            <text:p>0,0378157</text:p>
          </table:table-cell>
          <table:table-cell table:formula="of:=([.B91]*[.$B$298])-([.B91]*[.$B$297])+[.$B$297]" office:value-type="float" office:value="-3.54" calcext:value-type="float">
            <text:p>-3,54</text:p>
          </table:table-cell>
          <table:table-cell table:formula="of:=([.C91]*[.$B$298])-([.C91]*[.$B$297])+[.$B$297]" office:value-type="float" office:value="151.184449178" calcext:value-type="float">
            <text:p>151,184449178</text:p>
          </table:table-cell>
          <table:table-cell table:formula="of:=([.D91]-[.E91])^2" office:value-type="float" office:value="23939.6551734355" calcext:value-type="float">
            <text:p>23939,65517343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0379076" calcext:value-type="float">
            <text:p>0,0379076</text:p>
          </table:table-cell>
          <table:table-cell table:formula="of:=([.B92]*[.$B$298])-([.B92]*[.$B$297])+[.$B$297]" office:value-type="float" office:value="-3.54" calcext:value-type="float">
            <text:p>-3,54</text:p>
          </table:table-cell>
          <table:table-cell table:formula="of:=([.C92]*[.$B$298])-([.C92]*[.$B$297])+[.$B$297]" office:value-type="float" office:value="151.560461704" calcext:value-type="float">
            <text:p>151,560461704</text:p>
          </table:table-cell>
          <table:table-cell table:formula="of:=([.D92]-[.E92])^2" office:value-type="float" office:value="24056.153220794" calcext:value-type="float">
            <text:p>24056,1532207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0508004" calcext:value-type="float">
            <text:p>0,0508004</text:p>
          </table:table-cell>
          <table:table-cell table:formula="of:=([.B93]*[.$B$298])-([.B93]*[.$B$297])+[.$B$297]" office:value-type="float" office:value="-3.54" calcext:value-type="float">
            <text:p>-3,54</text:p>
          </table:table-cell>
          <table:table-cell table:formula="of:=([.C93]*[.$B$298])-([.C93]*[.$B$297])+[.$B$297]" office:value-type="float" office:value="204.311868616" calcext:value-type="float">
            <text:p>204,311868616</text:p>
          </table:table-cell>
          <table:table-cell table:formula="of:=([.D93]-[.E93])^2" office:value-type="float" office:value="43202.3992871629" calcext:value-type="float">
            <text:p>43202,39928716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391051" calcext:value-type="float">
            <text:p>3,91051E-05</text:p>
          </table:table-cell>
          <table:table-cell office:value-type="float" office:value="0.0582196" calcext:value-type="float">
            <text:p>0,0582196</text:p>
          </table:table-cell>
          <table:table-cell table:formula="of:=([.B94]*[.$B$298])-([.B94]*[.$B$297])+[.$B$297]" office:value-type="float" office:value="-3.379999919146" calcext:value-type="float">
            <text:p>-3,3799999191</text:p>
          </table:table-cell>
          <table:table-cell table:formula="of:=([.C94]*[.$B$298])-([.C94]*[.$B$297])+[.$B$297]" office:value-type="float" office:value="234.667822184" calcext:value-type="float">
            <text:p>234,667822184</text:p>
          </table:table-cell>
          <table:table-cell table:formula="of:=([.D94]-[.E94])^2" office:value-type="float" office:value="56666.765608051" calcext:value-type="float">
            <text:p>56666,7656080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977627" calcext:value-type="float">
            <text:p>9,77627E-05</text:p>
          </table:table-cell>
          <table:table-cell office:value-type="float" office:value="0.0584041" calcext:value-type="float">
            <text:p>0,0584041</text:p>
          </table:table-cell>
          <table:table-cell table:formula="of:=([.B95]*[.$B$298])-([.B95]*[.$B$297])+[.$B$297]" office:value-type="float" office:value="-3.140000002442" calcext:value-type="float">
            <text:p>-3,1400000024</text:p>
          </table:table-cell>
          <table:table-cell table:formula="of:=([.C95]*[.$B$298])-([.C95]*[.$B$297])+[.$B$297]" office:value-type="float" office:value="235.422711314" calcext:value-type="float">
            <text:p>235,422711314</text:p>
          </table:table-cell>
          <table:table-cell table:formula="of:=([.D95]-[.E95])^2" office:value-type="float" office:value="56912.1672306521" calcext:value-type="float">
            <text:p>56912,16723065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585411" calcext:value-type="float">
            <text:p>0,0585411</text:p>
          </table:table-cell>
          <table:table-cell table:formula="of:=([.B96]*[.$B$298])-([.B96]*[.$B$297])+[.$B$297]" office:value-type="float" office:value="-3.5299999898322" calcext:value-type="float">
            <text:p>-3,5299999898</text:p>
          </table:table-cell>
          <table:table-cell table:formula="of:=([.C96]*[.$B$298])-([.C96]*[.$B$297])+[.$B$297]" office:value-type="float" office:value="235.983252294" calcext:value-type="float">
            <text:p>235,983252294</text:p>
          </table:table-cell>
          <table:table-cell table:formula="of:=([.D96]-[.E96])^2" office:value-type="float" office:value="57366.5980195787" calcext:value-type="float">
            <text:p>57366,59801957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569468" calcext:value-type="float">
            <text:p>0,000569468</text:p>
          </table:table-cell>
          <table:table-cell office:value-type="float" office:value="0.0584177" calcext:value-type="float">
            <text:p>0,0584177</text:p>
          </table:table-cell>
          <table:table-cell table:formula="of:=([.B97]*[.$B$298])-([.B97]*[.$B$297])+[.$B$297]" office:value-type="float" office:value="-1.20999889928" calcext:value-type="float">
            <text:p>-1,2099988993</text:p>
          </table:table-cell>
          <table:table-cell table:formula="of:=([.C97]*[.$B$298])-([.C97]*[.$B$297])+[.$B$297]" office:value-type="float" office:value="235.478356258" calcext:value-type="float">
            <text:p>235,478356258</text:p>
          </table:table-cell>
          <table:table-cell table:formula="of:=([.D97]-[.E97])^2" office:value-type="float" office:value="56021.3774670587" calcext:value-type="float">
            <text:p>56021,377467058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59365" calcext:value-type="float">
            <text:p>0,059365</text:p>
          </table:table-cell>
          <table:table-cell table:formula="of:=([.B98]*[.$B$298])-([.B98]*[.$B$297])+[.$B$297]" office:value-type="float" office:value="-3.490000153738" calcext:value-type="float">
            <text:p>-3,4900001537</text:p>
          </table:table-cell>
          <table:table-cell table:formula="of:=([.C98]*[.$B$298])-([.C98]*[.$B$297])+[.$B$297]" office:value-type="float" office:value="239.3542721" calcext:value-type="float">
            <text:p>239,3542721</text:p>
          </table:table-cell>
          <table:table-cell table:formula="of:=([.D98]-[.E98])^2" office:value-type="float" office:value="58973.3405664476" calcext:value-type="float">
            <text:p>58973,34056644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0588425" calcext:value-type="float">
            <text:p>0,0588425</text:p>
          </table:table-cell>
          <table:table-cell table:formula="of:=([.B99]*[.$B$298])-([.B99]*[.$B$297])+[.$B$297]" office:value-type="float" office:value="-3.54" calcext:value-type="float">
            <text:p>-3,54</text:p>
          </table:table-cell>
          <table:table-cell table:formula="of:=([.C99]*[.$B$298])-([.C99]*[.$B$297])+[.$B$297]" office:value-type="float" office:value="237.21644245" calcext:value-type="float">
            <text:p>237,21644245</text:p>
          </table:table-cell>
          <table:table-cell table:formula="of:=([.D99]-[.E99])^2" office:value-type="float" office:value="57963.6645811802" calcext:value-type="float">
            <text:p>57963,66458118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513987" calcext:value-type="float">
            <text:p>0,00513987</text:p>
          </table:table-cell>
          <table:table-cell office:value-type="float" office:value="0.0583228" calcext:value-type="float">
            <text:p>0,0583228</text:p>
          </table:table-cell>
          <table:table-cell table:formula="of:=([.B100]*[.$B$298])-([.B100]*[.$B$297])+[.$B$297]" office:value-type="float" office:value="17.4899836998" calcext:value-type="float">
            <text:p>17,4899836998</text:p>
          </table:table-cell>
          <table:table-cell table:formula="of:=([.C100]*[.$B$298])-([.C100]*[.$B$297])+[.$B$297]" office:value-type="float" office:value="235.090069112" calcext:value-type="float">
            <text:p>235,090069112</text:p>
          </table:table-cell>
          <table:table-cell table:formula="of:=([.D100]-[.E100])^2" office:value-type="float" office:value="47349.7971713967" calcext:value-type="float">
            <text:p>47349,79717139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68513" calcext:value-type="float">
            <text:p>0,0768513</text:p>
          </table:table-cell>
          <table:table-cell office:value-type="float" office:value="0.0676296" calcext:value-type="float">
            <text:p>0,0676296</text:p>
          </table:table-cell>
          <table:table-cell table:formula="of:=([.B101]*[.$B$298])-([.B101]*[.$B$297])+[.$B$297]" office:value-type="float" office:value="310.900168002" calcext:value-type="float">
            <text:p>310,900168002</text:p>
          </table:table-cell>
          <table:table-cell table:formula="of:=([.C101]*[.$B$298])-([.C101]*[.$B$297])+[.$B$297]" office:value-type="float" office:value="273.169213584" calcext:value-type="float">
            <text:p>273,169213584</text:p>
          </table:table-cell>
          <table:table-cell table:formula="of:=([.D101]-[.E101])^2" office:value-type="float" office:value="1423.62492129319" calcext:value-type="float">
            <text:p>1423,62492129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947907" calcext:value-type="float">
            <text:p>0,0947907</text:p>
          </table:table-cell>
          <table:table-cell office:value-type="float" office:value="0.183584" calcext:value-type="float">
            <text:p>0,183584</text:p>
          </table:table-cell>
          <table:table-cell table:formula="of:=([.B102]*[.$B$298])-([.B102]*[.$B$297])+[.$B$297]" office:value-type="float" office:value="384.299940678" calcext:value-type="float">
            <text:p>384,299940678</text:p>
          </table:table-cell>
          <table:table-cell table:formula="of:=([.C102]*[.$B$298])-([.C102]*[.$B$297])+[.$B$297]" office:value-type="float" office:value="747.60127936" calcext:value-type="float">
            <text:p>747,60127936</text:p>
          </table:table-cell>
          <table:table-cell table:formula="of:=([.D102]-[.E102])^2" office:value-type="float" office:value="131987.862688133" calcext:value-type="float">
            <text:p>131987,8626881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03663" calcext:value-type="float">
            <text:p>0,103663</text:p>
          </table:table-cell>
          <table:table-cell office:value-type="float" office:value="0.236348" calcext:value-type="float">
            <text:p>0,236348</text:p>
          </table:table-cell>
          <table:table-cell table:formula="of:=([.B103]*[.$B$298])-([.B103]*[.$B$297])+[.$B$297]" office:value-type="float" office:value="420.60131102" calcext:value-type="float">
            <text:p>420,60131102</text:p>
          </table:table-cell>
          <table:table-cell table:formula="of:=([.C103]*[.$B$298])-([.C103]*[.$B$297])+[.$B$297]" office:value-type="float" office:value="963.48729592" calcext:value-type="float">
            <text:p>963,48729592</text:p>
          </table:table-cell>
          <table:table-cell table:formula="of:=([.D103]-[.E103])^2" office:value-type="float" office:value="294725.192600843" calcext:value-type="float">
            <text:p>294725,19260084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2931" calcext:value-type="float">
            <text:p>0,42931</text:p>
          </table:table-cell>
          <table:table-cell office:value-type="float" office:value="0.250098" calcext:value-type="float">
            <text:p>0,250098</text:p>
          </table:table-cell>
          <table:table-cell table:formula="of:=([.B104]*[.$B$298])-([.B104]*[.$B$297])+[.$B$297]" office:value-type="float" office:value="1752.9990374" calcext:value-type="float">
            <text:p>1752,9990374</text:p>
          </table:table-cell>
          <table:table-cell table:formula="of:=([.C104]*[.$B$298])-([.C104]*[.$B$297])+[.$B$297]" office:value-type="float" office:value="1019.74597092" calcext:value-type="float">
            <text:p>1019,74597092</text:p>
          </table:table-cell>
          <table:table-cell table:formula="of:=([.D104]-[.E104])^2" office:value-type="float" office:value="537660.059502324" calcext:value-type="float">
            <text:p>537660,0595023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90092" calcext:value-type="float">
            <text:p>0,690092</text:p>
          </table:table-cell>
          <table:table-cell office:value-type="float" office:value="0.469989" calcext:value-type="float">
            <text:p>0,469989</text:p>
          </table:table-cell>
          <table:table-cell table:formula="of:=([.B105]*[.$B$298])-([.B105]*[.$B$297])+[.$B$297]" office:value-type="float" office:value="2819.99902168" calcext:value-type="float">
            <text:p>2819,99902168</text:p>
          </table:table-cell>
          <table:table-cell table:formula="of:=([.C105]*[.$B$298])-([.C105]*[.$B$297])+[.$B$297]" office:value-type="float" office:value="1919.43879306" calcext:value-type="float">
            <text:p>1919,43879306</text:p>
          </table:table-cell>
          <table:table-cell table:formula="of:=([.D105]-[.E105])^2" office:value-type="float" office:value="811008.725372106" calcext:value-type="float">
            <text:p>811008,7253721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61666" calcext:value-type="float">
            <text:p>0,861666</text:p>
          </table:table-cell>
          <table:table-cell office:value-type="float" office:value="0.609696" calcext:value-type="float">
            <text:p>0,609696</text:p>
          </table:table-cell>
          <table:table-cell table:formula="of:=([.B106]*[.$B$298])-([.B106]*[.$B$297])+[.$B$297]" office:value-type="float" office:value="3522.00090564" calcext:value-type="float">
            <text:p>3522,00090564</text:p>
          </table:table-cell>
          <table:table-cell table:formula="of:=([.C106]*[.$B$298])-([.C106]*[.$B$297])+[.$B$297]" office:value-type="float" office:value="2491.05557184" calcext:value-type="float">
            <text:p>2491,05557184</text:p>
          </table:table-cell>
          <table:table-cell table:formula="of:=([.D106]-[.E106])^2" office:value-type="float" office:value="1062848.28128399" calcext:value-type="float">
            <text:p>1062848,2812839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95394" calcext:value-type="float">
            <text:p>0,895394</text:p>
          </table:table-cell>
          <table:table-cell office:value-type="float" office:value="0.731192" calcext:value-type="float">
            <text:p>0,731192</text:p>
          </table:table-cell>
          <table:table-cell table:formula="of:=([.B107]*[.$B$298])-([.B107]*[.$B$297])+[.$B$297]" office:value-type="float" office:value="3660.00036676" calcext:value-type="float">
            <text:p>3660,00036676</text:p>
          </table:table-cell>
          <table:table-cell table:formula="of:=([.C107]*[.$B$298])-([.C107]*[.$B$297])+[.$B$297]" office:value-type="float" office:value="2988.16131568" calcext:value-type="float">
            <text:p>2988,16131568</text:p>
          </table:table-cell>
          <table:table-cell table:formula="of:=([.D107]-[.E107])^2" office:value-type="float" office:value="451367.710556075" calcext:value-type="float">
            <text:p>451367,7105560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8511" calcext:value-type="float">
            <text:p>0,28511</text:p>
          </table:table-cell>
          <table:table-cell office:value-type="float" office:value="0.796034" calcext:value-type="float">
            <text:p>0,796034</text:p>
          </table:table-cell>
          <table:table-cell table:formula="of:=([.B108]*[.$B$298])-([.B108]*[.$B$297])+[.$B$297]" office:value-type="float" office:value="1162.9989694" calcext:value-type="float">
            <text:p>1162,9989694</text:p>
          </table:table-cell>
          <table:table-cell table:formula="of:=([.C108]*[.$B$298])-([.C108]*[.$B$297])+[.$B$297]" office:value-type="float" office:value="3253.46495236" calcext:value-type="float">
            <text:p>3253,46495236</text:p>
          </table:table-cell>
          <table:table-cell table:formula="of:=([.D108]-[.E108])^2" office:value-type="float" office:value="4370048.02591292" calcext:value-type="float">
            <text:p>4370048,0259129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91916" calcext:value-type="float">
            <text:p>0,391916</text:p>
          </table:table-cell>
          <table:table-cell office:value-type="float" office:value="0.197402" calcext:value-type="float">
            <text:p>0,197402</text:p>
          </table:table-cell>
          <table:table-cell table:formula="of:=([.B109]*[.$B$298])-([.B109]*[.$B$297])+[.$B$297]" office:value-type="float" office:value="1599.99999064" calcext:value-type="float">
            <text:p>1599,99999064</text:p>
          </table:table-cell>
          <table:table-cell table:formula="of:=([.C109]*[.$B$298])-([.C109]*[.$B$297])+[.$B$297]" office:value-type="float" office:value="804.13817908" calcext:value-type="float">
            <text:p>804,13817908</text:p>
          </table:table-cell>
          <table:table-cell table:formula="of:=([.D109]-[.E109])^2" office:value-type="float" office:value="633396.023099565" calcext:value-type="float">
            <text:p>633396,02309956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17434" calcext:value-type="float">
            <text:p>0,217434</text:p>
          </table:table-cell>
          <table:table-cell office:value-type="float" office:value="0.154777" calcext:value-type="float">
            <text:p>0,154777</text:p>
          </table:table-cell>
          <table:table-cell table:formula="of:=([.B110]*[.$B$298])-([.B110]*[.$B$297])+[.$B$297]" office:value-type="float" office:value="886.09990836" calcext:value-type="float">
            <text:p>886,09990836</text:p>
          </table:table-cell>
          <table:table-cell table:formula="of:=([.C110]*[.$B$298])-([.C110]*[.$B$297])+[.$B$297]" office:value-type="float" office:value="629.73628658" calcext:value-type="float">
            <text:p>629,73628658</text:p>
          </table:table-cell>
          <table:table-cell table:formula="of:=([.D110]-[.E110])^2" office:value-type="float" office:value="65722.3065721588" calcext:value-type="float">
            <text:p>65722,30657215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4802" calcext:value-type="float">
            <text:p>0,194802</text:p>
          </table:table-cell>
          <table:table-cell office:value-type="float" office:value="0.10312" calcext:value-type="float">
            <text:p>0,10312</text:p>
          </table:table-cell>
          <table:table-cell table:formula="of:=([.B111]*[.$B$298])-([.B111]*[.$B$297])+[.$B$297]" office:value-type="float" office:value="793.50017508" calcext:value-type="float">
            <text:p>793,50017508</text:p>
          </table:table-cell>
          <table:table-cell table:formula="of:=([.C111]*[.$B$298])-([.C111]*[.$B$297])+[.$B$297]" office:value-type="float" office:value="418.3796048" calcext:value-type="float">
            <text:p>418,3796048</text:p>
          </table:table-cell>
          <table:table-cell table:formula="of:=([.D111]-[.E111])^2" office:value-type="float" office:value="140715.442247192" calcext:value-type="float">
            <text:p>140715,44224719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151" calcext:value-type="float">
            <text:p>0,04151</text:p>
          </table:table-cell>
          <table:table-cell office:value-type="float" office:value="-0.00962354" calcext:value-type="float">
            <text:p>-0,00962354</text:p>
          </table:table-cell>
          <table:table-cell table:formula="of:=([.B112]*[.$B$298])-([.B112]*[.$B$297])+[.$B$297]" office:value-type="float" office:value="166.2998254" calcext:value-type="float">
            <text:p>166,2998254</text:p>
          </table:table-cell>
          <table:table-cell table:formula="of:=([.C112]*[.$B$298])-([.C112]*[.$B$297])+[.$B$297]" office:value-type="float" office:value="-42.9150988516" calcext:value-type="float">
            <text:p>-42,9150988516</text:p>
          </table:table-cell>
          <table:table-cell table:formula="of:=([.D112]-[.E112])^2" office:value-type="float" office:value="43770.8845296027" calcext:value-type="float">
            <text:p>43770,88452960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369054" calcext:value-type="float">
            <text:p>0,000369054</text:p>
          </table:table-cell>
          <table:table-cell office:value-type="float" office:value="0.115983" calcext:value-type="float">
            <text:p>0,115983</text:p>
          </table:table-cell>
          <table:table-cell table:formula="of:=([.B113]*[.$B$298])-([.B113]*[.$B$297])+[.$B$297]" office:value-type="float" office:value="-2.03000079684" calcext:value-type="float">
            <text:p>-2,0300007968</text:p>
          </table:table-cell>
          <table:table-cell table:formula="of:=([.C113]*[.$B$298])-([.C113]*[.$B$297])+[.$B$297]" office:value-type="float" office:value="471.00908382" calcext:value-type="float">
            <text:p>471,00908382</text:p>
          </table:table-cell>
          <table:table-cell table:formula="of:=([.D113]-[.E113])^2" office:value-type="float" office:value="223765.975575138" calcext:value-type="float">
            <text:p>223765,97557513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52303" calcext:value-type="float">
            <text:p>0,00052303</text:p>
          </table:table-cell>
          <table:table-cell office:value-type="float" office:value="0.0329409" calcext:value-type="float">
            <text:p>0,0329409</text:p>
          </table:table-cell>
          <table:table-cell table:formula="of:=([.B114]*[.$B$298])-([.B114]*[.$B$297])+[.$B$297]" office:value-type="float" office:value="-1.4000018338" calcext:value-type="float">
            <text:p>-1,4000018338</text:p>
          </table:table-cell>
          <table:table-cell table:formula="of:=([.C114]*[.$B$298])-([.C114]*[.$B$297])+[.$B$297]" office:value-type="float" office:value="131.239009986" calcext:value-type="float">
            <text:p>131,239009986</text:p>
          </table:table-cell>
          <table:table-cell table:formula="of:=([.D114]-[.E114])^2" office:value-type="float" office:value="17593.107456533" calcext:value-type="float">
            <text:p>17593,10745653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263959" calcext:value-type="float">
            <text:p>0,000263959</text:p>
          </table:table-cell>
          <table:table-cell office:value-type="float" office:value="0.0707264" calcext:value-type="float">
            <text:p>0,0707264</text:p>
          </table:table-cell>
          <table:table-cell table:formula="of:=([.B115]*[.$B$298])-([.B115]*[.$B$297])+[.$B$297]" office:value-type="float" office:value="-2.46000119314" calcext:value-type="float">
            <text:p>-2,4600011931</text:p>
          </table:table-cell>
          <table:table-cell table:formula="of:=([.C115]*[.$B$298])-([.C115]*[.$B$297])+[.$B$297]" office:value-type="float" office:value="285.839894656" calcext:value-type="float">
            <text:p>285,839894656</text:p>
          </table:table-cell>
          <table:table-cell table:formula="of:=([.D115]-[.E115])^2" office:value-type="float" office:value="83116.8299466249" calcext:value-type="float">
            <text:p>83116,82994662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376386" calcext:value-type="float">
            <text:p>0,000376386</text:p>
          </table:table-cell>
          <table:table-cell office:value-type="float" office:value="0.0384614" calcext:value-type="float">
            <text:p>0,0384614</text:p>
          </table:table-cell>
          <table:table-cell table:formula="of:=([.B116]*[.$B$298])-([.B116]*[.$B$297])+[.$B$297]" office:value-type="float" office:value="-2.00000162556" calcext:value-type="float">
            <text:p>-2,0000016256</text:p>
          </table:table-cell>
          <table:table-cell table:formula="of:=([.C116]*[.$B$298])-([.C116]*[.$B$297])+[.$B$297]" office:value-type="float" office:value="153.826356556" calcext:value-type="float">
            <text:p>153,826356556</text:p>
          </table:table-cell>
          <table:table-cell table:formula="of:=([.D116]-[.E116])^2" office:value-type="float" office:value="24281.8539041278" calcext:value-type="float">
            <text:p>24281,853904127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0532274" calcext:value-type="float">
            <text:p>0,0532274</text:p>
          </table:table-cell>
          <table:table-cell table:formula="of:=([.B117]*[.$B$298])-([.B117]*[.$B$297])+[.$B$297]" office:value-type="float" office:value="-3.54" calcext:value-type="float">
            <text:p>-3,54</text:p>
          </table:table-cell>
          <table:table-cell table:formula="of:=([.C117]*[.$B$298])-([.C117]*[.$B$297])+[.$B$297]" office:value-type="float" office:value="214.242036196" calcext:value-type="float">
            <text:p>214,242036196</text:p>
          </table:table-cell>
          <table:table-cell table:formula="of:=([.D117]-[.E117])^2" office:value-type="float" office:value="47429.0152896758" calcext:value-type="float">
            <text:p>47429,015289675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334837" calcext:value-type="float">
            <text:p>0,000334837</text:p>
          </table:table-cell>
          <table:table-cell office:value-type="float" office:value="0.0587352" calcext:value-type="float">
            <text:p>0,0587352</text:p>
          </table:table-cell>
          <table:table-cell table:formula="of:=([.B118]*[.$B$298])-([.B118]*[.$B$297])+[.$B$297]" office:value-type="float" office:value="-2.17000102102" calcext:value-type="float">
            <text:p>-2,170001021</text:p>
          </table:table-cell>
          <table:table-cell table:formula="of:=([.C118]*[.$B$298])-([.C118]*[.$B$297])+[.$B$297]" office:value-type="float" office:value="236.777420208" calcext:value-type="float">
            <text:p>236,777420208</text:p>
          </table:table-cell>
          <table:table-cell table:formula="of:=([.D118]-[.E118])^2" office:value-type="float" office:value="57095.8701119987" calcext:value-type="float">
            <text:p>57095,870111998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457041" calcext:value-type="float">
            <text:p>0,000457041</text:p>
          </table:table-cell>
          <table:table-cell office:value-type="float" office:value="0.0589301" calcext:value-type="float">
            <text:p>0,0589301</text:p>
          </table:table-cell>
          <table:table-cell table:formula="of:=([.B119]*[.$B$298])-([.B119]*[.$B$297])+[.$B$297]" office:value-type="float" office:value="-1.66999846686" calcext:value-type="float">
            <text:p>-1,6699984669</text:p>
          </table:table-cell>
          <table:table-cell table:formula="of:=([.C119]*[.$B$298])-([.C119]*[.$B$297])+[.$B$297]" office:value-type="float" office:value="237.574861354" calcext:value-type="float">
            <text:p>237,574861354</text:p>
          </table:table-cell>
          <table:table-cell table:formula="of:=([.D119]-[.E119])^2" office:value-type="float" office:value="57238.102950703" calcext:value-type="float">
            <text:p>57238,10295070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237074" calcext:value-type="float">
            <text:p>0,000237074</text:p>
          </table:table-cell>
          <table:table-cell office:value-type="float" office:value="0.0594953" calcext:value-type="float">
            <text:p>0,0594953</text:p>
          </table:table-cell>
          <table:table-cell table:formula="of:=([.B120]*[.$B$298])-([.B120]*[.$B$297])+[.$B$297]" office:value-type="float" office:value="-2.57000224604" calcext:value-type="float">
            <text:p>-2,570002246</text:p>
          </table:table-cell>
          <table:table-cell table:formula="of:=([.C120]*[.$B$298])-([.C120]*[.$B$297])+[.$B$297]" office:value-type="float" office:value="239.887399762" calcext:value-type="float">
            <text:p>239,887399762</text:p>
          </table:table-cell>
          <table:table-cell table:formula="of:=([.D120]-[.E120])^2" office:value-type="float" office:value="58785.5917884883" calcext:value-type="float">
            <text:p>58785,59178848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590736" calcext:value-type="float">
            <text:p>0,0590736</text:p>
          </table:table-cell>
          <table:table-cell table:formula="of:=([.B121]*[.$B$298])-([.B121]*[.$B$297])+[.$B$297]" office:value-type="float" office:value="-3.54" calcext:value-type="float">
            <text:p>-3,54</text:p>
          </table:table-cell>
          <table:table-cell table:formula="of:=([.C121]*[.$B$298])-([.C121]*[.$B$297])+[.$B$297]" office:value-type="float" office:value="238.161997344" calcext:value-type="float">
            <text:p>238,161997344</text:p>
          </table:table-cell>
          <table:table-cell table:formula="of:=([.D121]-[.E121])^2" office:value-type="float" office:value="58419.855520079" calcext:value-type="float">
            <text:p>58419,85552007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058617" calcext:value-type="float">
            <text:p>0,058617</text:p>
          </table:table-cell>
          <table:table-cell table:formula="of:=([.B122]*[.$B$298])-([.B122]*[.$B$297])+[.$B$297]" office:value-type="float" office:value="-3.54" calcext:value-type="float">
            <text:p>-3,54</text:p>
          </table:table-cell>
          <table:table-cell table:formula="of:=([.C122]*[.$B$298])-([.C122]*[.$B$297])+[.$B$297]" office:value-type="float" office:value="236.29380018" calcext:value-type="float">
            <text:p>236,29380018</text:p>
          </table:table-cell>
          <table:table-cell table:formula="of:=([.D122]-[.E122])^2" office:value-type="float" office:value="57520.2517087802" calcext:value-type="float">
            <text:p>57520,251708780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219966" calcext:value-type="float">
            <text:p>2,19966E-05</text:p>
          </table:table-cell>
          <table:table-cell office:value-type="float" office:value="0.0584147" calcext:value-type="float">
            <text:p>0,0584147</text:p>
          </table:table-cell>
          <table:table-cell table:formula="of:=([.B123]*[.$B$298])-([.B123]*[.$B$297])+[.$B$297]" office:value-type="float" office:value="-3.450000031236" calcext:value-type="float">
            <text:p>-3,4500000312</text:p>
          </table:table-cell>
          <table:table-cell table:formula="of:=([.C123]*[.$B$298])-([.C123]*[.$B$297])+[.$B$297]" office:value-type="float" office:value="235.466081638" calcext:value-type="float">
            <text:p>235,466081638</text:p>
          </table:table-cell>
          <table:table-cell table:formula="of:=([.D123]-[.E123])^2" office:value-type="float" office:value="57080.8940801811" calcext:value-type="float">
            <text:p>57080,89408018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544049" calcext:value-type="float">
            <text:p>0,00544049</text:p>
          </table:table-cell>
          <table:table-cell office:value-type="float" office:value="0.0583773" calcext:value-type="float">
            <text:p>0,0583773</text:p>
          </table:table-cell>
          <table:table-cell table:formula="of:=([.B124]*[.$B$298])-([.B124]*[.$B$297])+[.$B$297]" office:value-type="float" office:value="18.7199824546" calcext:value-type="float">
            <text:p>18,7199824546</text:p>
          </table:table-cell>
          <table:table-cell table:formula="of:=([.C124]*[.$B$298])-([.C124]*[.$B$297])+[.$B$297]" office:value-type="float" office:value="235.313058042" calcext:value-type="float">
            <text:p>235,313058042</text:p>
          </table:table-cell>
          <table:table-cell table:formula="of:=([.D124]-[.E124])^2" office:value-type="float" office:value="46912.5603924092" calcext:value-type="float">
            <text:p>46912,56039240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385038" calcext:value-type="float">
            <text:p>0,0385038</text:p>
          </table:table-cell>
          <table:table-cell office:value-type="float" office:value="0.0679839" calcext:value-type="float">
            <text:p>0,0679839</text:p>
          </table:table-cell>
          <table:table-cell table:formula="of:=([.B125]*[.$B$298])-([.B125]*[.$B$297])+[.$B$297]" office:value-type="float" office:value="153.999837852" calcext:value-type="float">
            <text:p>153,999837852</text:p>
          </table:table-cell>
          <table:table-cell table:formula="of:=([.C125]*[.$B$298])-([.C125]*[.$B$297])+[.$B$297]" office:value-type="float" office:value="274.618846206" calcext:value-type="float">
            <text:p>274,618846206</text:p>
          </table:table-cell>
          <table:table-cell table:formula="of:=([.D125]-[.E125])^2" office:value-type="float" office:value="14548.9451763023" calcext:value-type="float">
            <text:p>14548,94517630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72157" calcext:value-type="float">
            <text:p>0,272157</text:p>
          </table:table-cell>
          <table:table-cell office:value-type="float" office:value="0.127285" calcext:value-type="float">
            <text:p>0,127285</text:p>
          </table:table-cell>
          <table:table-cell table:formula="of:=([.B126]*[.$B$298])-([.B126]*[.$B$297])+[.$B$297]" office:value-type="float" office:value="1110.00125178" calcext:value-type="float">
            <text:p>1110,00125178</text:p>
          </table:table-cell>
          <table:table-cell table:formula="of:=([.C126]*[.$B$298])-([.C126]*[.$B$297])+[.$B$297]" office:value-type="float" office:value="517.2516689" calcext:value-type="float">
            <text:p>517,2516689</text:p>
          </table:table-cell>
          <table:table-cell table:formula="of:=([.D126]-[.E126])^2" office:value-type="float" office:value="351352.068004414" calcext:value-type="float">
            <text:p>351352,06800441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40271" calcext:value-type="float">
            <text:p>0,540271</text:p>
          </table:table-cell>
          <table:table-cell office:value-type="float" office:value="0.379842" calcext:value-type="float">
            <text:p>0,379842</text:p>
          </table:table-cell>
          <table:table-cell table:formula="of:=([.B127]*[.$B$298])-([.B127]*[.$B$297])+[.$B$297]" office:value-type="float" office:value="2207.00040734" calcext:value-type="float">
            <text:p>2207,00040734</text:p>
          </table:table-cell>
          <table:table-cell table:formula="of:=([.C127]*[.$B$298])-([.C127]*[.$B$297])+[.$B$297]" office:value-type="float" office:value="1550.59873668" calcext:value-type="float">
            <text:p>1550,59873668</text:p>
          </table:table-cell>
          <table:table-cell table:formula="of:=([.D127]-[.E127])^2" office:value-type="float" office:value="430863.153245239" calcext:value-type="float">
            <text:p>430863,15324523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3824" calcext:value-type="float">
            <text:p>0,73824</text:p>
          </table:table-cell>
          <table:table-cell office:value-type="float" office:value="0.545009" calcext:value-type="float">
            <text:p>0,545009</text:p>
          </table:table-cell>
          <table:table-cell table:formula="of:=([.B128]*[.$B$298])-([.B128]*[.$B$297])+[.$B$297]" office:value-type="float" office:value="3016.9984896" calcext:value-type="float">
            <text:p>3016,9984896</text:p>
          </table:table-cell>
          <table:table-cell table:formula="of:=([.C128]*[.$B$298])-([.C128]*[.$B$297])+[.$B$297]" office:value-type="float" office:value="2226.38612386" calcext:value-type="float">
            <text:p>2226,38612386</text:p>
          </table:table-cell>
          <table:table-cell table:formula="of:=([.D128]-[.E128])^2" office:value-type="float" office:value="625067.912861" calcext:value-type="float">
            <text:p>625067,9128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651727" calcext:value-type="float">
            <text:p>0,651727</text:p>
          </table:table-cell>
          <table:table-cell table:formula="of:=([.B129]*[.$B$298])-([.B129]*[.$B$297])+[.$B$297]" office:value-type="float" office:value="3114.99905568" calcext:value-type="float">
            <text:p>3114,99905568</text:p>
          </table:table-cell>
          <table:table-cell table:formula="of:=([.C129]*[.$B$298])-([.C129]*[.$B$297])+[.$B$297]" office:value-type="float" office:value="2663.02708958" calcext:value-type="float">
            <text:p>2663,02708958</text:p>
          </table:table-cell>
          <table:table-cell table:formula="of:=([.D129]-[.E129])^2" office:value-type="float" office:value="204278.658140299" calcext:value-type="float">
            <text:p>204278,65814029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842358" calcext:value-type="float">
            <text:p>0,842358</text:p>
          </table:table-cell>
          <table:table-cell office:value-type="float" office:value="0.705815" calcext:value-type="float">
            <text:p>0,705815</text:p>
          </table:table-cell>
          <table:table-cell table:formula="of:=([.B130]*[.$B$298])-([.B130]*[.$B$297])+[.$B$297]" office:value-type="float" office:value="3443.00145132" calcext:value-type="float">
            <text:p>3443,00145132</text:p>
          </table:table-cell>
          <table:table-cell table:formula="of:=([.C130]*[.$B$298])-([.C130]*[.$B$297])+[.$B$297]" office:value-type="float" office:value="2884.3303051" calcext:value-type="float">
            <text:p>2884,3303051</text:p>
          </table:table-cell>
          <table:table-cell table:formula="of:=([.D130]-[.E130])^2" office:value-type="float" office:value="312113.449618768" calcext:value-type="float">
            <text:p>312113,4496187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66798" calcext:value-type="float">
            <text:p>0,866798</text:p>
          </table:table-cell>
          <table:table-cell office:value-type="float" office:value="0.755221" calcext:value-type="float">
            <text:p>0,755221</text:p>
          </table:table-cell>
          <table:table-cell table:formula="of:=([.B131]*[.$B$298])-([.B131]*[.$B$297])+[.$B$297]" office:value-type="float" office:value="3542.99868892" calcext:value-type="float">
            <text:p>3542,99868892</text:p>
          </table:table-cell>
          <table:table-cell table:formula="of:=([.C131]*[.$B$298])-([.C131]*[.$B$297])+[.$B$297]" office:value-type="float" office:value="3086.47693034" calcext:value-type="float">
            <text:p>3086,47693034</text:p>
          </table:table-cell>
          <table:table-cell table:formula="of:=([.D131]-[.E131])^2" office:value-type="float" office:value="208412.116056976" calcext:value-type="float">
            <text:p>208412,11605697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5291" calcext:value-type="float">
            <text:p>0,845291</text:p>
          </table:table-cell>
          <table:table-cell office:value-type="float" office:value="0.693946" calcext:value-type="float">
            <text:p>0,693946</text:p>
          </table:table-cell>
          <table:table-cell table:formula="of:=([.B132]*[.$B$298])-([.B132]*[.$B$297])+[.$B$297]" office:value-type="float" office:value="3455.00193814" calcext:value-type="float">
            <text:p>3455,00193814</text:p>
          </table:table-cell>
          <table:table-cell table:formula="of:=([.C132]*[.$B$298])-([.C132]*[.$B$297])+[.$B$297]" office:value-type="float" office:value="2835.76781684" calcext:value-type="float">
            <text:p>2835,76781684</text:p>
          </table:table-cell>
          <table:table-cell table:formula="of:=([.D132]-[.E132])^2" office:value-type="float" office:value="383450.896982184" calcext:value-type="float">
            <text:p>383450,8969821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01335" calcext:value-type="float">
            <text:p>0,701335</text:p>
          </table:table-cell>
          <table:table-cell office:value-type="float" office:value="0.616195" calcext:value-type="float">
            <text:p>0,616195</text:p>
          </table:table-cell>
          <table:table-cell table:formula="of:=([.B133]*[.$B$298])-([.B133]*[.$B$297])+[.$B$297]" office:value-type="float" office:value="2866.0002059" calcext:value-type="float">
            <text:p>2866,0002059</text:p>
          </table:table-cell>
          <table:table-cell table:formula="of:=([.C133]*[.$B$298])-([.C133]*[.$B$297])+[.$B$297]" office:value-type="float" office:value="2517.6464903" calcext:value-type="float">
            <text:p>2517,6464903</text:p>
          </table:table-cell>
          <table:table-cell table:formula="of:=([.D133]-[.E133])^2" office:value-type="float" office:value="121350.311172326" calcext:value-type="float">
            <text:p>121350,3111723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02632" calcext:value-type="float">
            <text:p>0,502632</text:p>
          </table:table-cell>
          <table:table-cell office:value-type="float" office:value="0.437678" calcext:value-type="float">
            <text:p>0,437678</text:p>
          </table:table-cell>
          <table:table-cell table:formula="of:=([.B134]*[.$B$298])-([.B134]*[.$B$297])+[.$B$297]" office:value-type="float" office:value="2052.99893328" calcext:value-type="float">
            <text:p>2052,99893328</text:p>
          </table:table-cell>
          <table:table-cell table:formula="of:=([.C134]*[.$B$298])-([.C134]*[.$B$297])+[.$B$297]" office:value-type="float" office:value="1787.23704412" calcext:value-type="float">
            <text:p>1787,23704412</text:p>
          </table:table-cell>
          <table:table-cell table:formula="of:=([.D134]-[.E134])^2" office:value-type="float" office:value="70629.3817298923" calcext:value-type="float">
            <text:p>70629,381729892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34396" calcext:value-type="float">
            <text:p>0,234396</text:p>
          </table:table-cell>
          <table:table-cell office:value-type="float" office:value="0.246261" calcext:value-type="float">
            <text:p>0,246261</text:p>
          </table:table-cell>
          <table:table-cell table:formula="of:=([.B135]*[.$B$298])-([.B135]*[.$B$297])+[.$B$297]" office:value-type="float" office:value="955.50060984" calcext:value-type="float">
            <text:p>955,50060984</text:p>
          </table:table-cell>
          <table:table-cell table:formula="of:=([.C135]*[.$B$298])-([.C135]*[.$B$297])+[.$B$297]" office:value-type="float" office:value="1004.04673194" calcext:value-type="float">
            <text:p>1004,04673194</text:p>
          </table:table-cell>
          <table:table-cell table:formula="of:=([.D135]-[.E135])^2" office:value-type="float" office:value="2356.72597094811" calcext:value-type="float">
            <text:p>2356,725970948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262835" calcext:value-type="float">
            <text:p>0,0262835</text:p>
          </table:table-cell>
          <table:table-cell office:value-type="float" office:value="0.0779546" calcext:value-type="float">
            <text:p>0,0779546</text:p>
          </table:table-cell>
          <table:table-cell table:formula="of:=([.B136]*[.$B$298])-([.B136]*[.$B$297])+[.$B$297]" office:value-type="float" office:value="103.99999159" calcext:value-type="float">
            <text:p>103,99999159</text:p>
          </table:table-cell>
          <table:table-cell table:formula="of:=([.C136]*[.$B$298])-([.C136]*[.$B$297])+[.$B$297]" office:value-type="float" office:value="315.414364084" calcext:value-type="float">
            <text:p>315,414364084</text:p>
          </table:table-cell>
          <table:table-cell table:formula="of:=([.D136]-[.E136])^2" office:value-type="float" office:value="44696.0368970318" calcext:value-type="float">
            <text:p>44696,03689703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91709" calcext:value-type="float">
            <text:p>0,291709</text:p>
          </table:table-cell>
          <table:table-cell office:value-type="float" office:value="0.0313034" calcext:value-type="float">
            <text:p>0,0313034</text:p>
          </table:table-cell>
          <table:table-cell table:formula="of:=([.B137]*[.$B$298])-([.B137]*[.$B$297])+[.$B$297]" office:value-type="float" office:value="1189.99904186" calcext:value-type="float">
            <text:p>1189,99904186</text:p>
          </table:table-cell>
          <table:table-cell table:formula="of:=([.C137]*[.$B$298])-([.C137]*[.$B$297])+[.$B$297]" office:value-type="float" office:value="124.539113236" calcext:value-type="float">
            <text:p>124,539113236</text:p>
          </table:table-cell>
          <table:table-cell table:formula="of:=([.D137]-[.E137])^2" office:value-type="float" office:value="1135204.85950346" calcext:value-type="float">
            <text:p>1135204,8595034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163443" calcext:value-type="float">
            <text:p>0,163443</text:p>
          </table:table-cell>
          <table:table-cell table:formula="of:=([.B138]*[.$B$298])-([.B138]*[.$B$297])+[.$B$297]" office:value-type="float" office:value="-3.54" calcext:value-type="float">
            <text:p>-3,54</text:p>
          </table:table-cell>
          <table:table-cell table:formula="of:=([.C138]*[.$B$298])-([.C138]*[.$B$297])+[.$B$297]" office:value-type="float" office:value="665.19357222" calcext:value-type="float">
            <text:p>665,19357222</text:p>
          </table:table-cell>
          <table:table-cell table:formula="of:=([.D138]-[.E138])^2" office:value-type="float" office:value="447204.590614122" calcext:value-type="float">
            <text:p>447204,59061412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-0.0000278886" calcext:value-type="float">
            <text:p>-2,78886E-05</text:p>
          </table:table-cell>
          <table:table-cell table:formula="of:=([.B139]*[.$B$298])-([.B139]*[.$B$297])+[.$B$297]" office:value-type="float" office:value="-3.54" calcext:value-type="float">
            <text:p>-3,54</text:p>
          </table:table-cell>
          <table:table-cell table:formula="of:=([.C139]*[.$B$298])-([.C139]*[.$B$297])+[.$B$297]" office:value-type="float" office:value="-3.654107322444" calcext:value-type="float">
            <text:p>-3,6541073224</text:p>
          </table:table-cell>
          <table:table-cell table:formula="of:=([.D139]-[.E139])^2" office:value-type="float" office:value="0.013020481035339" calcext:value-type="float">
            <text:p>0,01302048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12164" calcext:value-type="float">
            <text:p>0,512164</text:p>
          </table:table-cell>
          <table:table-cell office:value-type="float" office:value="-0.0692048" calcext:value-type="float">
            <text:p>-0,0692048</text:p>
          </table:table-cell>
          <table:table-cell table:formula="of:=([.B140]*[.$B$298])-([.B140]*[.$B$297])+[.$B$297]" office:value-type="float" office:value="2091.99949256" calcext:value-type="float">
            <text:p>2091,99949256</text:p>
          </table:table-cell>
          <table:table-cell table:formula="of:=([.C140]*[.$B$298])-([.C140]*[.$B$297])+[.$B$297]" office:value-type="float" office:value="-286.694207392" calcext:value-type="float">
            <text:p>-286,694207392</text:p>
          </table:table-cell>
          <table:table-cell table:formula="of:=([.D140]-[.E140])^2" office:value-type="float" office:value="5658183.71819134" calcext:value-type="float">
            <text:p>5658183,718191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416625" calcext:value-type="float">
            <text:p>0,416625</text:p>
          </table:table-cell>
          <table:table-cell table:formula="of:=([.B141]*[.$B$298])-([.B141]*[.$B$297])+[.$B$297]" office:value-type="float" office:value="-3.54" calcext:value-type="float">
            <text:p>-3,54</text:p>
          </table:table-cell>
          <table:table-cell table:formula="of:=([.C141]*[.$B$298])-([.C141]*[.$B$297])+[.$B$297]" office:value-type="float" office:value="1701.0978525" calcext:value-type="float">
            <text:p>1701,0978525</text:p>
          </table:table-cell>
          <table:table-cell table:formula="of:=([.D141]-[.E141])^2" office:value-type="float" office:value="2905790.20817581" calcext:value-type="float">
            <text:p>2905790,2081758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-0.011774" calcext:value-type="float">
            <text:p>-0,011774</text:p>
          </table:table-cell>
          <table:table-cell table:formula="of:=([.B142]*[.$B$298])-([.B142]*[.$B$297])+[.$B$297]" office:value-type="float" office:value="-3.54" calcext:value-type="float">
            <text:p>-3,54</text:p>
          </table:table-cell>
          <table:table-cell table:formula="of:=([.C142]*[.$B$298])-([.C142]*[.$B$297])+[.$B$297]" office:value-type="float" office:value="-51.71379196" calcext:value-type="float">
            <text:p>-51,71379196</text:p>
          </table:table-cell>
          <table:table-cell table:formula="of:=([.D142]-[.E142])^2" office:value-type="float" office:value="2320.71423180536" calcext:value-type="float">
            <text:p>2320,714231805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196826" calcext:value-type="float">
            <text:p>0,0196826</text:p>
          </table:table-cell>
          <table:table-cell table:formula="of:=([.B143]*[.$B$298])-([.B143]*[.$B$297])+[.$B$297]" office:value-type="float" office:value="-3.5299999898322" calcext:value-type="float">
            <text:p>-3,5299999898</text:p>
          </table:table-cell>
          <table:table-cell table:formula="of:=([.C143]*[.$B$298])-([.C143]*[.$B$297])+[.$B$297]" office:value-type="float" office:value="76.992145204" calcext:value-type="float">
            <text:p>76,992145204</text:p>
          </table:table-cell>
          <table:table-cell table:formula="of:=([.D143]-[.E143])^2" office:value-type="float" office:value="6483.81586661659" calcext:value-type="float">
            <text:p>6483,815866616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03704" calcext:value-type="float">
            <text:p>0,903704</text:p>
          </table:table-cell>
          <table:table-cell office:value-type="float" office:value="0.213401" calcext:value-type="float">
            <text:p>0,213401</text:p>
          </table:table-cell>
          <table:table-cell table:formula="of:=([.B144]*[.$B$298])-([.B144]*[.$B$297])+[.$B$297]" office:value-type="float" office:value="3694.00106416" calcext:value-type="float">
            <text:p>3694,00106416</text:p>
          </table:table-cell>
          <table:table-cell table:formula="of:=([.C144]*[.$B$298])-([.C144]*[.$B$297])+[.$B$297]" office:value-type="float" office:value="869.59872754" calcext:value-type="float">
            <text:p>869,59872754</text:p>
          </table:table-cell>
          <table:table-cell table:formula="of:=([.D144]-[.E144])^2" office:value-type="float" office:value="7977248.55910452" calcext:value-type="float">
            <text:p>7977248,5591045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-0.154581" calcext:value-type="float">
            <text:p>-0,154581</text:p>
          </table:table-cell>
          <table:table-cell table:formula="of:=([.B145]*[.$B$298])-([.B145]*[.$B$297])+[.$B$297]" office:value-type="float" office:value="-3.54" calcext:value-type="float">
            <text:p>-3,54</text:p>
          </table:table-cell>
          <table:table-cell table:formula="of:=([.C145]*[.$B$298])-([.C145]*[.$B$297])+[.$B$297]" office:value-type="float" office:value="-636.01434474" calcext:value-type="float">
            <text:p>-636,01434474</text:p>
          </table:table-cell>
          <table:table-cell table:formula="of:=([.D145]-[.E145])^2" office:value-type="float" office:value="400023.796754292" calcext:value-type="float">
            <text:p>400023,79675429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60801" calcext:value-type="float">
            <text:p>0,560801</text:p>
          </table:table-cell>
          <table:table-cell office:value-type="float" office:value="0.104341" calcext:value-type="float">
            <text:p>0,104341</text:p>
          </table:table-cell>
          <table:table-cell table:formula="of:=([.B146]*[.$B$298])-([.B146]*[.$B$297])+[.$B$297]" office:value-type="float" office:value="2290.99972354" calcext:value-type="float">
            <text:p>2290,99972354</text:p>
          </table:table-cell>
          <table:table-cell table:formula="of:=([.C146]*[.$B$298])-([.C146]*[.$B$297])+[.$B$297]" office:value-type="float" office:value="423.37537514" calcext:value-type="float">
            <text:p>423,37537514</text:p>
          </table:table-cell>
          <table:table-cell table:formula="of:=([.D146]-[.E146])^2" office:value-type="float" office:value="3488020.70673652" calcext:value-type="float">
            <text:p>3488020,7067365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912482" calcext:value-type="float">
            <text:p>0,0912482</text:p>
          </table:table-cell>
          <table:table-cell table:formula="of:=([.B147]*[.$B$298])-([.B147]*[.$B$297])+[.$B$297]" office:value-type="float" office:value="-3.5299999898322" calcext:value-type="float">
            <text:p>-3,5299999898</text:p>
          </table:table-cell>
          <table:table-cell table:formula="of:=([.C147]*[.$B$298])-([.C147]*[.$B$297])+[.$B$297]" office:value-type="float" office:value="369.805660228" calcext:value-type="float">
            <text:p>369,805660228</text:p>
          </table:table-cell>
          <table:table-cell table:formula="of:=([.D147]-[.E147])^2" office:value-type="float" office:value="139379.515190285" calcext:value-type="float">
            <text:p>139379,51519028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-0.163272" calcext:value-type="float">
            <text:p>-0,163272</text:p>
          </table:table-cell>
          <table:table-cell table:formula="of:=([.B148]*[.$B$298])-([.B148]*[.$B$297])+[.$B$297]" office:value-type="float" office:value="-3.54" calcext:value-type="float">
            <text:p>-3,54</text:p>
          </table:table-cell>
          <table:table-cell table:formula="of:=([.C148]*[.$B$298])-([.C148]*[.$B$297])+[.$B$297]" office:value-type="float" office:value="-671.57391888" calcext:value-type="float">
            <text:p>-671,57391888</text:p>
          </table:table-cell>
          <table:table-cell table:formula="of:=([.D148]-[.E148])^2" office:value-type="float" office:value="446269.31677417" calcext:value-type="float">
            <text:p>446269,3167741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870953" calcext:value-type="float">
            <text:p>0,870953</text:p>
          </table:table-cell>
          <table:table-cell office:value-type="float" office:value="-0.450299" calcext:value-type="float">
            <text:p>-0,450299</text:p>
          </table:table-cell>
          <table:table-cell table:formula="of:=([.B149]*[.$B$298])-([.B149]*[.$B$297])+[.$B$297]" office:value-type="float" office:value="3559.99903762" calcext:value-type="float">
            <text:p>3559,99903762</text:p>
          </table:table-cell>
          <table:table-cell table:formula="of:=([.C149]*[.$B$298])-([.C149]*[.$B$297])+[.$B$297]" office:value-type="float" office:value="-1845.95637046" calcext:value-type="float">
            <text:p>-1845,95637046</text:p>
          </table:table-cell>
          <table:table-cell table:formula="of:=([.D149]-[.E149])^2" office:value-type="float" office:value="29224353.8741494" calcext:value-type="float">
            <text:p>29224353,874149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365606" calcext:value-type="float">
            <text:p>0,365606</text:p>
          </table:table-cell>
          <table:table-cell table:formula="of:=([.B150]*[.$B$298])-([.B150]*[.$B$297])+[.$B$297]" office:value-type="float" office:value="-3.199999981618" calcext:value-type="float">
            <text:p>-3,1999999816</text:p>
          </table:table-cell>
          <table:table-cell table:formula="of:=([.C150]*[.$B$298])-([.C150]*[.$B$297])+[.$B$297]" office:value-type="float" office:value="1492.35157324" calcext:value-type="float">
            <text:p>1492,35157324</text:p>
          </table:table-cell>
          <table:table-cell table:formula="of:=([.D150]-[.E150])^2" office:value-type="float" office:value="2236674.50816566" calcext:value-type="float">
            <text:p>2236674,508165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-0.0687689" calcext:value-type="float">
            <text:p>-0,0687689</text:p>
          </table:table-cell>
          <table:table-cell table:formula="of:=([.B151]*[.$B$298])-([.B151]*[.$B$297])+[.$B$297]" office:value-type="float" office:value="3358.99804358" calcext:value-type="float">
            <text:p>3358,99804358</text:p>
          </table:table-cell>
          <table:table-cell table:formula="of:=([.C151]*[.$B$298])-([.C151]*[.$B$297])+[.$B$297]" office:value-type="float" office:value="-284.910705106" calcext:value-type="float">
            <text:p>-284,910705106</text:p>
          </table:table-cell>
          <table:table-cell table:formula="of:=([.D151]-[.E151])^2" office:value-type="float" office:value="13278070.9687504" calcext:value-type="float">
            <text:p>13278070,96875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111449" calcext:value-type="float">
            <text:p>0,0111449</text:p>
          </table:table-cell>
          <table:table-cell office:value-type="float" office:value="0.182051" calcext:value-type="float">
            <text:p>0,182051</text:p>
          </table:table-cell>
          <table:table-cell table:formula="of:=([.B152]*[.$B$298])-([.B152]*[.$B$297])+[.$B$297]" office:value-type="float" office:value="42.059804146" calcext:value-type="float">
            <text:p>42,059804146</text:p>
          </table:table-cell>
          <table:table-cell table:formula="of:=([.C152]*[.$B$298])-([.C152]*[.$B$297])+[.$B$297]" office:value-type="float" office:value="741.32894854" calcext:value-type="float">
            <text:p>741,32894854</text:p>
          </table:table-cell>
          <table:table-cell table:formula="of:=([.D152]-[.E152])^2" office:value-type="float" office:value="488977.336301517" calcext:value-type="float">
            <text:p>488977,33630151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10792" calcext:value-type="float">
            <text:p>0,910792</text:p>
          </table:table-cell>
          <table:table-cell office:value-type="float" office:value="-0.384354" calcext:value-type="float">
            <text:p>-0,384354</text:p>
          </table:table-cell>
          <table:table-cell table:formula="of:=([.B153]*[.$B$298])-([.B153]*[.$B$297])+[.$B$297]" office:value-type="float" office:value="3723.00189968" calcext:value-type="float">
            <text:p>3723,00189968</text:p>
          </table:table-cell>
          <table:table-cell table:formula="of:=([.C153]*[.$B$298])-([.C153]*[.$B$297])+[.$B$297]" office:value-type="float" office:value="-1576.13976516" calcext:value-type="float">
            <text:p>-1576,13976516</text:p>
          </table:table-cell>
          <table:table-cell table:formula="of:=([.D153]-[.E153])^2" office:value-type="float" office:value="28080902.3840432" calcext:value-type="float">
            <text:p>28080902,38404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07449" calcext:value-type="float">
            <text:p>0,0607449</text:p>
          </table:table-cell>
          <table:table-cell office:value-type="float" office:value="-0.491005" calcext:value-type="float">
            <text:p>-0,491005</text:p>
          </table:table-cell>
          <table:table-cell table:formula="of:=([.B154]*[.$B$298])-([.B154]*[.$B$297])+[.$B$297]" office:value-type="float" office:value="245.000188146" calcext:value-type="float">
            <text:p>245,000188146</text:p>
          </table:table-cell>
          <table:table-cell table:formula="of:=([.C154]*[.$B$298])-([.C154]*[.$B$297])+[.$B$297]" office:value-type="float" office:value="-2012.5065977" calcext:value-type="float">
            <text:p>-2012,5065977</text:p>
          </table:table-cell>
          <table:table-cell table:formula="of:=([.D154]-[.E154])^2" office:value-type="float" office:value="5096336.88814074" calcext:value-type="float">
            <text:p>5096336,888140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422824" calcext:value-type="float">
            <text:p>0,000422824</text:p>
          </table:table-cell>
          <table:table-cell office:value-type="float" office:value="-0.398653" calcext:value-type="float">
            <text:p>-0,398653</text:p>
          </table:table-cell>
          <table:table-cell table:formula="of:=([.B155]*[.$B$298])-([.B155]*[.$B$297])+[.$B$297]" office:value-type="float" office:value="-1.80999869104" calcext:value-type="float">
            <text:p>-1,809998691</text:p>
          </table:table-cell>
          <table:table-cell table:formula="of:=([.C155]*[.$B$298])-([.C155]*[.$B$297])+[.$B$297]" office:value-type="float" office:value="-1634.64469562" calcext:value-type="float">
            <text:p>-1634,64469562</text:p>
          </table:table-cell>
          <table:table-cell table:formula="of:=([.D155]-[.E155])^2" office:value-type="float" office:value="2666149.14749509" calcext:value-type="float">
            <text:p>2666149,1474950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-0.0638149" calcext:value-type="float">
            <text:p>-0,0638149</text:p>
          </table:table-cell>
          <table:table-cell table:formula="of:=([.B156]*[.$B$298])-([.B156]*[.$B$297])+[.$B$297]" office:value-type="float" office:value="-3.54" calcext:value-type="float">
            <text:p>-3,54</text:p>
          </table:table-cell>
          <table:table-cell table:formula="of:=([.C156]*[.$B$298])-([.C156]*[.$B$297])+[.$B$297]" office:value-type="float" office:value="-264.641215946" calcext:value-type="float">
            <text:p>-264,641215946</text:p>
          </table:table-cell>
          <table:table-cell table:formula="of:=([.D156]-[.E156])^2" office:value-type="float" office:value="68173.8449684797" calcext:value-type="float">
            <text:p>68173,84496847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91314" calcext:value-type="float">
            <text:p>0,691314</text:p>
          </table:table-cell>
          <table:table-cell office:value-type="float" office:value="0.405873" calcext:value-type="float">
            <text:p>0,405873</text:p>
          </table:table-cell>
          <table:table-cell table:formula="of:=([.B157]*[.$B$298])-([.B157]*[.$B$297])+[.$B$297]" office:value-type="float" office:value="2824.99888356" calcext:value-type="float">
            <text:p>2824,99888356</text:p>
          </table:table-cell>
          <table:table-cell table:formula="of:=([.C157]*[.$B$298])-([.C157]*[.$B$297])+[.$B$297]" office:value-type="float" office:value="1657.10561442" calcext:value-type="float">
            <text:p>1657,10561442</text:p>
          </table:table-cell>
          <table:table-cell table:formula="of:=([.D157]-[.E157])^2" office:value-type="float" office:value="1363974.68810252" calcext:value-type="float">
            <text:p>1363974,6881025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09964" calcext:value-type="float">
            <text:p>0,509964</text:p>
          </table:table-cell>
          <table:table-cell office:value-type="float" office:value="-0.122734" calcext:value-type="float">
            <text:p>-0,122734</text:p>
          </table:table-cell>
          <table:table-cell table:formula="of:=([.B158]*[.$B$298])-([.B158]*[.$B$297])+[.$B$297]" office:value-type="float" office:value="2082.99810456" calcext:value-type="float">
            <text:p>2082,99810456</text:p>
          </table:table-cell>
          <table:table-cell table:formula="of:=([.C158]*[.$B$298])-([.C158]*[.$B$297])+[.$B$297]" office:value-type="float" office:value="-505.71107036" calcext:value-type="float">
            <text:p>-505,71107036</text:p>
          </table:table-cell>
          <table:table-cell table:formula="of:=([.D158]-[.E158])^2" office:value-type="float" office:value="6701415.19231499" calcext:value-type="float">
            <text:p>6701415,1923149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38404" calcext:value-type="float">
            <text:p>0,238404</text:p>
          </table:table-cell>
          <table:table-cell office:value-type="float" office:value="0.372095" calcext:value-type="float">
            <text:p>0,372095</text:p>
          </table:table-cell>
          <table:table-cell table:formula="of:=([.B159]*[.$B$298])-([.B159]*[.$B$297])+[.$B$297]" office:value-type="float" office:value="971.89950216" calcext:value-type="float">
            <text:p>971,89950216</text:p>
          </table:table-cell>
          <table:table-cell table:formula="of:=([.C159]*[.$B$298])-([.C159]*[.$B$297])+[.$B$297]" office:value-type="float" office:value="1518.9015763" calcext:value-type="float">
            <text:p>1518,9015763</text:p>
          </table:table-cell>
          <table:table-cell table:formula="of:=([.D159]-[.E159])^2" office:value-type="float" office:value="299211.269113462" calcext:value-type="float">
            <text:p>299211,26911346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260391" calcext:value-type="float">
            <text:p>0,0260391</text:p>
          </table:table-cell>
          <table:table-cell office:value-type="float" office:value="0.340827" calcext:value-type="float">
            <text:p>0,340827</text:p>
          </table:table-cell>
          <table:table-cell table:formula="of:=([.B160]*[.$B$298])-([.B160]*[.$B$297])+[.$B$297]" office:value-type="float" office:value="103.000019214" calcext:value-type="float">
            <text:p>103,000019214</text:p>
          </table:table-cell>
          <table:table-cell table:formula="of:=([.C160]*[.$B$298])-([.C160]*[.$B$297])+[.$B$297]" office:value-type="float" office:value="1390.96730358" calcext:value-type="float">
            <text:p>1390,96730358</text:p>
          </table:table-cell>
          <table:table-cell table:formula="of:=([.D160]-[.E160])^2" office:value-type="float" office:value="1658859.72559713" calcext:value-type="float">
            <text:p>1658859,725597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618349" calcext:value-type="float">
            <text:p>0,000618349</text:p>
          </table:table-cell>
          <table:table-cell office:value-type="float" office:value="0.0698235" calcext:value-type="float">
            <text:p>0,0698235</text:p>
          </table:table-cell>
          <table:table-cell table:formula="of:=([.B161]*[.$B$298])-([.B161]*[.$B$297])+[.$B$297]" office:value-type="float" office:value="-1.01000033254" calcext:value-type="float">
            <text:p>-1,0100003325</text:p>
          </table:table-cell>
          <table:table-cell table:formula="of:=([.C161]*[.$B$298])-([.C161]*[.$B$297])+[.$B$297]" office:value-type="float" office:value="282.14564319" calcext:value-type="float">
            <text:p>282,14564319</text:p>
          </table:table-cell>
          <table:table-cell table:formula="of:=([.D161]-[.E161])^2" office:value-type="float" office:value="80177.1184586637" calcext:value-type="float">
            <text:p>80177,118458663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0.0220264" calcext:value-type="float">
            <text:p>0,0220264</text:p>
          </table:table-cell>
          <table:table-cell table:formula="of:=([.B162]*[.$B$298])-([.B162]*[.$B$297])+[.$B$297]" office:value-type="float" office:value="-3.54" calcext:value-type="float">
            <text:p>-3,54</text:p>
          </table:table-cell>
          <table:table-cell table:formula="of:=([.C162]*[.$B$298])-([.C162]*[.$B$297])+[.$B$297]" office:value-type="float" office:value="86.581896656" calcext:value-type="float">
            <text:p>86,581896656</text:p>
          </table:table-cell>
          <table:table-cell table:formula="of:=([.D162]-[.E162])^2" office:value-type="float" office:value="8121.95625687474" calcext:value-type="float">
            <text:p>8121,956256874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0190872" calcext:value-type="float">
            <text:p>0,0190872</text:p>
          </table:table-cell>
          <table:table-cell table:formula="of:=([.B163]*[.$B$298])-([.B163]*[.$B$297])+[.$B$297]" office:value-type="float" office:value="-3.54" calcext:value-type="float">
            <text:p>-3,54</text:p>
          </table:table-cell>
          <table:table-cell table:formula="of:=([.C163]*[.$B$298])-([.C163]*[.$B$297])+[.$B$297]" office:value-type="float" office:value="74.556042288" calcext:value-type="float">
            <text:p>74,556042288</text:p>
          </table:table-cell>
          <table:table-cell table:formula="of:=([.D163]-[.E163])^2" office:value-type="float" office:value="6098.99182104908" calcext:value-type="float">
            <text:p>6098,991821049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0260884" calcext:value-type="float">
            <text:p>0,0260884</text:p>
          </table:table-cell>
          <table:table-cell table:formula="of:=([.B164]*[.$B$298])-([.B164]*[.$B$297])+[.$B$297]" office:value-type="float" office:value="-3.54" calcext:value-type="float">
            <text:p>-3,54</text:p>
          </table:table-cell>
          <table:table-cell table:formula="of:=([.C164]*[.$B$298])-([.C164]*[.$B$297])+[.$B$297]" office:value-type="float" office:value="103.201732136" calcext:value-type="float">
            <text:p>103,201732136</text:p>
          </table:table-cell>
          <table:table-cell table:formula="of:=([.D164]-[.E164])^2" office:value-type="float" office:value="11393.7973793936" calcext:value-type="float">
            <text:p>11393,797379393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0.054761" calcext:value-type="float">
            <text:p>0,054761</text:p>
          </table:table-cell>
          <table:table-cell table:formula="of:=([.B165]*[.$B$298])-([.B165]*[.$B$297])+[.$B$297]" office:value-type="float" office:value="-3.54" calcext:value-type="float">
            <text:p>-3,54</text:p>
          </table:table-cell>
          <table:table-cell table:formula="of:=([.C165]*[.$B$298])-([.C165]*[.$B$297])+[.$B$297]" office:value-type="float" office:value="220.51682194" calcext:value-type="float">
            <text:p>220,51682194</text:p>
          </table:table-cell>
          <table:table-cell table:formula="of:=([.D165]-[.E165])^2" office:value-type="float" office:value="50201.4594578529" calcext:value-type="float">
            <text:p>50201,459457852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0582473" calcext:value-type="float">
            <text:p>0,0582473</text:p>
          </table:table-cell>
          <table:table-cell table:formula="of:=([.B166]*[.$B$298])-([.B166]*[.$B$297])+[.$B$297]" office:value-type="float" office:value="-3.54" calcext:value-type="float">
            <text:p>-3,54</text:p>
          </table:table-cell>
          <table:table-cell table:formula="of:=([.C166]*[.$B$298])-([.C166]*[.$B$297])+[.$B$297]" office:value-type="float" office:value="234.781157842" calcext:value-type="float">
            <text:p>234,781157842</text:p>
          </table:table-cell>
          <table:table-cell table:formula="of:=([.D166]-[.E166])^2" office:value-type="float" office:value="56796.9742751515" calcext:value-type="float">
            <text:p>56796,97427515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058334" calcext:value-type="float">
            <text:p>0,058334</text:p>
          </table:table-cell>
          <table:table-cell table:formula="of:=([.B167]*[.$B$298])-([.B167]*[.$B$297])+[.$B$297]" office:value-type="float" office:value="-3.54" calcext:value-type="float">
            <text:p>-3,54</text:p>
          </table:table-cell>
          <table:table-cell table:formula="of:=([.C167]*[.$B$298])-([.C167]*[.$B$297])+[.$B$297]" office:value-type="float" office:value="235.13589436" calcext:value-type="float">
            <text:p>235,13589436</text:p>
          </table:table-cell>
          <table:table-cell table:formula="of:=([.D167]-[.E167])^2" office:value-type="float" office:value="56966.1825485459" calcext:value-type="float">
            <text:p>56966,182548545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0.058334" calcext:value-type="float">
            <text:p>0,058334</text:p>
          </table:table-cell>
          <table:table-cell table:formula="of:=([.B168]*[.$B$298])-([.B168]*[.$B$297])+[.$B$297]" office:value-type="float" office:value="-3.54" calcext:value-type="float">
            <text:p>-3,54</text:p>
          </table:table-cell>
          <table:table-cell table:formula="of:=([.C168]*[.$B$298])-([.C168]*[.$B$297])+[.$B$297]" office:value-type="float" office:value="235.13589436" calcext:value-type="float">
            <text:p>235,13589436</text:p>
          </table:table-cell>
          <table:table-cell table:formula="of:=([.D168]-[.E168])^2" office:value-type="float" office:value="56966.1825485459" calcext:value-type="float">
            <text:p>56966,182548545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0.058334" calcext:value-type="float">
            <text:p>0,058334</text:p>
          </table:table-cell>
          <table:table-cell table:formula="of:=([.B169]*[.$B$298])-([.B169]*[.$B$297])+[.$B$297]" office:value-type="float" office:value="-3.54" calcext:value-type="float">
            <text:p>-3,54</text:p>
          </table:table-cell>
          <table:table-cell table:formula="of:=([.C169]*[.$B$298])-([.C169]*[.$B$297])+[.$B$297]" office:value-type="float" office:value="235.13589436" calcext:value-type="float">
            <text:p>235,13589436</text:p>
          </table:table-cell>
          <table:table-cell table:formula="of:=([.D169]-[.E169])^2" office:value-type="float" office:value="56966.1825485459" calcext:value-type="float">
            <text:p>56966,182548545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0.058334" calcext:value-type="float">
            <text:p>0,058334</text:p>
          </table:table-cell>
          <table:table-cell table:formula="of:=([.B170]*[.$B$298])-([.B170]*[.$B$297])+[.$B$297]" office:value-type="float" office:value="-3.54" calcext:value-type="float">
            <text:p>-3,54</text:p>
          </table:table-cell>
          <table:table-cell table:formula="of:=([.C170]*[.$B$298])-([.C170]*[.$B$297])+[.$B$297]" office:value-type="float" office:value="235.13589436" calcext:value-type="float">
            <text:p>235,13589436</text:p>
          </table:table-cell>
          <table:table-cell table:formula="of:=([.D170]-[.E170])^2" office:value-type="float" office:value="56966.1825485459" calcext:value-type="float">
            <text:p>56966,18254854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058334" calcext:value-type="float">
            <text:p>0,058334</text:p>
          </table:table-cell>
          <table:table-cell table:formula="of:=([.B171]*[.$B$298])-([.B171]*[.$B$297])+[.$B$297]" office:value-type="float" office:value="-3.54" calcext:value-type="float">
            <text:p>-3,54</text:p>
          </table:table-cell>
          <table:table-cell table:formula="of:=([.C171]*[.$B$298])-([.C171]*[.$B$297])+[.$B$297]" office:value-type="float" office:value="235.13589436" calcext:value-type="float">
            <text:p>235,13589436</text:p>
          </table:table-cell>
          <table:table-cell table:formula="of:=([.D171]-[.E171])^2" office:value-type="float" office:value="56966.1825485459" calcext:value-type="float">
            <text:p>56966,182548545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955386" calcext:value-type="float">
            <text:p>0,00955386</text:p>
          </table:table-cell>
          <table:table-cell office:value-type="float" office:value="0.058334" calcext:value-type="float">
            <text:p>0,058334</text:p>
          </table:table-cell>
          <table:table-cell table:formula="of:=([.B172]*[.$B$298])-([.B172]*[.$B$297])+[.$B$297]" office:value-type="float" office:value="35.5500003444" calcext:value-type="float">
            <text:p>35,5500003444</text:p>
          </table:table-cell>
          <table:table-cell table:formula="of:=([.C172]*[.$B$298])-([.C172]*[.$B$297])+[.$B$297]" office:value-type="float" office:value="235.13589436" calcext:value-type="float">
            <text:p>235,13589436</text:p>
          </table:table-cell>
          <table:table-cell table:formula="of:=([.D172]-[.E172])^2" office:value-type="float" office:value="39834.5290900063" calcext:value-type="float">
            <text:p>39834,529090006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549035" calcext:value-type="float">
            <text:p>0,0549035</text:p>
          </table:table-cell>
          <table:table-cell office:value-type="float" office:value="0.0752045" calcext:value-type="float">
            <text:p>0,0752045</text:p>
          </table:table-cell>
          <table:table-cell table:formula="of:=([.B173]*[.$B$298])-([.B173]*[.$B$297])+[.$B$297]" office:value-type="float" office:value="221.09986639" calcext:value-type="float">
            <text:p>221,09986639</text:p>
          </table:table-cell>
          <table:table-cell table:formula="of:=([.C173]*[.$B$298])-([.C173]*[.$B$297])+[.$B$297]" office:value-type="float" office:value="304.16221993" calcext:value-type="float">
            <text:p>304,16221993</text:p>
          </table:table-cell>
          <table:table-cell table:formula="of:=([.D173]-[.E173])^2" office:value-type="float" office:value="6899.35457560395" calcext:value-type="float">
            <text:p>6899,35457560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03441" calcext:value-type="float">
            <text:p>0,303441</text:p>
          </table:table-cell>
          <table:table-cell office:value-type="float" office:value="0.155197" calcext:value-type="float">
            <text:p>0,155197</text:p>
          </table:table-cell>
          <table:table-cell table:formula="of:=([.B174]*[.$B$298])-([.B174]*[.$B$297])+[.$B$297]" office:value-type="float" office:value="1238.00098914" calcext:value-type="float">
            <text:p>1238,00098914</text:p>
          </table:table-cell>
          <table:table-cell table:formula="of:=([.C174]*[.$B$298])-([.C174]*[.$B$297])+[.$B$297]" office:value-type="float" office:value="631.45473338" calcext:value-type="float">
            <text:p>631,45473338</text:p>
          </table:table-cell>
          <table:table-cell table:formula="of:=([.D174]-[.E174])^2" office:value-type="float" office:value="367898.360376475" calcext:value-type="float">
            <text:p>367898,36037647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75221" calcext:value-type="float">
            <text:p>0,575221</text:p>
          </table:table-cell>
          <table:table-cell office:value-type="float" office:value="0.403172" calcext:value-type="float">
            <text:p>0,403172</text:p>
          </table:table-cell>
          <table:table-cell table:formula="of:=([.B175]*[.$B$298])-([.B175]*[.$B$297])+[.$B$297]" office:value-type="float" office:value="2349.99973034" calcext:value-type="float">
            <text:p>2349,99973034</text:p>
          </table:table-cell>
          <table:table-cell table:formula="of:=([.C175]*[.$B$298])-([.C175]*[.$B$297])+[.$B$297]" office:value-type="float" office:value="1646.05436488" calcext:value-type="float">
            <text:p>1646,05436488</text:p>
          </table:table-cell>
          <table:table-cell table:formula="of:=([.D175]-[.E175])^2" office:value-type="float" office:value="495539.077552613" calcext:value-type="float">
            <text:p>495539,0775526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31153" calcext:value-type="float">
            <text:p>0,731153</text:p>
          </table:table-cell>
          <table:table-cell office:value-type="float" office:value="0.559307" calcext:value-type="float">
            <text:p>0,559307</text:p>
          </table:table-cell>
          <table:table-cell table:formula="of:=([.B176]*[.$B$298])-([.B176]*[.$B$297])+[.$B$297]" office:value-type="float" office:value="2988.00174562" calcext:value-type="float">
            <text:p>2988,00174562</text:p>
          </table:table-cell>
          <table:table-cell table:formula="of:=([.C176]*[.$B$298])-([.C176]*[.$B$297])+[.$B$297]" office:value-type="float" office:value="2284.88696278" calcext:value-type="float">
            <text:p>2284,88696278</text:p>
          </table:table-cell>
          <table:table-cell table:formula="of:=([.D176]-[.E176])^2" office:value-type="float" office:value="494370.39784814" calcext:value-type="float">
            <text:p>494370,3978481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32581" calcext:value-type="float">
            <text:p>0,832581</text:p>
          </table:table-cell>
          <table:table-cell office:value-type="float" office:value="0.651527" calcext:value-type="float">
            <text:p>0,651527</text:p>
          </table:table-cell>
          <table:table-cell table:formula="of:=([.B177]*[.$B$298])-([.B177]*[.$B$297])+[.$B$297]" office:value-type="float" office:value="3402.99846474" calcext:value-type="float">
            <text:p>3402,99846474</text:p>
          </table:table-cell>
          <table:table-cell table:formula="of:=([.C177]*[.$B$298])-([.C177]*[.$B$297])+[.$B$297]" office:value-type="float" office:value="2662.20878158" calcext:value-type="float">
            <text:p>2662,20878158</text:p>
          </table:table-cell>
          <table:table-cell table:formula="of:=([.D177]-[.E177])^2" office:value-type="float" office:value="548769.354676293" calcext:value-type="float">
            <text:p>548769,35467629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88062" calcext:value-type="float">
            <text:p>0,888062</text:p>
          </table:table-cell>
          <table:table-cell office:value-type="float" office:value="0.781358" calcext:value-type="float">
            <text:p>0,781358</text:p>
          </table:table-cell>
          <table:table-cell table:formula="of:=([.B178]*[.$B$298])-([.B178]*[.$B$297])+[.$B$297]" office:value-type="float" office:value="3630.00119548" calcext:value-type="float">
            <text:p>3630,00119548</text:p>
          </table:table-cell>
          <table:table-cell table:formula="of:=([.C178]*[.$B$298])-([.C178]*[.$B$297])+[.$B$297]" office:value-type="float" office:value="3193.41751132" calcext:value-type="float">
            <text:p>3193,41751132</text:p>
          </table:table-cell>
          <table:table-cell table:formula="of:=([.D178]-[.E178])^2" office:value-type="float" office:value="190605.313274719" calcext:value-type="float">
            <text:p>190605,3132747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55556" calcext:value-type="float">
            <text:p>0,855556</text:p>
          </table:table-cell>
          <table:table-cell office:value-type="float" office:value="0.778911" calcext:value-type="float">
            <text:p>0,778911</text:p>
          </table:table-cell>
          <table:table-cell table:formula="of:=([.B179]*[.$B$298])-([.B179]*[.$B$297])+[.$B$297]" office:value-type="float" office:value="3497.00159624" calcext:value-type="float">
            <text:p>3497,00159624</text:p>
          </table:table-cell>
          <table:table-cell table:formula="of:=([.C179]*[.$B$298])-([.C179]*[.$B$297])+[.$B$297]" office:value-type="float" office:value="3183.40551294" calcext:value-type="float">
            <text:p>3183,40551294</text:p>
          </table:table-cell>
          <table:table-cell table:formula="of:=([.D179]-[.E179])^2" office:value-type="float" office:value="98342.5034611005" calcext:value-type="float">
            <text:p>98342,50346110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29648" calcext:value-type="float">
            <text:p>0,829648</text:p>
          </table:table-cell>
          <table:table-cell office:value-type="float" office:value="0.655473" calcext:value-type="float">
            <text:p>0,655473</text:p>
          </table:table-cell>
          <table:table-cell table:formula="of:=([.B180]*[.$B$298])-([.B180]*[.$B$297])+[.$B$297]" office:value-type="float" office:value="3390.99797792" calcext:value-type="float">
            <text:p>3390,99797792</text:p>
          </table:table-cell>
          <table:table-cell table:formula="of:=([.C180]*[.$B$298])-([.C180]*[.$B$297])+[.$B$297]" office:value-type="float" office:value="2678.35399842" calcext:value-type="float">
            <text:p>2678,35399842</text:p>
          </table:table-cell>
          <table:table-cell table:formula="of:=([.D180]-[.E180])^2" office:value-type="float" office:value="507861.441517596" calcext:value-type="float">
            <text:p>507861,44151759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07934" calcext:value-type="float">
            <text:p>0,707934</text:p>
          </table:table-cell>
          <table:table-cell office:value-type="float" office:value="0.583919" calcext:value-type="float">
            <text:p>0,583919</text:p>
          </table:table-cell>
          <table:table-cell table:formula="of:=([.B181]*[.$B$298])-([.B181]*[.$B$297])+[.$B$297]" office:value-type="float" office:value="2893.00027836" calcext:value-type="float">
            <text:p>2893,00027836</text:p>
          </table:table-cell>
          <table:table-cell table:formula="of:=([.C181]*[.$B$298])-([.C181]*[.$B$297])+[.$B$297]" office:value-type="float" office:value="2385.58794526" calcext:value-type="float">
            <text:p>2385,58794526</text:p>
          </table:table-cell>
          <table:table-cell table:formula="of:=([.D181]-[.E181])^2" office:value-type="float" office:value="257467.275781985" calcext:value-type="float">
            <text:p>257467,27578198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1192" calcext:value-type="float">
            <text:p>0,51192</text:p>
          </table:table-cell>
          <table:table-cell office:value-type="float" office:value="0.427493" calcext:value-type="float">
            <text:p>0,427493</text:p>
          </table:table-cell>
          <table:table-cell table:formula="of:=([.B182]*[.$B$298])-([.B182]*[.$B$297])+[.$B$297]" office:value-type="float" office:value="2091.0011568" calcext:value-type="float">
            <text:p>2091,0011568</text:p>
          </table:table-cell>
          <table:table-cell table:formula="of:=([.C182]*[.$B$298])-([.C182]*[.$B$297])+[.$B$297]" office:value-type="float" office:value="1745.56470922" calcext:value-type="float">
            <text:p>1745,56470922</text:p>
          </table:table-cell>
          <table:table-cell table:formula="of:=([.D182]-[.E182])^2" office:value-type="float" office:value="119326.33931669" calcext:value-type="float">
            <text:p>119326,3393166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36547" calcext:value-type="float">
            <text:p>0,236547</text:p>
          </table:table-cell>
          <table:table-cell office:value-type="float" office:value="0.25419" calcext:value-type="float">
            <text:p>0,25419</text:p>
          </table:table-cell>
          <table:table-cell table:formula="of:=([.B183]*[.$B$298])-([.B183]*[.$B$297])+[.$B$297]" office:value-type="float" office:value="964.30151238" calcext:value-type="float">
            <text:p>964,30151238</text:p>
          </table:table-cell>
          <table:table-cell table:formula="of:=([.C183]*[.$B$298])-([.C183]*[.$B$297])+[.$B$297]" office:value-type="float" office:value="1036.4885526" calcext:value-type="float">
            <text:p>1036,4885526</text:p>
          </table:table-cell>
          <table:table-cell table:formula="of:=([.D183]-[.E183])^2" office:value-type="float" office:value="5210.96877572394" calcext:value-type="float">
            <text:p>5210,96877572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238785" calcext:value-type="float">
            <text:p>0,0238785</text:p>
          </table:table-cell>
          <table:table-cell office:value-type="float" office:value="0.0830119" calcext:value-type="float">
            <text:p>0,0830119</text:p>
          </table:table-cell>
          <table:table-cell table:formula="of:=([.B184]*[.$B$298])-([.B184]*[.$B$297])+[.$B$297]" office:value-type="float" office:value="94.15983789" calcext:value-type="float">
            <text:p>94,15983789</text:p>
          </table:table-cell>
          <table:table-cell table:formula="of:=([.C184]*[.$B$298])-([.C184]*[.$B$297])+[.$B$297]" office:value-type="float" office:value="336.106509326" calcext:value-type="float">
            <text:p>336,106509326</text:p>
          </table:table-cell>
          <table:table-cell table:formula="of:=([.D184]-[.E184])^2" office:value-type="float" office:value="58538.1918189597" calcext:value-type="float">
            <text:p>58538,191818959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562136" calcext:value-type="float">
            <text:p>0,000562136</text:p>
          </table:table-cell>
          <table:table-cell office:value-type="float" office:value="0.0332067" calcext:value-type="float">
            <text:p>0,0332067</text:p>
          </table:table-cell>
          <table:table-cell table:formula="of:=([.B185]*[.$B$298])-([.B185]*[.$B$297])+[.$B$297]" office:value-type="float" office:value="-1.23999807056" calcext:value-type="float">
            <text:p>-1,2399980706</text:p>
          </table:table-cell>
          <table:table-cell table:formula="of:=([.C185]*[.$B$298])-([.C185]*[.$B$297])+[.$B$297]" office:value-type="float" office:value="132.326541318" calcext:value-type="float">
            <text:p>132,326541318</text:p>
          </table:table-cell>
          <table:table-cell table:formula="of:=([.D185]-[.E185])^2" office:value-type="float" office:value="17840.0204442357" calcext:value-type="float">
            <text:p>17840,020444235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0177425" calcext:value-type="float">
            <text:p>0,0177425</text:p>
          </table:table-cell>
          <table:table-cell table:formula="of:=([.B186]*[.$B$298])-([.B186]*[.$B$297])+[.$B$297]" office:value-type="float" office:value="-3.54" calcext:value-type="float">
            <text:p>-3,54</text:p>
          </table:table-cell>
          <table:table-cell table:formula="of:=([.C186]*[.$B$298])-([.C186]*[.$B$297])+[.$B$297]" office:value-type="float" office:value="69.05414845" calcext:value-type="float">
            <text:p>69,05414845</text:p>
          </table:table-cell>
          <table:table-cell table:formula="of:=([.D186]-[.E186])^2" office:value-type="float" office:value="5269.91038918064" calcext:value-type="float">
            <text:p>5269,910389180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0183488" calcext:value-type="float">
            <text:p>0,0183488</text:p>
          </table:table-cell>
          <table:table-cell table:formula="of:=([.B187]*[.$B$298])-([.B187]*[.$B$297])+[.$B$297]" office:value-type="float" office:value="-3.54" calcext:value-type="float">
            <text:p>-3,54</text:p>
          </table:table-cell>
          <table:table-cell table:formula="of:=([.C187]*[.$B$298])-([.C187]*[.$B$297])+[.$B$297]" office:value-type="float" office:value="71.534849152" calcext:value-type="float">
            <text:p>71,534849152</text:p>
          </table:table-cell>
          <table:table-cell table:formula="of:=([.D187]-[.E187])^2" office:value-type="float" office:value="5636.23297519556" calcext:value-type="float">
            <text:p>5636,232975195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0258841" calcext:value-type="float">
            <text:p>0,0258841</text:p>
          </table:table-cell>
          <table:table-cell table:formula="of:=([.B188]*[.$B$298])-([.B188]*[.$B$297])+[.$B$297]" office:value-type="float" office:value="-3.54" calcext:value-type="float">
            <text:p>-3,54</text:p>
          </table:table-cell>
          <table:table-cell table:formula="of:=([.C188]*[.$B$298])-([.C188]*[.$B$297])+[.$B$297]" office:value-type="float" office:value="102.365830514" calcext:value-type="float">
            <text:p>102,365830514</text:p>
          </table:table-cell>
          <table:table-cell table:formula="of:=([.D188]-[.E188])^2" office:value-type="float" office:value="11216.0449368601" calcext:value-type="float">
            <text:p>11216,04493686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0550636" calcext:value-type="float">
            <text:p>0,0550636</text:p>
          </table:table-cell>
          <table:table-cell table:formula="of:=([.B189]*[.$B$298])-([.B189]*[.$B$297])+[.$B$297]" office:value-type="float" office:value="-3.54" calcext:value-type="float">
            <text:p>-3,54</text:p>
          </table:table-cell>
          <table:table-cell table:formula="of:=([.C189]*[.$B$298])-([.C189]*[.$B$297])+[.$B$297]" office:value-type="float" office:value="221.754921944" calcext:value-type="float">
            <text:p>221,754921944</text:p>
          </table:table-cell>
          <table:table-cell table:formula="of:=([.D189]-[.E189])^2" office:value-type="float" office:value="50757.801853753" calcext:value-type="float">
            <text:p>50757,80185375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0.0582552" calcext:value-type="float">
            <text:p>0,0582552</text:p>
          </table:table-cell>
          <table:table-cell table:formula="of:=([.B190]*[.$B$298])-([.B190]*[.$B$297])+[.$B$297]" office:value-type="float" office:value="-3.54" calcext:value-type="float">
            <text:p>-3,54</text:p>
          </table:table-cell>
          <table:table-cell table:formula="of:=([.C190]*[.$B$298])-([.C190]*[.$B$297])+[.$B$297]" office:value-type="float" office:value="234.813481008" calcext:value-type="float">
            <text:p>234,813481008</text:p>
          </table:table-cell>
          <table:table-cell table:formula="of:=([.D190]-[.E190])^2" office:value-type="float" office:value="56812.381908631" calcext:value-type="float">
            <text:p>56812,38190863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58334" calcext:value-type="float">
            <text:p>0,058334</text:p>
          </table:table-cell>
          <table:table-cell table:formula="of:=([.B191]*[.$B$298])-([.B191]*[.$B$297])+[.$B$297]" office:value-type="float" office:value="-3.54" calcext:value-type="float">
            <text:p>-3,54</text:p>
          </table:table-cell>
          <table:table-cell table:formula="of:=([.C191]*[.$B$298])-([.C191]*[.$B$297])+[.$B$297]" office:value-type="float" office:value="235.13589436" calcext:value-type="float">
            <text:p>235,13589436</text:p>
          </table:table-cell>
          <table:table-cell table:formula="of:=([.D191]-[.E191])^2" office:value-type="float" office:value="56966.1825485459" calcext:value-type="float">
            <text:p>56966,182548545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195525" calcext:value-type="float">
            <text:p>1,95525E-05</text:p>
          </table:table-cell>
          <table:table-cell office:value-type="float" office:value="0.058334" calcext:value-type="float">
            <text:p>0,058334</text:p>
          </table:table-cell>
          <table:table-cell table:formula="of:=([.B192]*[.$B$298])-([.B192]*[.$B$297])+[.$B$297]" office:value-type="float" office:value="-3.46000016415" calcext:value-type="float">
            <text:p>-3,4600001642</text:p>
          </table:table-cell>
          <table:table-cell table:formula="of:=([.C192]*[.$B$298])-([.C192]*[.$B$297])+[.$B$297]" office:value-type="float" office:value="235.13589436" calcext:value-type="float">
            <text:p>235,13589436</text:p>
          </table:table-cell>
          <table:table-cell table:formula="of:=([.D192]-[.E192])^2" office:value-type="float" office:value="56928.0008837793" calcext:value-type="float">
            <text:p>56928,000883779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58369" calcext:value-type="float">
            <text:p>0,058369</text:p>
          </table:table-cell>
          <table:table-cell table:formula="of:=([.B193]*[.$B$298])-([.B193]*[.$B$297])+[.$B$297]" office:value-type="float" office:value="-3.12999905122" calcext:value-type="float">
            <text:p>-3,1299990512</text:p>
          </table:table-cell>
          <table:table-cell table:formula="of:=([.C193]*[.$B$298])-([.C193]*[.$B$297])+[.$B$297]" office:value-type="float" office:value="235.27909826" calcext:value-type="float">
            <text:p>235,27909826</text:p>
          </table:table-cell>
          <table:table-cell table:formula="of:=([.D193]-[.E193])^2" office:value-type="float" office:value="56838.8976807508" calcext:value-type="float">
            <text:p>56838,897680750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0585295" calcext:value-type="float">
            <text:p>0,0585295</text:p>
          </table:table-cell>
          <table:table-cell table:formula="of:=([.B194]*[.$B$298])-([.B194]*[.$B$297])+[.$B$297]" office:value-type="float" office:value="-3.54" calcext:value-type="float">
            <text:p>-3,54</text:p>
          </table:table-cell>
          <table:table-cell table:formula="of:=([.C194]*[.$B$298])-([.C194]*[.$B$297])+[.$B$297]" office:value-type="float" office:value="235.93579043" calcext:value-type="float">
            <text:p>235,93579043</text:p>
          </table:table-cell>
          <table:table-cell table:formula="of:=([.D194]-[.E194])^2" office:value-type="float" office:value="57348.6542020733" calcext:value-type="float">
            <text:p>57348,654202073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0584156" calcext:value-type="float">
            <text:p>0,0584156</text:p>
          </table:table-cell>
          <table:table-cell table:formula="of:=([.B195]*[.$B$298])-([.B195]*[.$B$297])+[.$B$297]" office:value-type="float" office:value="-3.54" calcext:value-type="float">
            <text:p>-3,54</text:p>
          </table:table-cell>
          <table:table-cell table:formula="of:=([.C195]*[.$B$298])-([.C195]*[.$B$297])+[.$B$297]" office:value-type="float" office:value="235.469764024" calcext:value-type="float">
            <text:p>235,469764024</text:p>
          </table:table-cell>
          <table:table-cell table:formula="of:=([.D195]-[.E195])^2" office:value-type="float" office:value="57125.6672988082" calcext:value-type="float">
            <text:p>57125,667298808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448975" calcext:value-type="float">
            <text:p>0,00448975</text:p>
          </table:table-cell>
          <table:table-cell office:value-type="float" office:value="0.0583382" calcext:value-type="float">
            <text:p>0,0583382</text:p>
          </table:table-cell>
          <table:table-cell table:formula="of:=([.B196]*[.$B$298])-([.B196]*[.$B$297])+[.$B$297]" office:value-type="float" office:value="14.829991715" calcext:value-type="float">
            <text:p>14,829991715</text:p>
          </table:table-cell>
          <table:table-cell table:formula="of:=([.C196]*[.$B$298])-([.C196]*[.$B$297])+[.$B$297]" office:value-type="float" office:value="235.153078828" calcext:value-type="float">
            <text:p>235,153078828</text:p>
          </table:table-cell>
          <table:table-cell table:formula="of:=([.D196]-[.E196])^2" office:value-type="float" office:value="48542.2627150026" calcext:value-type="float">
            <text:p>48542,26271500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75469" calcext:value-type="float">
            <text:p>0,0475469</text:p>
          </table:table-cell>
          <table:table-cell office:value-type="float" office:value="0.0663483" calcext:value-type="float">
            <text:p>0,0663483</text:p>
          </table:table-cell>
          <table:table-cell table:formula="of:=([.B197]*[.$B$298])-([.B197]*[.$B$297])+[.$B$297]" office:value-type="float" office:value="191.000043226" calcext:value-type="float">
            <text:p>191,000043226</text:p>
          </table:table-cell>
          <table:table-cell table:formula="of:=([.C197]*[.$B$298])-([.C197]*[.$B$297])+[.$B$297]" office:value-type="float" office:value="267.926723382" calcext:value-type="float">
            <text:p>267,926723382</text:p>
          </table:table-cell>
          <table:table-cell table:formula="of:=([.D197]-[.E197])^2" office:value-type="float" office:value="5917.71411982352" calcext:value-type="float">
            <text:p>5917,714119823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90671" calcext:value-type="float">
            <text:p>0,190671</text:p>
          </table:table-cell>
          <table:table-cell office:value-type="float" office:value="0.140652" calcext:value-type="float">
            <text:p>0,140652</text:p>
          </table:table-cell>
          <table:table-cell table:formula="of:=([.B198]*[.$B$298])-([.B198]*[.$B$297])+[.$B$297]" office:value-type="float" office:value="776.59802334" calcext:value-type="float">
            <text:p>776,59802334</text:p>
          </table:table-cell>
          <table:table-cell table:formula="of:=([.C198]*[.$B$298])-([.C198]*[.$B$297])+[.$B$297]" office:value-type="float" office:value="571.94328408" calcext:value-type="float">
            <text:p>571,94328408</text:p>
          </table:table-cell>
          <table:table-cell table:formula="of:=([.D198]-[.E198])^2" office:value-type="float" office:value="41883.5623015786" calcext:value-type="float">
            <text:p>41883,562301578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34161" calcext:value-type="float">
            <text:p>0,534161</text:p>
          </table:table-cell>
          <table:table-cell office:value-type="float" office:value="0.330492" calcext:value-type="float">
            <text:p>0,330492</text:p>
          </table:table-cell>
          <table:table-cell table:formula="of:=([.B199]*[.$B$298])-([.B199]*[.$B$297])+[.$B$297]" office:value-type="float" office:value="2182.00109794" calcext:value-type="float">
            <text:p>2182,00109794</text:p>
          </table:table-cell>
          <table:table-cell table:formula="of:=([.C199]*[.$B$298])-([.C199]*[.$B$297])+[.$B$297]" office:value-type="float" office:value="1348.68123768" calcext:value-type="float">
            <text:p>1348,68123768</text:p>
          </table:table-cell>
          <table:table-cell table:formula="of:=([.D199]-[.E199])^2" office:value-type="float" office:value="694421.989503746" calcext:value-type="float">
            <text:p>694421,9895037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49483" calcext:value-type="float">
            <text:p>0,749483</text:p>
          </table:table-cell>
          <table:table-cell office:value-type="float" office:value="0.517172" calcext:value-type="float">
            <text:p>0,517172</text:p>
          </table:table-cell>
          <table:table-cell table:formula="of:=([.B200]*[.$B$298])-([.B200]*[.$B$297])+[.$B$297]" office:value-type="float" office:value="3062.99967382" calcext:value-type="float">
            <text:p>3062,99967382</text:p>
          </table:table-cell>
          <table:table-cell table:formula="of:=([.C200]*[.$B$298])-([.C200]*[.$B$297])+[.$B$297]" office:value-type="float" office:value="2112.48992488" calcext:value-type="float">
            <text:p>2112,48992488</text:p>
          </table:table-cell>
          <table:table-cell table:formula="of:=([.D200]-[.E200])^2" office:value-type="float" office:value="903468.782829983" calcext:value-type="float">
            <text:p>903468,7828299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66065" calcext:value-type="float">
            <text:p>0,866065</text:p>
          </table:table-cell>
          <table:table-cell office:value-type="float" office:value="0.640057" calcext:value-type="float">
            <text:p>0,640057</text:p>
          </table:table-cell>
          <table:table-cell table:formula="of:=([.B201]*[.$B$298])-([.B201]*[.$B$297])+[.$B$297]" office:value-type="float" office:value="3539.9995901" calcext:value-type="float">
            <text:p>3539,9995901</text:p>
          </table:table-cell>
          <table:table-cell table:formula="of:=([.C201]*[.$B$298])-([.C201]*[.$B$297])+[.$B$297]" office:value-type="float" office:value="2615.27881778" calcext:value-type="float">
            <text:p>2615,27881778</text:p>
          </table:table-cell>
          <table:table-cell table:formula="of:=([.D201]-[.E201])^2" office:value-type="float" office:value="855108.506760098" calcext:value-type="float">
            <text:p>855108,5067600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20812" calcext:value-type="float">
            <text:p>0,920812</text:p>
          </table:table-cell>
          <table:table-cell office:value-type="float" office:value="0.777913" calcext:value-type="float">
            <text:p>0,777913</text:p>
          </table:table-cell>
          <table:table-cell table:formula="of:=([.B202]*[.$B$298])-([.B202]*[.$B$297])+[.$B$297]" office:value-type="float" office:value="3763.99913048" calcext:value-type="float">
            <text:p>3763,99913048</text:p>
          </table:table-cell>
          <table:table-cell table:formula="of:=([.C202]*[.$B$298])-([.C202]*[.$B$297])+[.$B$297]" office:value-type="float" office:value="3179.32215602" calcext:value-type="float">
            <text:p>3179,32215602</text:p>
          </table:table-cell>
          <table:table-cell table:formula="of:=([.D202]-[.E202])^2" office:value-type="float" office:value="341847.164463699" calcext:value-type="float">
            <text:p>341847,16446369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07614" calcext:value-type="float">
            <text:p>0,907614</text:p>
          </table:table-cell>
          <table:table-cell office:value-type="float" office:value="0.813693" calcext:value-type="float">
            <text:p>0,813693</text:p>
          </table:table-cell>
          <table:table-cell table:formula="of:=([.B203]*[.$B$298])-([.B203]*[.$B$297])+[.$B$297]" office:value-type="float" office:value="3709.99898556" calcext:value-type="float">
            <text:p>3709,99898556</text:p>
          </table:table-cell>
          <table:table-cell table:formula="of:=([.C203]*[.$B$298])-([.C203]*[.$B$297])+[.$B$297]" office:value-type="float" office:value="3325.71745722" calcext:value-type="float">
            <text:p>3325,71745722</text:p>
          </table:table-cell>
          <table:table-cell table:formula="of:=([.D203]-[.E203])^2" office:value-type="float" office:value="147672.293023326" calcext:value-type="float">
            <text:p>147672,2930233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29404" calcext:value-type="float">
            <text:p>0,829404</text:p>
          </table:table-cell>
          <table:table-cell office:value-type="float" office:value="0.710309" calcext:value-type="float">
            <text:p>0,710309</text:p>
          </table:table-cell>
          <table:table-cell table:formula="of:=([.B204]*[.$B$298])-([.B204]*[.$B$297])+[.$B$297]" office:value-type="float" office:value="3389.99964216" calcext:value-type="float">
            <text:p>3389,99964216</text:p>
          </table:table-cell>
          <table:table-cell table:formula="of:=([.C204]*[.$B$298])-([.C204]*[.$B$297])+[.$B$297]" office:value-type="float" office:value="2902.71768586" calcext:value-type="float">
            <text:p>2902,71768586</text:p>
          </table:table-cell>
          <table:table-cell table:formula="of:=([.D204]-[.E204])^2" office:value-type="float" office:value="237443.704935554" calcext:value-type="float">
            <text:p>237443,70493555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88137" calcext:value-type="float">
            <text:p>0,688137</text:p>
          </table:table-cell>
          <table:table-cell office:value-type="float" office:value="0.558316" calcext:value-type="float">
            <text:p>0,558316</text:p>
          </table:table-cell>
          <table:table-cell table:formula="of:=([.B205]*[.$B$298])-([.B205]*[.$B$297])+[.$B$297]" office:value-type="float" office:value="2812.00006098" calcext:value-type="float">
            <text:p>2812,00006098</text:p>
          </table:table-cell>
          <table:table-cell table:formula="of:=([.C205]*[.$B$298])-([.C205]*[.$B$297])+[.$B$297]" office:value-type="float" office:value="2280.83224664" calcext:value-type="float">
            <text:p>2280,83224664</text:p>
          </table:table-cell>
          <table:table-cell table:formula="of:=([.D205]-[.E205])^2" office:value-type="float" office:value="282139.246990733" calcext:value-type="float">
            <text:p>282139,24699073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13386" calcext:value-type="float">
            <text:p>0,513386</text:p>
          </table:table-cell>
          <table:table-cell office:value-type="float" office:value="0.390963" calcext:value-type="float">
            <text:p>0,390963</text:p>
          </table:table-cell>
          <table:table-cell table:formula="of:=([.B206]*[.$B$298])-([.B206]*[.$B$297])+[.$B$297]" office:value-type="float" office:value="2096.99935444" calcext:value-type="float">
            <text:p>2096,99935444</text:p>
          </table:table-cell>
          <table:table-cell table:formula="of:=([.C206]*[.$B$298])-([.C206]*[.$B$297])+[.$B$297]" office:value-type="float" office:value="1596.10075302" calcext:value-type="float">
            <text:p>1596,10075302</text:p>
          </table:table-cell>
          <table:table-cell table:formula="of:=([.D206]-[.E206])^2" office:value-type="float" office:value="250899.408904512" calcext:value-type="float">
            <text:p>250899,4089045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35325" calcext:value-type="float">
            <text:p>0,235325</text:p>
          </table:table-cell>
          <table:table-cell office:value-type="float" office:value="0.237048" calcext:value-type="float">
            <text:p>0,237048</text:p>
          </table:table-cell>
          <table:table-cell table:formula="of:=([.B207]*[.$B$298])-([.B207]*[.$B$297])+[.$B$297]" office:value-type="float" office:value="959.3016505" calcext:value-type="float">
            <text:p>959,3016505</text:p>
          </table:table-cell>
          <table:table-cell table:formula="of:=([.C207]*[.$B$298])-([.C207]*[.$B$297])+[.$B$297]" office:value-type="float" office:value="966.35137392" calcext:value-type="float">
            <text:p>966,35137392</text:p>
          </table:table-cell>
          <table:table-cell table:formula="of:=([.D207]-[.E207])^2" office:value-type="float" office:value="49.698600298496" calcext:value-type="float">
            <text:p>49,698600298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24228" calcext:value-type="float">
            <text:p>0,024228</text:p>
          </table:table-cell>
          <table:table-cell office:value-type="float" office:value="0.0802273" calcext:value-type="float">
            <text:p>0,0802273</text:p>
          </table:table-cell>
          <table:table-cell table:formula="of:=([.B208]*[.$B$298])-([.B208]*[.$B$297])+[.$B$297]" office:value-type="float" office:value="95.58983112" calcext:value-type="float">
            <text:p>95,58983112</text:p>
          </table:table-cell>
          <table:table-cell table:formula="of:=([.C208]*[.$B$298])-([.C208]*[.$B$297])+[.$B$297]" office:value-type="float" office:value="324.713207042" calcext:value-type="float">
            <text:p>324,713207042</text:p>
          </table:table-cell>
          <table:table-cell table:formula="of:=([.D208]-[.E208])^2" office:value-type="float" office:value="52497.5213938941" calcext:value-type="float">
            <text:p>52497,521393894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0.0308378" calcext:value-type="float">
            <text:p>0,0308378</text:p>
          </table:table-cell>
          <table:table-cell table:formula="of:=([.B209]*[.$B$298])-([.B209]*[.$B$297])+[.$B$297]" office:value-type="float" office:value="-3.54" calcext:value-type="float">
            <text:p>-3,54</text:p>
          </table:table-cell>
          <table:table-cell table:formula="of:=([.C209]*[.$B$298])-([.C209]*[.$B$297])+[.$B$297]" office:value-type="float" office:value="122.634092212" calcext:value-type="float">
            <text:p>122,634092212</text:p>
          </table:table-cell>
          <table:table-cell table:formula="of:=([.D209]-[.E209])^2" office:value-type="float" office:value="15919.9015455223" calcext:value-type="float">
            <text:p>15919,901545522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0.0241589" calcext:value-type="float">
            <text:p>0,0241589</text:p>
          </table:table-cell>
          <table:table-cell table:formula="of:=([.B210]*[.$B$298])-([.B210]*[.$B$297])+[.$B$297]" office:value-type="float" office:value="-3.54" calcext:value-type="float">
            <text:p>-3,54</text:p>
          </table:table-cell>
          <table:table-cell table:formula="of:=([.C210]*[.$B$298])-([.C210]*[.$B$297])+[.$B$297]" office:value-type="float" office:value="95.307105706" calcext:value-type="float">
            <text:p>95,307105706</text:p>
          </table:table-cell>
          <table:table-cell table:formula="of:=([.D210]-[.E210])^2" office:value-type="float" office:value="9770.75030645314" calcext:value-type="float">
            <text:p>9770,750306453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464373" calcext:value-type="float">
            <text:p>0,000464373</text:p>
          </table:table-cell>
          <table:table-cell office:value-type="float" office:value="0.0175008" calcext:value-type="float">
            <text:p>0,0175008</text:p>
          </table:table-cell>
          <table:table-cell table:formula="of:=([.B211]*[.$B$298])-([.B211]*[.$B$297])+[.$B$297]" office:value-type="float" office:value="-1.63999929558" calcext:value-type="float">
            <text:p>-1,6399992956</text:p>
          </table:table-cell>
          <table:table-cell table:formula="of:=([.C211]*[.$B$298])-([.C211]*[.$B$297])+[.$B$297]" office:value-type="float" office:value="68.065223232" calcext:value-type="float">
            <text:p>68,065223232</text:p>
          </table:table-cell>
          <table:table-cell table:formula="of:=([.D211]-[.E211])^2" office:value-type="float" office:value="4858.81804761945" calcext:value-type="float">
            <text:p>4858,818047619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0.0268908" calcext:value-type="float">
            <text:p>0,0268908</text:p>
          </table:table-cell>
          <table:table-cell table:formula="of:=([.B212]*[.$B$298])-([.B212]*[.$B$297])+[.$B$297]" office:value-type="float" office:value="-3.54" calcext:value-type="float">
            <text:p>-3,54</text:p>
          </table:table-cell>
          <table:table-cell table:formula="of:=([.C212]*[.$B$298])-([.C212]*[.$B$297])+[.$B$297]" office:value-type="float" office:value="106.484783832" calcext:value-type="float">
            <text:p>106,484783832</text:p>
          </table:table-cell>
          <table:table-cell table:formula="of:=([.D212]-[.E212])^2" office:value-type="float" office:value="12105.4530572783" calcext:value-type="float">
            <text:p>12105,453057278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0.055229" calcext:value-type="float">
            <text:p>0,055229</text:p>
          </table:table-cell>
          <table:table-cell table:formula="of:=([.B213]*[.$B$298])-([.B213]*[.$B$297])+[.$B$297]" office:value-type="float" office:value="-3.54" calcext:value-type="float">
            <text:p>-3,54</text:p>
          </table:table-cell>
          <table:table-cell table:formula="of:=([.C213]*[.$B$298])-([.C213]*[.$B$297])+[.$B$297]" office:value-type="float" office:value="222.43166266" calcext:value-type="float">
            <text:p>222,43166266</text:p>
          </table:table-cell>
          <table:table-cell table:formula="of:=([.D213]-[.E213])^2" office:value-type="float" office:value="51063.1923253248" calcext:value-type="float">
            <text:p>51063,192325324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0.0583273" calcext:value-type="float">
            <text:p>0,0583273</text:p>
          </table:table-cell>
          <table:table-cell table:formula="of:=([.B214]*[.$B$298])-([.B214]*[.$B$297])+[.$B$297]" office:value-type="float" office:value="-3.54" calcext:value-type="float">
            <text:p>-3,54</text:p>
          </table:table-cell>
          <table:table-cell table:formula="of:=([.C214]*[.$B$298])-([.C214]*[.$B$297])+[.$B$297]" office:value-type="float" office:value="235.108481042" calcext:value-type="float">
            <text:p>235,108481042</text:p>
          </table:table-cell>
          <table:table-cell table:formula="of:=([.D214]-[.E214])^2" office:value-type="float" office:value="56953.0975036538" calcext:value-type="float">
            <text:p>56953,097503653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0.058467" calcext:value-type="float">
            <text:p>0,058467</text:p>
          </table:table-cell>
          <table:table-cell table:formula="of:=([.B215]*[.$B$298])-([.B215]*[.$B$297])+[.$B$297]" office:value-type="float" office:value="-3.54" calcext:value-type="float">
            <text:p>-3,54</text:p>
          </table:table-cell>
          <table:table-cell table:formula="of:=([.C215]*[.$B$298])-([.C215]*[.$B$297])+[.$B$297]" office:value-type="float" office:value="235.68006918" calcext:value-type="float">
            <text:p>235,68006918</text:p>
          </table:table-cell>
          <table:table-cell table:formula="of:=([.D215]-[.E215])^2" office:value-type="float" office:value="57226.241498484" calcext:value-type="float">
            <text:p>57226,24149848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582689" calcext:value-type="float">
            <text:p>0,0582689</text:p>
          </table:table-cell>
          <table:table-cell table:formula="of:=([.B216]*[.$B$298])-([.B216]*[.$B$297])+[.$B$297]" office:value-type="float" office:value="-3.5000000002442" calcext:value-type="float">
            <text:p>-3,5000000002</text:p>
          </table:table-cell>
          <table:table-cell table:formula="of:=([.C216]*[.$B$298])-([.C216]*[.$B$297])+[.$B$297]" office:value-type="float" office:value="234.869535106" calcext:value-type="float">
            <text:p>234,869535106</text:p>
          </table:table-cell>
          <table:table-cell table:formula="of:=([.D216]-[.E216])^2" office:value-type="float" office:value="56820.035266767" calcext:value-type="float">
            <text:p>56820,03526676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0.0583515" calcext:value-type="float">
            <text:p>0,0583515</text:p>
          </table:table-cell>
          <table:table-cell table:formula="of:=([.B217]*[.$B$298])-([.B217]*[.$B$297])+[.$B$297]" office:value-type="float" office:value="-3.54" calcext:value-type="float">
            <text:p>-3,54</text:p>
          </table:table-cell>
          <table:table-cell table:formula="of:=([.C217]*[.$B$298])-([.C217]*[.$B$297])+[.$B$297]" office:value-type="float" office:value="235.20749631" calcext:value-type="float">
            <text:p>235,20749631</text:p>
          </table:table-cell>
          <table:table-cell table:formula="of:=([.D217]-[.E217])^2" office:value-type="float" office:value="57000.3669942935" calcext:value-type="float">
            <text:p>57000,366994293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0.058342" calcext:value-type="float">
            <text:p>0,058342</text:p>
          </table:table-cell>
          <table:table-cell table:formula="of:=([.B218]*[.$B$298])-([.B218]*[.$B$297])+[.$B$297]" office:value-type="float" office:value="-3.54" calcext:value-type="float">
            <text:p>-3,54</text:p>
          </table:table-cell>
          <table:table-cell table:formula="of:=([.C218]*[.$B$298])-([.C218]*[.$B$297])+[.$B$297]" office:value-type="float" office:value="235.16862668" calcext:value-type="float">
            <text:p>235,16862668</text:p>
          </table:table-cell>
          <table:table-cell table:formula="of:=([.D218]-[.E218])^2" office:value-type="float" office:value="56981.8084514516" calcext:value-type="float">
            <text:p>56981,80845145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0.0583339" calcext:value-type="float">
            <text:p>0,0583339</text:p>
          </table:table-cell>
          <table:table-cell table:formula="of:=([.B219]*[.$B$298])-([.B219]*[.$B$297])+[.$B$297]" office:value-type="float" office:value="-3.54" calcext:value-type="float">
            <text:p>-3,54</text:p>
          </table:table-cell>
          <table:table-cell table:formula="of:=([.C219]*[.$B$298])-([.C219]*[.$B$297])+[.$B$297]" office:value-type="float" office:value="235.135485206" calcext:value-type="float">
            <text:p>235,135485206</text:p>
          </table:table-cell>
          <table:table-cell table:formula="of:=([.D219]-[.E219])^2" office:value-type="float" office:value="56965.9872383195" calcext:value-type="float">
            <text:p>56965,987238319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456063" calcext:value-type="float">
            <text:p>0,00456063</text:p>
          </table:table-cell>
          <table:table-cell office:value-type="float" office:value="0.0583368" calcext:value-type="float">
            <text:p>0,0583368</text:p>
          </table:table-cell>
          <table:table-cell table:formula="of:=([.B220]*[.$B$298])-([.B220]*[.$B$297])+[.$B$297]" office:value-type="float" office:value="15.1200000702" calcext:value-type="float">
            <text:p>15,1200000702</text:p>
          </table:table-cell>
          <table:table-cell table:formula="of:=([.C220]*[.$B$298])-([.C220]*[.$B$297])+[.$B$297]" office:value-type="float" office:value="235.147350672" calcext:value-type="float">
            <text:p>235,147350672</text:p>
          </table:table-cell>
          <table:table-cell table:formula="of:=([.D220]-[.E220])^2" office:value-type="float" office:value="48412.0350128474" calcext:value-type="float">
            <text:p>48412,035012847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53679" calcext:value-type="float">
            <text:p>0,0553679</text:p>
          </table:table-cell>
          <table:table-cell office:value-type="float" office:value="0.0664468" calcext:value-type="float">
            <text:p>0,0664468</text:p>
          </table:table-cell>
          <table:table-cell table:formula="of:=([.B221]*[.$B$298])-([.B221]*[.$B$297])+[.$B$297]" office:value-type="float" office:value="222.999977566" calcext:value-type="float">
            <text:p>222,999977566</text:p>
          </table:table-cell>
          <table:table-cell table:formula="of:=([.C221]*[.$B$298])-([.C221]*[.$B$297])+[.$B$297]" office:value-type="float" office:value="268.329740072" calcext:value-type="float">
            <text:p>268,329740072</text:p>
          </table:table-cell>
          <table:table-cell table:formula="of:=([.D221]-[.E221])^2" office:value-type="float" office:value="2054.78736885036" calcext:value-type="float">
            <text:p>2054,78736885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64667" calcext:value-type="float">
            <text:p>0,164667</text:p>
          </table:table-cell>
          <table:table-cell office:value-type="float" office:value="0.152531" calcext:value-type="float">
            <text:p>0,152531</text:p>
          </table:table-cell>
          <table:table-cell table:formula="of:=([.B222]*[.$B$298])-([.B222]*[.$B$297])+[.$B$297]" office:value-type="float" office:value="670.20161718" calcext:value-type="float">
            <text:p>670,20161718</text:p>
          </table:table-cell>
          <table:table-cell table:formula="of:=([.C222]*[.$B$298])-([.C222]*[.$B$297])+[.$B$297]" office:value-type="float" office:value="620.54668774" calcext:value-type="float">
            <text:p>620,54668774</text:p>
          </table:table-cell>
          <table:table-cell table:formula="of:=([.D222]-[.E222])^2" office:value-type="float" office:value="2465.61201769137" calcext:value-type="float">
            <text:p>2465,612017691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33183" calcext:value-type="float">
            <text:p>0,533183</text:p>
          </table:table-cell>
          <table:table-cell office:value-type="float" office:value="0.309663" calcext:value-type="float">
            <text:p>0,309663</text:p>
          </table:table-cell>
          <table:table-cell table:formula="of:=([.B223]*[.$B$298])-([.B223]*[.$B$297])+[.$B$297]" office:value-type="float" office:value="2177.99957182" calcext:value-type="float">
            <text:p>2177,99957182</text:p>
          </table:table-cell>
          <table:table-cell table:formula="of:=([.C223]*[.$B$298])-([.C223]*[.$B$297])+[.$B$297]" office:value-type="float" office:value="1263.45855102" calcext:value-type="float">
            <text:p>1263,45855102</text:p>
          </table:table-cell>
          <table:table-cell table:formula="of:=([.D223]-[.E223])^2" office:value-type="float" office:value="836385.278725906" calcext:value-type="float">
            <text:p>836385,27872590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91841" calcext:value-type="float">
            <text:p>0,591841</text:p>
          </table:table-cell>
          <table:table-cell office:value-type="float" office:value="0.499992" calcext:value-type="float">
            <text:p>0,499992</text:p>
          </table:table-cell>
          <table:table-cell table:formula="of:=([.B224]*[.$B$298])-([.B224]*[.$B$297])+[.$B$297]" office:value-type="float" office:value="2418.00112514" calcext:value-type="float">
            <text:p>2418,00112514</text:p>
          </table:table-cell>
          <table:table-cell table:formula="of:=([.C224]*[.$B$298])-([.C224]*[.$B$297])+[.$B$297]" office:value-type="float" office:value="2042.19726768" calcext:value-type="float">
            <text:p>2042,19726768</text:p>
          </table:table-cell>
          <table:table-cell table:formula="of:=([.D224]-[.E224])^2" office:value-type="float" office:value="141228.539281816" calcext:value-type="float">
            <text:p>141228,5392818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61252" calcext:value-type="float">
            <text:p>0,661252</text:p>
          </table:table-cell>
          <table:table-cell office:value-type="float" office:value="0.532589" calcext:value-type="float">
            <text:p>0,532589</text:p>
          </table:table-cell>
          <table:table-cell table:formula="of:=([.B225]*[.$B$298])-([.B225]*[.$B$297])+[.$B$297]" office:value-type="float" office:value="2701.99900808" calcext:value-type="float">
            <text:p>2701,99900808</text:p>
          </table:table-cell>
          <table:table-cell table:formula="of:=([.C225]*[.$B$298])-([.C225]*[.$B$297])+[.$B$297]" office:value-type="float" office:value="2175.56919706" calcext:value-type="float">
            <text:p>2175,56919706</text:p>
          </table:table-cell>
          <table:table-cell table:formula="of:=([.D225]-[.E225])^2" office:value-type="float" office:value="277128.345930553" calcext:value-type="float">
            <text:p>277128,34593055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79507" calcext:value-type="float">
            <text:p>0,879507</text:p>
          </table:table-cell>
          <table:table-cell office:value-type="float" office:value="0.634882" calcext:value-type="float">
            <text:p>0,634882</text:p>
          </table:table-cell>
          <table:table-cell table:formula="of:=([.B226]*[.$B$298])-([.B226]*[.$B$297])+[.$B$297]" office:value-type="float" office:value="3594.99807078" calcext:value-type="float">
            <text:p>3594,99807078</text:p>
          </table:table-cell>
          <table:table-cell table:formula="of:=([.C226]*[.$B$298])-([.C226]*[.$B$297])+[.$B$297]" office:value-type="float" office:value="2594.10509828" calcext:value-type="float">
            <text:p>2594,10509828</text:p>
          </table:table-cell>
          <table:table-cell table:formula="of:=([.D226]-[.E226])^2" office:value-type="float" office:value="1001786.74239989" calcext:value-type="float">
            <text:p>1001786,7423998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06392" calcext:value-type="float">
            <text:p>0,906392</text:p>
          </table:table-cell>
          <table:table-cell office:value-type="float" office:value="0.847362" calcext:value-type="float">
            <text:p>0,847362</text:p>
          </table:table-cell>
          <table:table-cell table:formula="of:=([.B227]*[.$B$298])-([.B227]*[.$B$297])+[.$B$297]" office:value-type="float" office:value="3704.99912368" calcext:value-type="float">
            <text:p>3704,99912368</text:p>
          </table:table-cell>
          <table:table-cell table:formula="of:=([.C227]*[.$B$298])-([.C227]*[.$B$297])+[.$B$297]" office:value-type="float" office:value="3463.47551748" calcext:value-type="float">
            <text:p>3463,47551748</text:p>
          </table:table-cell>
          <table:table-cell table:formula="of:=([.D227]-[.E227])^2" office:value-type="float" office:value="58333.6523518526" calcext:value-type="float">
            <text:p>58333,65235185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14984" calcext:value-type="float">
            <text:p>0,814984</text:p>
          </table:table-cell>
          <table:table-cell office:value-type="float" office:value="0.719099" calcext:value-type="float">
            <text:p>0,719099</text:p>
          </table:table-cell>
          <table:table-cell table:formula="of:=([.B228]*[.$B$298])-([.B228]*[.$B$297])+[.$B$297]" office:value-type="float" office:value="3330.99963536" calcext:value-type="float">
            <text:p>3330,99963536</text:p>
          </table:table-cell>
          <table:table-cell table:formula="of:=([.C228]*[.$B$298])-([.C228]*[.$B$297])+[.$B$297]" office:value-type="float" office:value="2938.68232246" calcext:value-type="float">
            <text:p>2938,68232246</text:p>
          </table:table-cell>
          <table:table-cell table:formula="of:=([.D228]-[.E228])^2" office:value-type="float" office:value="153912.874001077" calcext:value-type="float">
            <text:p>153912,87400107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86915" calcext:value-type="float">
            <text:p>0,686915</text:p>
          </table:table-cell>
          <table:table-cell office:value-type="float" office:value="0.591742" calcext:value-type="float">
            <text:p>0,591742</text:p>
          </table:table-cell>
          <table:table-cell table:formula="of:=([.B229]*[.$B$298])-([.B229]*[.$B$297])+[.$B$297]" office:value-type="float" office:value="2807.0001991" calcext:value-type="float">
            <text:p>2807,0001991</text:p>
          </table:table-cell>
          <table:table-cell table:formula="of:=([.C229]*[.$B$298])-([.C229]*[.$B$297])+[.$B$297]" office:value-type="float" office:value="2417.59606268" calcext:value-type="float">
            <text:p>2417,59606268</text:p>
          </table:table-cell>
          <table:table-cell table:formula="of:=([.D229]-[.E229])^2" office:value-type="float" office:value="151635.581461006" calcext:value-type="float">
            <text:p>151635,58146100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496522" calcext:value-type="float">
            <text:p>0,496522</text:p>
          </table:table-cell>
          <table:table-cell office:value-type="float" office:value="0.417462" calcext:value-type="float">
            <text:p>0,417462</text:p>
          </table:table-cell>
          <table:table-cell table:formula="of:=([.B230]*[.$B$298])-([.B230]*[.$B$297])+[.$B$297]" office:value-type="float" office:value="2027.99962388" calcext:value-type="float">
            <text:p>2027,99962388</text:p>
          </table:table-cell>
          <table:table-cell table:formula="of:=([.C230]*[.$B$298])-([.C230]*[.$B$297])+[.$B$297]" office:value-type="float" office:value="1704.52247148" calcext:value-type="float">
            <text:p>1704,52247148</text:p>
          </table:table-cell>
          <table:table-cell table:formula="of:=([.D230]-[.E230])^2" office:value-type="float" office:value="104637.468124813" calcext:value-type="float">
            <text:p>104637,4681248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35105" calcext:value-type="float">
            <text:p>0,235105</text:p>
          </table:table-cell>
          <table:table-cell office:value-type="float" office:value="0.231744" calcext:value-type="float">
            <text:p>0,231744</text:p>
          </table:table-cell>
          <table:table-cell table:formula="of:=([.B231]*[.$B$298])-([.B231]*[.$B$297])+[.$B$297]" office:value-type="float" office:value="958.4015117" calcext:value-type="float">
            <text:p>958,4015117</text:p>
          </table:table-cell>
          <table:table-cell table:formula="of:=([.C231]*[.$B$298])-([.C231]*[.$B$297])+[.$B$297]" office:value-type="float" office:value="944.64984576" calcext:value-type="float">
            <text:p>944,64984576</text:p>
          </table:table-cell>
          <table:table-cell table:formula="of:=([.D231]-[.E231])^2" office:value-type="float" office:value="189.108316125355" calcext:value-type="float">
            <text:p>189,108316125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219306" calcext:value-type="float">
            <text:p>0,0219306</text:p>
          </table:table-cell>
          <table:table-cell office:value-type="float" office:value="0.0771048" calcext:value-type="float">
            <text:p>0,0771048</text:p>
          </table:table-cell>
          <table:table-cell table:formula="of:=([.B232]*[.$B$298])-([.B232]*[.$B$297])+[.$B$297]" office:value-type="float" office:value="86.189927124" calcext:value-type="float">
            <text:p>86,189927124</text:p>
          </table:table-cell>
          <table:table-cell table:formula="of:=([.C232]*[.$B$298])-([.C232]*[.$B$297])+[.$B$297]" office:value-type="float" office:value="311.937373392" calcext:value-type="float">
            <text:p>311,937373392</text:p>
          </table:table-cell>
          <table:table-cell table:formula="of:=([.D232]-[.E232])^2" office:value-type="float" office:value="50961.9094965235" calcext:value-type="float">
            <text:p>50961,909496523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284587" calcext:value-type="float">
            <text:p>0,0284587</text:p>
          </table:table-cell>
          <table:table-cell office:value-type="float" office:value="0.033676" calcext:value-type="float">
            <text:p>0,033676</text:p>
          </table:table-cell>
          <table:table-cell table:formula="of:=([.B233]*[.$B$298])-([.B233]*[.$B$297])+[.$B$297]" office:value-type="float" office:value="112.899909398" calcext:value-type="float">
            <text:p>112,899909398</text:p>
          </table:table-cell>
          <table:table-cell table:formula="of:=([.C233]*[.$B$298])-([.C233]*[.$B$297])+[.$B$297]" office:value-type="float" office:value="134.24670104" calcext:value-type="float">
            <text:p>134,24670104</text:p>
          </table:table-cell>
          <table:table-cell table:formula="of:=([.D233]-[.E233])^2" office:value-type="float" office:value="455.685513406962" calcext:value-type="float">
            <text:p>455,6855134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559692" calcext:value-type="float">
            <text:p>0,000559692</text:p>
          </table:table-cell>
          <table:table-cell office:value-type="float" office:value="0.0304925" calcext:value-type="float">
            <text:p>0,0304925</text:p>
          </table:table-cell>
          <table:table-cell table:formula="of:=([.B234]*[.$B$298])-([.B234]*[.$B$297])+[.$B$297]" office:value-type="float" office:value="-1.24999779432" calcext:value-type="float">
            <text:p>-1,2499977943</text:p>
          </table:table-cell>
          <table:table-cell table:formula="of:=([.C234]*[.$B$298])-([.C234]*[.$B$297])+[.$B$297]" office:value-type="float" office:value="121.22128345" calcext:value-type="float">
            <text:p>121,22128345</text:p>
          </table:table-cell>
          <table:table-cell table:formula="of:=([.D234]-[.E234])^2" office:value-type="float" office:value="14999.2147296253" calcext:value-type="float">
            <text:p>14999,214729625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0.0341033" calcext:value-type="float">
            <text:p>0,0341033</text:p>
          </table:table-cell>
          <table:table-cell table:formula="of:=([.B235]*[.$B$298])-([.B235]*[.$B$297])+[.$B$297]" office:value-type="float" office:value="-3.54" calcext:value-type="float">
            <text:p>-3,54</text:p>
          </table:table-cell>
          <table:table-cell table:formula="of:=([.C235]*[.$B$298])-([.C235]*[.$B$297])+[.$B$297]" office:value-type="float" office:value="135.995016082" calcext:value-type="float">
            <text:p>135,995016082</text:p>
          </table:table-cell>
          <table:table-cell table:formula="of:=([.D235]-[.E235])^2" office:value-type="float" office:value="19470.020713004" calcext:value-type="float">
            <text:p>19470,02071300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0.0237694" calcext:value-type="float">
            <text:p>0,0237694</text:p>
          </table:table-cell>
          <table:table-cell table:formula="of:=([.B236]*[.$B$298])-([.B236]*[.$B$297])+[.$B$297]" office:value-type="float" office:value="-3.54" calcext:value-type="float">
            <text:p>-3,54</text:p>
          </table:table-cell>
          <table:table-cell table:formula="of:=([.C236]*[.$B$298])-([.C236]*[.$B$297])+[.$B$297]" office:value-type="float" office:value="93.713450876" calcext:value-type="float">
            <text:p>93,713450876</text:p>
          </table:table-cell>
          <table:table-cell table:formula="of:=([.D236]-[.E236])^2" office:value-type="float" office:value="9458.23370729054" calcext:value-type="float">
            <text:p>9458,233707290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630793" calcext:value-type="float">
            <text:p>0,0630793</text:p>
          </table:table-cell>
          <table:table-cell table:formula="of:=([.B237]*[.$B$298])-([.B237]*[.$B$297])+[.$B$297]" office:value-type="float" office:value="-3.5299999898322" calcext:value-type="float">
            <text:p>-3,5299999898</text:p>
          </table:table-cell>
          <table:table-cell table:formula="of:=([.C237]*[.$B$298])-([.C237]*[.$B$297])+[.$B$297]" office:value-type="float" office:value="254.551479122" calcext:value-type="float">
            <text:p>254,551479122</text:p>
          </table:table-cell>
          <table:table-cell table:formula="of:=([.D237]-[.E237])^2" office:value-type="float" office:value="66606.0498605511" calcext:value-type="float">
            <text:p>66606,049860551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317729" calcext:value-type="float">
            <text:p>3,17729E-05</text:p>
          </table:table-cell>
          <table:table-cell office:value-type="float" office:value="0.05439" calcext:value-type="float">
            <text:p>0,05439</text:p>
          </table:table-cell>
          <table:table-cell table:formula="of:=([.B238]*[.$B$298])-([.B238]*[.$B$297])+[.$B$297]" office:value-type="float" office:value="-3.409999908734" calcext:value-type="float">
            <text:p>-3,4099999087</text:p>
          </table:table-cell>
          <table:table-cell table:formula="of:=([.C238]*[.$B$298])-([.C238]*[.$B$297])+[.$B$297]" office:value-type="float" office:value="218.9988606" calcext:value-type="float">
            <text:p>218,9988606</text:p>
          </table:table-cell>
          <table:table-cell table:formula="of:=([.D238]-[.E238])^2" office:value-type="float" office:value="49465.7012327935" calcext:value-type="float">
            <text:p>49465,701232793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0.0583145" calcext:value-type="float">
            <text:p>0,0583145</text:p>
          </table:table-cell>
          <table:table-cell table:formula="of:=([.B239]*[.$B$298])-([.B239]*[.$B$297])+[.$B$297]" office:value-type="float" office:value="-3.54" calcext:value-type="float">
            <text:p>-3,54</text:p>
          </table:table-cell>
          <table:table-cell table:formula="of:=([.C239]*[.$B$298])-([.C239]*[.$B$297])+[.$B$297]" office:value-type="float" office:value="235.05610933" calcext:value-type="float">
            <text:p>235,05610933</text:p>
          </table:table-cell>
          <table:table-cell table:formula="of:=([.D239]-[.E239])^2" office:value-type="float" office:value="56928.1033874133" calcext:value-type="float">
            <text:p>56928,103387413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0.0583599" calcext:value-type="float">
            <text:p>0,0583599</text:p>
          </table:table-cell>
          <table:table-cell table:formula="of:=([.B240]*[.$B$298])-([.B240]*[.$B$297])+[.$B$297]" office:value-type="float" office:value="-3.54" calcext:value-type="float">
            <text:p>-3,54</text:p>
          </table:table-cell>
          <table:table-cell table:formula="of:=([.C240]*[.$B$298])-([.C240]*[.$B$297])+[.$B$297]" office:value-type="float" office:value="235.241865246" calcext:value-type="float">
            <text:p>235,241865246</text:p>
          </table:table-cell>
          <table:table-cell table:formula="of:=([.D240]-[.E240])^2" office:value-type="float" office:value="57016.7791703589" calcext:value-type="float">
            <text:p>57016,77917035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0583343" calcext:value-type="float">
            <text:p>0,0583343</text:p>
          </table:table-cell>
          <table:table-cell table:formula="of:=([.B241]*[.$B$298])-([.B241]*[.$B$297])+[.$B$297]" office:value-type="float" office:value="-3.54" calcext:value-type="float">
            <text:p>-3,54</text:p>
          </table:table-cell>
          <table:table-cell table:formula="of:=([.C241]*[.$B$298])-([.C241]*[.$B$297])+[.$B$297]" office:value-type="float" office:value="235.137121822" calcext:value-type="float">
            <text:p>235,137121822</text:p>
          </table:table-cell>
          <table:table-cell table:formula="of:=([.D241]-[.E241])^2" office:value-type="float" office:value="56966.7684812338" calcext:value-type="float">
            <text:p>56966,768481233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0.0583428" calcext:value-type="float">
            <text:p>0,0583428</text:p>
          </table:table-cell>
          <table:table-cell table:formula="of:=([.B242]*[.$B$298])-([.B242]*[.$B$297])+[.$B$297]" office:value-type="float" office:value="-3.54" calcext:value-type="float">
            <text:p>-3,54</text:p>
          </table:table-cell>
          <table:table-cell table:formula="of:=([.C242]*[.$B$298])-([.C242]*[.$B$297])+[.$B$297]" office:value-type="float" office:value="235.171899912" calcext:value-type="float">
            <text:p>235,171899912</text:p>
          </table:table-cell>
          <table:table-cell table:formula="of:=([.D242]-[.E242])^2" office:value-type="float" office:value="56983.3711595967" calcext:value-type="float">
            <text:p>56983,371159596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0.0583296" calcext:value-type="float">
            <text:p>0,0583296</text:p>
          </table:table-cell>
          <table:table-cell table:formula="of:=([.B243]*[.$B$298])-([.B243]*[.$B$297])+[.$B$297]" office:value-type="float" office:value="-3.54" calcext:value-type="float">
            <text:p>-3,54</text:p>
          </table:table-cell>
          <table:table-cell table:formula="of:=([.C243]*[.$B$298])-([.C243]*[.$B$297])+[.$B$297]" office:value-type="float" office:value="235.117891584" calcext:value-type="float">
            <text:p>235,117891584</text:p>
          </table:table-cell>
          <table:table-cell table:formula="of:=([.D243]-[.E243])^2" office:value-type="float" office:value="56957.5892153203" calcext:value-type="float">
            <text:p>56957,589215320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0.058334" calcext:value-type="float">
            <text:p>0,058334</text:p>
          </table:table-cell>
          <table:table-cell table:formula="of:=([.B244]*[.$B$298])-([.B244]*[.$B$297])+[.$B$297]" office:value-type="float" office:value="-3.54" calcext:value-type="float">
            <text:p>-3,54</text:p>
          </table:table-cell>
          <table:table-cell table:formula="of:=([.C244]*[.$B$298])-([.C244]*[.$B$297])+[.$B$297]" office:value-type="float" office:value="235.13589436" calcext:value-type="float">
            <text:p>235,13589436</text:p>
          </table:table-cell>
          <table:table-cell table:formula="of:=([.D244]-[.E244])^2" office:value-type="float" office:value="56966.1825485459" calcext:value-type="float">
            <text:p>56966,182548545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525963" calcext:value-type="float">
            <text:p>0,00525963</text:p>
          </table:table-cell>
          <table:table-cell office:value-type="float" office:value="0.058334" calcext:value-type="float">
            <text:p>0,058334</text:p>
          </table:table-cell>
          <table:table-cell table:formula="of:=([.B245]*[.$B$298])-([.B245]*[.$B$297])+[.$B$297]" office:value-type="float" office:value="17.9799865302" calcext:value-type="float">
            <text:p>17,9799865302</text:p>
          </table:table-cell>
          <table:table-cell table:formula="of:=([.C245]*[.$B$298])-([.C245]*[.$B$297])+[.$B$297]" office:value-type="float" office:value="235.13589436" calcext:value-type="float">
            <text:p>235,13589436</text:p>
          </table:table-cell>
          <table:table-cell table:formula="of:=([.D245]-[.E245])^2" office:value-type="float" office:value="47156.6883053846" calcext:value-type="float">
            <text:p>47156,688305384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40068" calcext:value-type="float">
            <text:p>0,040068</text:p>
          </table:table-cell>
          <table:table-cell office:value-type="float" office:value="0.0676821" calcext:value-type="float">
            <text:p>0,0676821</text:p>
          </table:table-cell>
          <table:table-cell table:formula="of:=([.B246]*[.$B$298])-([.B246]*[.$B$297])+[.$B$297]" office:value-type="float" office:value="160.39982472" calcext:value-type="float">
            <text:p>160,39982472</text:p>
          </table:table-cell>
          <table:table-cell table:formula="of:=([.C246]*[.$B$298])-([.C246]*[.$B$297])+[.$B$297]" office:value-type="float" office:value="273.384019434" calcext:value-type="float">
            <text:p>273,384019434</text:p>
          </table:table-cell>
          <table:table-cell table:formula="of:=([.D246]-[.E246])^2" office:value-type="float" office:value="12765.4282551711" calcext:value-type="float">
            <text:p>12765,428255171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17128" calcext:value-type="float">
            <text:p>0,317128</text:p>
          </table:table-cell>
          <table:table-cell office:value-type="float" office:value="0.129619" calcext:value-type="float">
            <text:p>0,129619</text:p>
          </table:table-cell>
          <table:table-cell table:formula="of:=([.B247]*[.$B$298])-([.B247]*[.$B$297])+[.$B$297]" office:value-type="float" office:value="1294.00189712" calcext:value-type="float">
            <text:p>1294,00189712</text:p>
          </table:table-cell>
          <table:table-cell table:formula="of:=([.C247]*[.$B$298])-([.C247]*[.$B$297])+[.$B$297]" office:value-type="float" office:value="526.80132326" calcext:value-type="float">
            <text:p>526,80132326</text:p>
          </table:table-cell>
          <table:table-cell table:formula="of:=([.D247]-[.E247])^2" office:value-type="float" office:value="588596.720531113" calcext:value-type="float">
            <text:p>588596,72053111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98684" calcext:value-type="float">
            <text:p>0,598684</text:p>
          </table:table-cell>
          <table:table-cell office:value-type="float" office:value="0.398365" calcext:value-type="float">
            <text:p>0,398365</text:p>
          </table:table-cell>
          <table:table-cell table:formula="of:=([.B248]*[.$B$298])-([.B248]*[.$B$297])+[.$B$297]" office:value-type="float" office:value="2445.99953336" calcext:value-type="float">
            <text:p>2445,99953336</text:p>
          </table:table-cell>
          <table:table-cell table:formula="of:=([.C248]*[.$B$298])-([.C248]*[.$B$297])+[.$B$297]" office:value-type="float" office:value="1626.3863321" calcext:value-type="float">
            <text:p>1626,3863321</text:p>
          </table:table-cell>
          <table:table-cell table:formula="of:=([.D248]-[.E248])^2" office:value-type="float" office:value="671765.799679666" calcext:value-type="float">
            <text:p>671765,79967966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565931" calcext:value-type="float">
            <text:p>0,565931</text:p>
          </table:table-cell>
          <table:table-cell table:formula="of:=([.B249]*[.$B$298])-([.B249]*[.$B$297])+[.$B$297]" office:value-type="float" office:value="3114.99905568" calcext:value-type="float">
            <text:p>3114,99905568</text:p>
          </table:table-cell>
          <table:table-cell table:formula="of:=([.C249]*[.$B$298])-([.C249]*[.$B$297])+[.$B$297]" office:value-type="float" office:value="2311.98932374" calcext:value-type="float">
            <text:p>2311,98932374</text:p>
          </table:table-cell>
          <table:table-cell table:formula="of:=([.D249]-[.E249])^2" office:value-type="float" office:value="644824.62959035" calcext:value-type="float">
            <text:p>644824,6295903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863865" calcext:value-type="float">
            <text:p>0,863865</text:p>
          </table:table-cell>
          <table:table-cell office:value-type="float" office:value="0.664372" calcext:value-type="float">
            <text:p>0,664372</text:p>
          </table:table-cell>
          <table:table-cell table:formula="of:=([.B250]*[.$B$298])-([.B250]*[.$B$297])+[.$B$297]" office:value-type="float" office:value="3530.9982021" calcext:value-type="float">
            <text:p>3530,9982021</text:p>
          </table:table-cell>
          <table:table-cell table:formula="of:=([.C250]*[.$B$298])-([.C250]*[.$B$297])+[.$B$297]" office:value-type="float" office:value="2714.76461288" calcext:value-type="float">
            <text:p>2714,76461288</text:p>
          </table:table-cell>
          <table:table-cell table:formula="of:=([.D250]-[.E250])^2" office:value-type="float" office:value="666237.272170964" calcext:value-type="float">
            <text:p>666237,2721709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01504" calcext:value-type="float">
            <text:p>0,901504</text:p>
          </table:table-cell>
          <table:table-cell office:value-type="float" office:value="0.803984" calcext:value-type="float">
            <text:p>0,803984</text:p>
          </table:table-cell>
          <table:table-cell table:formula="of:=([.B251]*[.$B$298])-([.B251]*[.$B$297])+[.$B$297]" office:value-type="float" office:value="3684.99967616" calcext:value-type="float">
            <text:p>3684,99967616</text:p>
          </table:table-cell>
          <table:table-cell table:formula="of:=([.C251]*[.$B$298])-([.C251]*[.$B$297])+[.$B$297]" office:value-type="float" office:value="3285.99269536" calcext:value-type="float">
            <text:p>3285,99269536</text:p>
          </table:table-cell>
          <table:table-cell table:formula="of:=([.D251]-[.E251])^2" office:value-type="float" office:value="159206.570727132" calcext:value-type="float">
            <text:p>159206,57072713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89528" calcext:value-type="float">
            <text:p>0,889528</text:p>
          </table:table-cell>
          <table:table-cell office:value-type="float" office:value="0.77681" calcext:value-type="float">
            <text:p>0,77681</text:p>
          </table:table-cell>
          <table:table-cell table:formula="of:=([.B252]*[.$B$298])-([.B252]*[.$B$297])+[.$B$297]" office:value-type="float" office:value="3635.99939312" calcext:value-type="float">
            <text:p>3635,99939312</text:p>
          </table:table-cell>
          <table:table-cell table:formula="of:=([.C252]*[.$B$298])-([.C252]*[.$B$297])+[.$B$297]" office:value-type="float" office:value="3174.8091874" calcext:value-type="float">
            <text:p>3174,8091874</text:p>
          </table:table-cell>
          <table:table-cell table:formula="of:=([.D252]-[.E252])^2" office:value-type="float" office:value="212696.405852056" calcext:value-type="float">
            <text:p>212696,40585205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0.683971" calcext:value-type="float">
            <text:p>0,683971</text:p>
          </table:table-cell>
          <table:table-cell table:formula="of:=([.B253]*[.$B$298])-([.B253]*[.$B$297])+[.$B$297]" office:value-type="float" office:value="3358.99804358" calcext:value-type="float">
            <text:p>3358,99804358</text:p>
          </table:table-cell>
          <table:table-cell table:formula="of:=([.C253]*[.$B$298])-([.C253]*[.$B$297])+[.$B$297]" office:value-type="float" office:value="2794.95470534" calcext:value-type="float">
            <text:p>2794,95470534</text:p>
          </table:table-cell>
          <table:table-cell table:formula="of:=([.D253]-[.E253])^2" office:value-type="float" office:value="318144.887412923" calcext:value-type="float">
            <text:p>318144,88741292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86426" calcext:value-type="float">
            <text:p>0,686426</text:p>
          </table:table-cell>
          <table:table-cell office:value-type="float" office:value="0.55522" calcext:value-type="float">
            <text:p>0,55522</text:p>
          </table:table-cell>
          <table:table-cell table:formula="of:=([.B254]*[.$B$298])-([.B254]*[.$B$297])+[.$B$297]" office:value-type="float" office:value="2804.99943604" calcext:value-type="float">
            <text:p>2804,99943604</text:p>
          </table:table-cell>
          <table:table-cell table:formula="of:=([.C254]*[.$B$298])-([.C254]*[.$B$297])+[.$B$297]" office:value-type="float" office:value="2268.1648388" calcext:value-type="float">
            <text:p>2268,1648388</text:p>
          </table:table-cell>
          <table:table-cell table:formula="of:=([.D254]-[.E254])^2" office:value-type="float" office:value="288191.384793833" calcext:value-type="float">
            <text:p>288191,38479383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97255" calcext:value-type="float">
            <text:p>0,497255</text:p>
          </table:table-cell>
          <table:table-cell office:value-type="float" office:value="0.396431" calcext:value-type="float">
            <text:p>0,396431</text:p>
          </table:table-cell>
          <table:table-cell table:formula="of:=([.B255]*[.$B$298])-([.B255]*[.$B$297])+[.$B$297]" office:value-type="float" office:value="2030.9987227" calcext:value-type="float">
            <text:p>2030,9987227</text:p>
          </table:table-cell>
          <table:table-cell table:formula="of:=([.C255]*[.$B$298])-([.C255]*[.$B$297])+[.$B$297]" office:value-type="float" office:value="1618.47329374" calcext:value-type="float">
            <text:p>1618,47329374</text:p>
          </table:table-cell>
          <table:table-cell table:formula="of:=([.D255]-[.E255])^2" office:value-type="float" office:value="170177.229538632" calcext:value-type="float">
            <text:p>170177,22953863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31243" calcext:value-type="float">
            <text:p>0,231243</text:p>
          </table:table-cell>
          <table:table-cell office:value-type="float" office:value="0.232268" calcext:value-type="float">
            <text:p>0,232268</text:p>
          </table:table-cell>
          <table:table-cell table:formula="of:=([.B256]*[.$B$298])-([.B256]*[.$B$297])+[.$B$297]" office:value-type="float" office:value="942.59998422" calcext:value-type="float">
            <text:p>942,59998422</text:p>
          </table:table-cell>
          <table:table-cell table:formula="of:=([.C256]*[.$B$298])-([.C256]*[.$B$297])+[.$B$297]" office:value-type="float" office:value="946.79381272" calcext:value-type="float">
            <text:p>946,79381272</text:p>
          </table:table-cell>
          <table:table-cell table:formula="of:=([.D256]-[.E256])^2" office:value-type="float" office:value="17.5881974874132" calcext:value-type="float">
            <text:p>17,58819748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.0771422" calcext:value-type="float">
            <text:p>0,0771422</text:p>
          </table:table-cell>
          <table:table-cell table:formula="of:=([.B257]*[.$B$298])-([.B257]*[.$B$297])+[.$B$297]" office:value-type="float" office:value="-3.54" calcext:value-type="float">
            <text:p>-3,54</text:p>
          </table:table-cell>
          <table:table-cell table:formula="of:=([.C257]*[.$B$298])-([.C257]*[.$B$297])+[.$B$297]" office:value-type="float" office:value="312.090396988" calcext:value-type="float">
            <text:p>312,090396988</text:p>
          </table:table-cell>
          <table:table-cell table:formula="of:=([.D257]-[.E257])^2" office:value-type="float" office:value="99622.5475028025" calcext:value-type="float">
            <text:p>99622,547502802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753995" calcext:value-type="float">
            <text:p>0,00753995</text:p>
          </table:table-cell>
          <table:table-cell office:value-type="float" office:value="0.0354763" calcext:value-type="float">
            <text:p>0,0354763</text:p>
          </table:table-cell>
          <table:table-cell table:formula="of:=([.B258]*[.$B$298])-([.B258]*[.$B$297])+[.$B$297]" office:value-type="float" office:value="27.310007023" calcext:value-type="float">
            <text:p>27,310007023</text:p>
          </table:table-cell>
          <table:table-cell table:formula="of:=([.C258]*[.$B$298])-([.C258]*[.$B$297])+[.$B$297]" office:value-type="float" office:value="141.612700502" calcext:value-type="float">
            <text:p>141,612700502</text:p>
          </table:table-cell>
          <table:table-cell table:formula="of:=([.D258]-[.E258])^2" office:value-type="float" office:value="13065.1057365542" calcext:value-type="float">
            <text:p>13065,105736554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943508" calcext:value-type="float">
            <text:p>0,0943508</text:p>
          </table:table-cell>
          <table:table-cell office:value-type="float" office:value="0.0127046" calcext:value-type="float">
            <text:p>0,0127046</text:p>
          </table:table-cell>
          <table:table-cell table:formula="of:=([.B259]*[.$B$298])-([.B259]*[.$B$297])+[.$B$297]" office:value-type="float" office:value="382.500072232" calcext:value-type="float">
            <text:p>382,500072232</text:p>
          </table:table-cell>
          <table:table-cell table:formula="of:=([.C259]*[.$B$298])-([.C259]*[.$B$297])+[.$B$297]" office:value-type="float" office:value="48.441379084" calcext:value-type="float">
            <text:p>48,441379084</text:p>
          </table:table-cell>
          <table:table-cell table:formula="of:=([.D259]-[.E259])^2" office:value-type="float" office:value="111595.21046775" calcext:value-type="float">
            <text:p>111595,2104677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96353" calcext:value-type="float">
            <text:p>0,296353</text:p>
          </table:table-cell>
          <table:table-cell office:value-type="float" office:value="0.109074" calcext:value-type="float">
            <text:p>0,109074</text:p>
          </table:table-cell>
          <table:table-cell table:formula="of:=([.B260]*[.$B$298])-([.B260]*[.$B$297])+[.$B$297]" office:value-type="float" office:value="1209.00015362" calcext:value-type="float">
            <text:p>1209,00015362</text:p>
          </table:table-cell>
          <table:table-cell table:formula="of:=([.C260]*[.$B$298])-([.C260]*[.$B$297])+[.$B$297]" office:value-type="float" office:value="442.74063396" calcext:value-type="float">
            <text:p>442,74063396</text:p>
          </table:table-cell>
          <table:table-cell table:formula="of:=([.D260]-[.E260])^2" office:value-type="float" office:value="587153.651469574" calcext:value-type="float">
            <text:p>587153,65146957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98477" calcext:value-type="float">
            <text:p>0,498477</text:p>
          </table:table-cell>
          <table:table-cell office:value-type="float" office:value="0.342549" calcext:value-type="float">
            <text:p>0,342549</text:p>
          </table:table-cell>
          <table:table-cell table:formula="of:=([.B261]*[.$B$298])-([.B261]*[.$B$297])+[.$B$297]" office:value-type="float" office:value="2035.99858458" calcext:value-type="float">
            <text:p>2035,99858458</text:p>
          </table:table-cell>
          <table:table-cell table:formula="of:=([.C261]*[.$B$298])-([.C261]*[.$B$297])+[.$B$297]" office:value-type="float" office:value="1398.01293546" calcext:value-type="float">
            <text:p>1398,01293546</text:p>
          </table:table-cell>
          <table:table-cell table:formula="of:=([.D261]-[.E261])^2" office:value-type="float" office:value="407025.688483068" calcext:value-type="float">
            <text:p>407025,68848306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85204" calcext:value-type="float">
            <text:p>0,685204</text:p>
          </table:table-cell>
          <table:table-cell office:value-type="float" office:value="0.530393" calcext:value-type="float">
            <text:p>0,530393</text:p>
          </table:table-cell>
          <table:table-cell table:formula="of:=([.B262]*[.$B$298])-([.B262]*[.$B$297])+[.$B$297]" office:value-type="float" office:value="2799.99957416" calcext:value-type="float">
            <text:p>2799,99957416</text:p>
          </table:table-cell>
          <table:table-cell table:formula="of:=([.C262]*[.$B$298])-([.C262]*[.$B$297])+[.$B$297]" office:value-type="float" office:value="2166.58417522" calcext:value-type="float">
            <text:p>2166,58417522</text:p>
          </table:table-cell>
          <table:table-cell table:formula="of:=([.D262]-[.E262])^2" office:value-type="float" office:value="401215.067614319" calcext:value-type="float">
            <text:p>401215,06761431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34725" calcext:value-type="float">
            <text:p>0,334725</text:p>
          </table:table-cell>
          <table:table-cell office:value-type="float" office:value="0.653499" calcext:value-type="float">
            <text:p>0,653499</text:p>
          </table:table-cell>
          <table:table-cell table:formula="of:=([.B263]*[.$B$298])-([.B263]*[.$B$297])+[.$B$297]" office:value-type="float" office:value="1366.0007265" calcext:value-type="float">
            <text:p>1366,0007265</text:p>
          </table:table-cell>
          <table:table-cell table:formula="of:=([.C263]*[.$B$298])-([.C263]*[.$B$297])+[.$B$297]" office:value-type="float" office:value="2670.27729846" calcext:value-type="float">
            <text:p>2670,27729846</text:p>
          </table:table-cell>
          <table:table-cell table:formula="of:=([.D263]-[.E263])^2" office:value-type="float" office:value="1701137.37616373" calcext:value-type="float">
            <text:p>1701137,3761637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59165" calcext:value-type="float">
            <text:p>0,359165</text:p>
          </table:table-cell>
          <table:table-cell office:value-type="float" office:value="0.331218" calcext:value-type="float">
            <text:p>0,331218</text:p>
          </table:table-cell>
          <table:table-cell table:formula="of:=([.B264]*[.$B$298])-([.B264]*[.$B$297])+[.$B$297]" office:value-type="float" office:value="1465.9979641" calcext:value-type="float">
            <text:p>1465,9979641</text:p>
          </table:table-cell>
          <table:table-cell table:formula="of:=([.C264]*[.$B$298])-([.C264]*[.$B$297])+[.$B$297]" office:value-type="float" office:value="1351.65169572" calcext:value-type="float">
            <text:p>1351,65169572</text:p>
          </table:table-cell>
          <table:table-cell table:formula="of:=([.D264]-[.E264])^2" office:value-type="float" office:value="13075.069092431" calcext:value-type="float">
            <text:p>13075,06909243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228316" calcext:value-type="float">
            <text:p>0,228316</text:p>
          </table:table-cell>
          <table:table-cell table:formula="of:=([.B265]*[.$B$298])-([.B265]*[.$B$297])+[.$B$297]" office:value-type="float" office:value="3242.00045728" calcext:value-type="float">
            <text:p>3242,00045728</text:p>
          </table:table-cell>
          <table:table-cell table:formula="of:=([.C265]*[.$B$298])-([.C265]*[.$B$297])+[.$B$297]" office:value-type="float" office:value="930.62404664" calcext:value-type="float">
            <text:p>930,62404664</text:p>
          </table:table-cell>
          <table:table-cell table:formula="of:=([.D265]-[.E265])^2" office:value-type="float" office:value="5342460.91166305" calcext:value-type="float">
            <text:p>5342460,911663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607894" calcext:value-type="float">
            <text:p>0,607894</text:p>
          </table:table-cell>
          <table:table-cell table:formula="of:=([.B266]*[.$B$298])-([.B266]*[.$B$297])+[.$B$297]" office:value-type="float" office:value="3242.00045728" calcext:value-type="float">
            <text:p>3242,00045728</text:p>
          </table:table-cell>
          <table:table-cell table:formula="of:=([.C266]*[.$B$298])-([.C266]*[.$B$297])+[.$B$297]" office:value-type="float" office:value="2483.68261676" calcext:value-type="float">
            <text:p>2483,68261676</text:p>
          </table:table-cell>
          <table:table-cell table:formula="of:=([.D266]-[.E266])^2" office:value-type="float" office:value="575045.947250916" calcext:value-type="float">
            <text:p>575045,94725091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6003" calcext:value-type="float">
            <text:p>0,66003</text:p>
          </table:table-cell>
          <table:table-cell office:value-type="float" office:value="0.487532" calcext:value-type="float">
            <text:p>0,487532</text:p>
          </table:table-cell>
          <table:table-cell table:formula="of:=([.B267]*[.$B$298])-([.B267]*[.$B$297])+[.$B$297]" office:value-type="float" office:value="2696.9991462" calcext:value-type="float">
            <text:p>2696,9991462</text:p>
          </table:table-cell>
          <table:table-cell table:formula="of:=([.C267]*[.$B$298])-([.C267]*[.$B$297])+[.$B$297]" office:value-type="float" office:value="1991.21667928" calcext:value-type="float">
            <text:p>1991,21667928</text:p>
          </table:table-cell>
          <table:table-cell table:formula="of:=([.D267]-[.E267])^2" office:value-type="float" office:value="498128.890611681" calcext:value-type="float">
            <text:p>498128,89061168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8308" calcext:value-type="float">
            <text:p>0,48308</text:p>
          </table:table-cell>
          <table:table-cell office:value-type="float" office:value="0.494911" calcext:value-type="float">
            <text:p>0,494911</text:p>
          </table:table-cell>
          <table:table-cell table:formula="of:=([.B268]*[.$B$298])-([.B268]*[.$B$297])+[.$B$297]" office:value-type="float" office:value="1973.0011432" calcext:value-type="float">
            <text:p>1973,0011432</text:p>
          </table:table-cell>
          <table:table-cell table:formula="of:=([.C268]*[.$B$298])-([.C268]*[.$B$297])+[.$B$297]" office:value-type="float" office:value="2021.40815294" calcext:value-type="float">
            <text:p>2021,40815294</text:p>
          </table:table-cell>
          <table:table-cell table:formula="of:=([.D268]-[.E268])^2" office:value-type="float" office:value="2343.23859196843" calcext:value-type="float">
            <text:p>2343,238591968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30094" calcext:value-type="float">
            <text:p>0,230094</text:p>
          </table:table-cell>
          <table:table-cell office:value-type="float" office:value="0.27784" calcext:value-type="float">
            <text:p>0,27784</text:p>
          </table:table-cell>
          <table:table-cell table:formula="of:=([.B269]*[.$B$298])-([.B269]*[.$B$297])+[.$B$297]" office:value-type="float" office:value="937.89880476" calcext:value-type="float">
            <text:p>937,89880476</text:p>
          </table:table-cell>
          <table:table-cell table:formula="of:=([.C269]*[.$B$298])-([.C269]*[.$B$297])+[.$B$297]" office:value-type="float" office:value="1133.2534736" calcext:value-type="float">
            <text:p>1133,2534736</text:p>
          </table:table-cell>
          <table:table-cell table:formula="of:=([.D269]-[.E269])^2" office:value-type="float" office:value="38163.4466375861" calcext:value-type="float">
            <text:p>38163,446637586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301207" calcext:value-type="float">
            <text:p>0,0301207</text:p>
          </table:table-cell>
          <table:table-cell office:value-type="float" office:value="0.0852153" calcext:value-type="float">
            <text:p>0,0852153</text:p>
          </table:table-cell>
          <table:table-cell table:formula="of:=([.B270]*[.$B$298])-([.B270]*[.$B$297])+[.$B$297]" office:value-type="float" office:value="119.700048878" calcext:value-type="float">
            <text:p>119,700048878</text:p>
          </table:table-cell>
          <table:table-cell table:formula="of:=([.C270]*[.$B$298])-([.C270]*[.$B$297])+[.$B$297]" office:value-type="float" office:value="345.121808562" calcext:value-type="float">
            <text:p>345,121808562</text:p>
          </table:table-cell>
          <table:table-cell table:formula="of:=([.D270]-[.E270])^2" office:value-type="float" office:value="50814.969739031" calcext:value-type="float">
            <text:p>50814,96973903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525475" calcext:value-type="float">
            <text:p>0,000525475</text:p>
          </table:table-cell>
          <table:table-cell office:value-type="float" office:value="0.0330287" calcext:value-type="float">
            <text:p>0,0330287</text:p>
          </table:table-cell>
          <table:table-cell table:formula="of:=([.B271]*[.$B$298])-([.B271]*[.$B$297])+[.$B$297]" office:value-type="float" office:value="-1.3899980185" calcext:value-type="float">
            <text:p>-1,3899980185</text:p>
          </table:table-cell>
          <table:table-cell table:formula="of:=([.C271]*[.$B$298])-([.C271]*[.$B$297])+[.$B$297]" office:value-type="float" office:value="131.598247198" calcext:value-type="float">
            <text:p>131,598247198</text:p>
          </table:table-cell>
          <table:table-cell table:formula="of:=([.D271]-[.E271])^2" office:value-type="float" office:value="17685.8733657639" calcext:value-type="float">
            <text:p>17685,873365763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0.0253179" calcext:value-type="float">
            <text:p>0,0253179</text:p>
          </table:table-cell>
          <table:table-cell table:formula="of:=([.B272]*[.$B$298])-([.B272]*[.$B$297])+[.$B$297]" office:value-type="float" office:value="-3.54" calcext:value-type="float">
            <text:p>-3,54</text:p>
          </table:table-cell>
          <table:table-cell table:formula="of:=([.C272]*[.$B$298])-([.C272]*[.$B$297])+[.$B$297]" office:value-type="float" office:value="100.049200566" calcext:value-type="float">
            <text:p>100,049200566</text:p>
          </table:table-cell>
          <table:table-cell table:formula="of:=([.D272]-[.E272])^2" office:value-type="float" office:value="10730.722473903" calcext:value-type="float">
            <text:p>10730,72247390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0.0225301" calcext:value-type="float">
            <text:p>0,0225301</text:p>
          </table:table-cell>
          <table:table-cell table:formula="of:=([.B273]*[.$B$298])-([.B273]*[.$B$297])+[.$B$297]" office:value-type="float" office:value="-3.54" calcext:value-type="float">
            <text:p>-3,54</text:p>
          </table:table-cell>
          <table:table-cell table:formula="of:=([.C273]*[.$B$298])-([.C273]*[.$B$297])+[.$B$297]" office:value-type="float" office:value="88.642805354" calcext:value-type="float">
            <text:p>88,642805354</text:p>
          </table:table-cell>
          <table:table-cell table:formula="of:=([.D273]-[.E273])^2" office:value-type="float" office:value="8497.66960293345" calcext:value-type="float">
            <text:p>8497,669602933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285635" calcext:value-type="float">
            <text:p>0,0285635</text:p>
          </table:table-cell>
          <table:table-cell table:formula="of:=([.B274]*[.$B$298])-([.B274]*[.$B$297])+[.$B$297]" office:value-type="float" office:value="-3.5299999898322" calcext:value-type="float">
            <text:p>-3,5299999898</text:p>
          </table:table-cell>
          <table:table-cell table:formula="of:=([.C274]*[.$B$298])-([.C274]*[.$B$297])+[.$B$297]" office:value-type="float" office:value="113.32870279" calcext:value-type="float">
            <text:p>113,32870279</text:p>
          </table:table-cell>
          <table:table-cell table:formula="of:=([.D274]-[.E274])^2" office:value-type="float" office:value="13655.9564153852" calcext:value-type="float">
            <text:p>13655,956415385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0.054133" calcext:value-type="float">
            <text:p>0,054133</text:p>
          </table:table-cell>
          <table:table-cell table:formula="of:=([.B275]*[.$B$298])-([.B275]*[.$B$297])+[.$B$297]" office:value-type="float" office:value="-3.54" calcext:value-type="float">
            <text:p>-3,54</text:p>
          </table:table-cell>
          <table:table-cell table:formula="of:=([.C275]*[.$B$298])-([.C275]*[.$B$297])+[.$B$297]" office:value-type="float" office:value="217.94733482" calcext:value-type="float">
            <text:p>217,94733482</text:p>
          </table:table-cell>
          <table:table-cell table:formula="of:=([.D275]-[.E275])^2" office:value-type="float" office:value="49056.6394856668" calcext:value-type="float">
            <text:p>49056,639485666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0.0582624" calcext:value-type="float">
            <text:p>0,0582624</text:p>
          </table:table-cell>
          <table:table-cell table:formula="of:=([.B276]*[.$B$298])-([.B276]*[.$B$297])+[.$B$297]" office:value-type="float" office:value="-3.54" calcext:value-type="float">
            <text:p>-3,54</text:p>
          </table:table-cell>
          <table:table-cell table:formula="of:=([.C276]*[.$B$298])-([.C276]*[.$B$297])+[.$B$297]" office:value-type="float" office:value="234.842940096" calcext:value-type="float">
            <text:p>234,842940096</text:p>
          </table:table-cell>
          <table:table-cell table:formula="of:=([.D276]-[.E276])^2" office:value-type="float" office:value="56826.4261288131" calcext:value-type="float">
            <text:p>56826,426128813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146644" calcext:value-type="float">
            <text:p>1,46644E-05</text:p>
          </table:table-cell>
          <table:table-cell office:value-type="float" office:value="0.058334" calcext:value-type="float">
            <text:p>0,058334</text:p>
          </table:table-cell>
          <table:table-cell table:formula="of:=([.B277]*[.$B$298])-([.B277]*[.$B$297])+[.$B$297]" office:value-type="float" office:value="-3.480000020824" calcext:value-type="float">
            <text:p>-3,4800000208</text:p>
          </table:table-cell>
          <table:table-cell table:formula="of:=([.C277]*[.$B$298])-([.C277]*[.$B$297])+[.$B$297]" office:value-type="float" office:value="235.13589436" calcext:value-type="float">
            <text:p>235,13589436</text:p>
          </table:table-cell>
          <table:table-cell table:formula="of:=([.D277]-[.E277])^2" office:value-type="float" office:value="56937.5450511606" calcext:value-type="float">
            <text:p>56937,54505116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58361" calcext:value-type="float">
            <text:p>0,058361</text:p>
          </table:table-cell>
          <table:table-cell table:formula="of:=([.B278]*[.$B$298])-([.B278]*[.$B$297])+[.$B$297]" office:value-type="float" office:value="-3.510000010412" calcext:value-type="float">
            <text:p>-3,5100000104</text:p>
          </table:table-cell>
          <table:table-cell table:formula="of:=([.C278]*[.$B$298])-([.C278]*[.$B$297])+[.$B$297]" office:value-type="float" office:value="235.24636594" calcext:value-type="float">
            <text:p>235,24636594</text:p>
          </table:table-cell>
          <table:table-cell table:formula="of:=([.D278]-[.E278])^2" office:value-type="float" office:value="57004.602281847" calcext:value-type="float">
            <text:p>57004,60228184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583588" calcext:value-type="float">
            <text:p>0,0583588</text:p>
          </table:table-cell>
          <table:table-cell table:formula="of:=([.B279]*[.$B$298])-([.B279]*[.$B$297])+[.$B$297]" office:value-type="float" office:value="-3.400000184974" calcext:value-type="float">
            <text:p>-3,400000185</text:p>
          </table:table-cell>
          <table:table-cell table:formula="of:=([.C279]*[.$B$298])-([.C279]*[.$B$297])+[.$B$297]" office:value-type="float" office:value="235.237364552" calcext:value-type="float">
            <text:p>235,237364552</text:p>
          </table:table-cell>
          <table:table-cell table:formula="of:=([.D279]-[.E279])^2" office:value-type="float" office:value="56947.7918486076" calcext:value-type="float">
            <text:p>56947,791848607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0.0584011" calcext:value-type="float">
            <text:p>0,0584011</text:p>
          </table:table-cell>
          <table:table-cell table:formula="of:=([.B280]*[.$B$298])-([.B280]*[.$B$297])+[.$B$297]" office:value-type="float" office:value="-3.54" calcext:value-type="float">
            <text:p>-3,54</text:p>
          </table:table-cell>
          <table:table-cell table:formula="of:=([.C280]*[.$B$298])-([.C280]*[.$B$297])+[.$B$297]" office:value-type="float" office:value="235.410436694" calcext:value-type="float">
            <text:p>235,410436694</text:p>
          </table:table-cell>
          <table:table-cell table:formula="of:=([.D280]-[.E280])^2" office:value-type="float" office:value="57097.3111962533" calcext:value-type="float">
            <text:p>57097,311196253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0.0583661" calcext:value-type="float">
            <text:p>0,0583661</text:p>
          </table:table-cell>
          <table:table-cell table:formula="of:=([.B281]*[.$B$298])-([.B281]*[.$B$297])+[.$B$297]" office:value-type="float" office:value="-3.54" calcext:value-type="float">
            <text:p>-3,54</text:p>
          </table:table-cell>
          <table:table-cell table:formula="of:=([.C281]*[.$B$298])-([.C281]*[.$B$297])+[.$B$297]" office:value-type="float" office:value="235.267232794" calcext:value-type="float">
            <text:p>235,267232794</text:p>
          </table:table-cell>
          <table:table-cell table:formula="of:=([.D281]-[.E281])^2" office:value-type="float" office:value="57028.8944347277" calcext:value-type="float">
            <text:p>57028,894434727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0.0583336" calcext:value-type="float">
            <text:p>0,0583336</text:p>
          </table:table-cell>
          <table:table-cell table:formula="of:=([.B282]*[.$B$298])-([.B282]*[.$B$297])+[.$B$297]" office:value-type="float" office:value="-3.54" calcext:value-type="float">
            <text:p>-3,54</text:p>
          </table:table-cell>
          <table:table-cell table:formula="of:=([.C282]*[.$B$298])-([.C282]*[.$B$297])+[.$B$297]" office:value-type="float" office:value="235.134257744" calcext:value-type="float">
            <text:p>235,134257744</text:p>
          </table:table-cell>
          <table:table-cell table:formula="of:=([.D282]-[.E282])^2" office:value-type="float" office:value="56965.4013096493" calcext:value-type="float">
            <text:p>56965,401309649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0.0583428" calcext:value-type="float">
            <text:p>0,0583428</text:p>
          </table:table-cell>
          <table:table-cell table:formula="of:=([.B283]*[.$B$298])-([.B283]*[.$B$297])+[.$B$297]" office:value-type="float" office:value="-3.54" calcext:value-type="float">
            <text:p>-3,54</text:p>
          </table:table-cell>
          <table:table-cell table:formula="of:=([.C283]*[.$B$298])-([.C283]*[.$B$297])+[.$B$297]" office:value-type="float" office:value="235.171899912" calcext:value-type="float">
            <text:p>235,171899912</text:p>
          </table:table-cell>
          <table:table-cell table:formula="of:=([.D283]-[.E283])^2" office:value-type="float" office:value="56983.3711595967" calcext:value-type="float">
            <text:p>56983,371159596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0.0583292" calcext:value-type="float">
            <text:p>0,0583292</text:p>
          </table:table-cell>
          <table:table-cell table:formula="of:=([.B284]*[.$B$298])-([.B284]*[.$B$297])+[.$B$297]" office:value-type="float" office:value="-3.54" calcext:value-type="float">
            <text:p>-3,54</text:p>
          </table:table-cell>
          <table:table-cell table:formula="of:=([.C284]*[.$B$298])-([.C284]*[.$B$297])+[.$B$297]" office:value-type="float" office:value="235.116254968" calcext:value-type="float">
            <text:p>235,116254968</text:p>
          </table:table-cell>
          <table:table-cell table:formula="of:=([.D284]-[.E284])^2" office:value-type="float" office:value="56956.808035351" calcext:value-type="float">
            <text:p>56956,80803535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171085" calcext:value-type="float">
            <text:p>1,71085E-05</text:p>
          </table:table-cell>
          <table:table-cell office:value-type="float" office:value="0.058334" calcext:value-type="float">
            <text:p>0,058334</text:p>
          </table:table-cell>
          <table:table-cell table:formula="of:=([.B285]*[.$B$298])-([.B285]*[.$B$297])+[.$B$297]" office:value-type="float" office:value="-3.46999988791" calcext:value-type="float">
            <text:p>-3,4699998879</text:p>
          </table:table-cell>
          <table:table-cell table:formula="of:=([.C285]*[.$B$298])-([.C285]*[.$B$297])+[.$B$297]" office:value-type="float" office:value="235.13589436" calcext:value-type="float">
            <text:p>235,13589436</text:p>
          </table:table-cell>
          <table:table-cell table:formula="of:=([.D285]-[.E285])^2" office:value-type="float" office:value="56932.7727698448" calcext:value-type="float">
            <text:p>56932,772769844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0583647" calcext:value-type="float">
            <text:p>0,0583647</text:p>
          </table:table-cell>
          <table:table-cell table:formula="of:=([.B286]*[.$B$298])-([.B286]*[.$B$297])+[.$B$297]" office:value-type="float" office:value="-3.54" calcext:value-type="float">
            <text:p>-3,54</text:p>
          </table:table-cell>
          <table:table-cell table:formula="of:=([.C286]*[.$B$298])-([.C286]*[.$B$297])+[.$B$297]" office:value-type="float" office:value="235.261504638" calcext:value-type="float">
            <text:p>235,261504638</text:p>
          </table:table-cell>
          <table:table-cell table:formula="of:=([.D286]-[.E286])^2" office:value-type="float" office:value="57026.1586173727" calcext:value-type="float">
            <text:p>57026,158617372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0.058348" calcext:value-type="float">
            <text:p>0,058348</text:p>
          </table:table-cell>
          <table:table-cell table:formula="of:=([.B287]*[.$B$298])-([.B287]*[.$B$297])+[.$B$297]" office:value-type="float" office:value="-3.54" calcext:value-type="float">
            <text:p>-3,54</text:p>
          </table:table-cell>
          <table:table-cell table:formula="of:=([.C287]*[.$B$298])-([.C287]*[.$B$297])+[.$B$297]" office:value-type="float" office:value="235.19317592" calcext:value-type="float">
            <text:p>235,19317592</text:p>
          </table:table-cell>
          <table:table-cell table:formula="of:=([.D287]-[.E287])^2" office:value-type="float" office:value="56993.5292848497" calcext:value-type="float">
            <text:p>56993,529284849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583338" calcext:value-type="float">
            <text:p>0,0583338</text:p>
          </table:table-cell>
          <table:table-cell table:formula="of:=([.B288]*[.$B$298])-([.B288]*[.$B$297])+[.$B$297]" office:value-type="float" office:value="-3.5199999796644" calcext:value-type="float">
            <text:p>-3,5199999797</text:p>
          </table:table-cell>
          <table:table-cell table:formula="of:=([.C288]*[.$B$298])-([.C288]*[.$B$297])+[.$B$297]" office:value-type="float" office:value="235.135076052" calcext:value-type="float">
            <text:p>235,135076052</text:p>
          </table:table-cell>
          <table:table-cell table:formula="of:=([.D288]-[.E288])^2" office:value-type="float" office:value="56956.2453156795" calcext:value-type="float">
            <text:p>56956,245315679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52523" calcext:value-type="float">
            <text:p>0,0052523</text:p>
          </table:table-cell>
          <table:table-cell office:value-type="float" office:value="0.0583477" calcext:value-type="float">
            <text:p>0,0583477</text:p>
          </table:table-cell>
          <table:table-cell table:formula="of:=([.B289]*[.$B$298])-([.B289]*[.$B$297])+[.$B$297]" office:value-type="float" office:value="17.949995542" calcext:value-type="float">
            <text:p>17,949995542</text:p>
          </table:table-cell>
          <table:table-cell table:formula="of:=([.C289]*[.$B$298])-([.C289]*[.$B$297])+[.$B$297]" office:value-type="float" office:value="235.191948458" calcext:value-type="float">
            <text:p>235,191948458</text:p>
          </table:table-cell>
          <table:table-cell table:formula="of:=([.D289]-[.E289])^2" office:value-type="float" office:value="47194.0661067576" calcext:value-type="float">
            <text:p>47194,066106757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457872" calcext:value-type="float">
            <text:p>0,0457872</text:p>
          </table:table-cell>
          <table:table-cell office:value-type="float" office:value="0.0676706" calcext:value-type="float">
            <text:p>0,0676706</text:p>
          </table:table-cell>
          <table:table-cell table:formula="of:=([.B290]*[.$B$298])-([.B290]*[.$B$297])+[.$B$297]" office:value-type="float" office:value="183.800160288" calcext:value-type="float">
            <text:p>183,800160288</text:p>
          </table:table-cell>
          <table:table-cell table:formula="of:=([.C290]*[.$B$298])-([.C290]*[.$B$297])+[.$B$297]" office:value-type="float" office:value="273.336966724" calcext:value-type="float">
            <text:p>273,336966724</text:p>
          </table:table-cell>
          <table:table-cell table:formula="of:=([.D290]-[.E290])^2" office:value-type="float" office:value="8016.83970675773" calcext:value-type="float">
            <text:p>8016,839706757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11886" calcext:value-type="float">
            <text:p>0,211886</text:p>
          </table:table-cell>
          <table:table-cell office:value-type="float" office:value="0.138503" calcext:value-type="float">
            <text:p>0,138503</text:p>
          </table:table-cell>
          <table:table-cell table:formula="of:=([.B291]*[.$B$298])-([.B291]*[.$B$297])+[.$B$297]" office:value-type="float" office:value="863.40004444" calcext:value-type="float">
            <text:p>863,40004444</text:p>
          </table:table-cell>
          <table:table-cell table:formula="of:=([.C291]*[.$B$298])-([.C291]*[.$B$297])+[.$B$297]" office:value-type="float" office:value="563.15056462" calcext:value-type="float">
            <text:p>563,15056462</text:p>
          </table:table-cell>
          <table:table-cell table:formula="of:=([.D291]-[.E291])^2" office:value-type="float" office:value="90149.7501321806" calcext:value-type="float">
            <text:p>90149,750132180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79429" calcext:value-type="float">
            <text:p>0,179429</text:p>
          </table:table-cell>
          <table:table-cell office:value-type="float" office:value="0.346697" calcext:value-type="float">
            <text:p>0,346697</text:p>
          </table:table-cell>
          <table:table-cell table:formula="of:=([.B292]*[.$B$298])-([.B292]*[.$B$297])+[.$B$297]" office:value-type="float" office:value="730.60093066" calcext:value-type="float">
            <text:p>730,60093066</text:p>
          </table:table-cell>
          <table:table-cell table:formula="of:=([.C292]*[.$B$298])-([.C292]*[.$B$297])+[.$B$297]" office:value-type="float" office:value="1414.98464338" calcext:value-type="float">
            <text:p>1414,98464338</text:p>
          </table:table-cell>
          <table:table-cell table:formula="of:=([.D292]-[.E292])^2" office:value-type="float" office:value="468381.066236411" calcext:value-type="float">
            <text:p>468381,06623641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52471" calcext:value-type="float">
            <text:p>0,152471</text:p>
          </table:table-cell>
          <table:table-cell office:value-type="float" office:value="0.311731" calcext:value-type="float">
            <text:p>0,311731</text:p>
          </table:table-cell>
          <table:table-cell table:formula="of:=([.B293]*[.$B$298])-([.B293]*[.$B$297])+[.$B$297]" office:value-type="float" office:value="620.30119534" calcext:value-type="float">
            <text:p>620,30119534</text:p>
          </table:table-cell>
          <table:table-cell table:formula="of:=([.C293]*[.$B$298])-([.C293]*[.$B$297])+[.$B$297]" office:value-type="float" office:value="1271.91985574" calcext:value-type="float">
            <text:p>1271,91985574</text:p>
          </table:table-cell>
          <table:table-cell table:formula="of:=([.D293]-[.E293])^2" office:value-type="float" office:value="424606.87858149" calcext:value-type="float">
            <text:p>424606,8785814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89434" calcext:value-type="float">
            <text:p>0,489434</text:p>
          </table:table-cell>
          <table:table-cell office:value-type="float" office:value="0.291061" calcext:value-type="float">
            <text:p>0,291061</text:p>
          </table:table-cell>
          <table:table-cell table:formula="of:=([.B294]*[.$B$298])-([.B294]*[.$B$297])+[.$B$297]" office:value-type="float" office:value="1998.99878836" calcext:value-type="float">
            <text:p>1998,99878836</text:p>
          </table:table-cell>
          <table:table-cell table:formula="of:=([.C294]*[.$B$298])-([.C294]*[.$B$297])+[.$B$297]" office:value-type="float" office:value="1187.34772394" calcext:value-type="float">
            <text:p>1187,34772394</text:p>
          </table:table-cell>
          <table:table-cell table:formula="of:=([.D294]-[.E294])^2" office:value-type="float" office:value="658777.450374119" calcext:value-type="float">
            <text:p>658777,45037411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04193" calcext:value-type="float">
            <text:p>0,904193</text:p>
          </table:table-cell>
          <table:table-cell office:value-type="float" office:value="0.519891" calcext:value-type="float">
            <text:p>0,519891</text:p>
          </table:table-cell>
          <table:table-cell table:formula="of:=([.B295]*[.$B$298])-([.B295]*[.$B$297])+[.$B$297]" office:value-type="float" office:value="3696.00182722" calcext:value-type="float">
            <text:p>3696,00182722</text:p>
          </table:table-cell>
          <table:table-cell table:formula="of:=([.C295]*[.$B$298])-([.C295]*[.$B$297])+[.$B$297]" office:value-type="float" office:value="2123.61482214" calcext:value-type="float">
            <text:p>2123,61482214</text:p>
          </table:table-cell>
          <table:table-cell table:formula="of:=([.D295]-[.E295])^2" office:value-type="float" office:value="2472400.89374445" calcext:value-type="float">
            <text:p>2472400,8937444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8684" calcext:value-type="float">
            <text:p>0,88684</text:p>
          </table:table-cell>
          <table:table-cell office:value-type="float" office:value="0.675036" calcext:value-type="float">
            <text:p>0,675036</text:p>
          </table:table-cell>
          <table:table-cell table:formula="of:=([.B296]*[.$B$298])-([.B296]*[.$B$297])+[.$B$297]" office:value-type="float" office:value="3625.0013336" calcext:value-type="float">
            <text:p>3625,0013336</text:p>
          </table:table-cell>
          <table:table-cell table:formula="of:=([.C296]*[.$B$298])-([.C296]*[.$B$297])+[.$B$297]" office:value-type="float" office:value="2758.39679544" calcext:value-type="float">
            <text:p>2758,39679544</text:p>
          </table:table-cell>
          <table:table-cell table:formula="of:=([.D296]-[.E296])^2" office:value-type="float" office:value="751003.425559507" calcext:value-type="float">
            <text:p>751003,42555950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-3.54" calcext:value-type="float">
            <text:p>-3,54</text:p>
          </table:table-cell>
          <table:table-cell/>
          <table:table-cell table:style-name="Default" table:number-columns-repeated="2"/>
          <table:table-cell table:formula="of:=SQRT(AVERAGE([.F2:.F296]))" office:value-type="float" office:value="760.015311632115" calcext:value-type="float">
            <text:p>760,015311632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088" calcext:value-type="float">
            <text:p>4088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1:49:47.5352616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3T11:50:51.386682863</dc:date>
    <meta:editing-duration>PT41M53S</meta:editing-duration>
    <meta:editing-cycles>18</meta:editing-cycles>
    <meta:document-statistic meta:table-count="1" meta:cell-count="1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Solar radiation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2.429cm" svg:y="1.449cm" svg:width="10.028cm" svg:height="6.166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5">
            <chart:title svg:x="0.451cm" svg:y="6.241cm" chart:style-name="ch7">
              <text:p>Solar radiation (kJ/m2)</text:p>
            </chart:title>
            <chart:grid chart:style-name="ch8" chart:class="major"/>
          </chart:axis>
          <chart:series chart:style-name="ch9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0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059914642">
                <text:p>38.059914642</text:p>
                <draw:g>
                  <svg:desc>data_out_training.D2:data_out_training.D296</svg:desc>
                </draw:g>
              </table:table-cell>
              <table:table-cell office:value-type="float" office:value="235.458307712">
                <text:p>235.458307712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.400092142">
                <text:p>254.400092142</text:p>
              </table:table-cell>
              <table:table-cell office:value-type="float" office:value="308.66905124">
                <text:p>308.66905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0.99837846">
                <text:p>1450.99837846</text:p>
              </table:table-cell>
              <table:table-cell office:value-type="float" office:value="681.86659772">
                <text:p>681.86659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7.99819062">
                <text:p>2227.99819062</text:p>
              </table:table-cell>
              <table:table-cell office:value-type="float" office:value="1731.58800858">
                <text:p>1731.58800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83.0005546">
                <text:p>2883.0005546</text:p>
              </table:table-cell>
              <table:table-cell office:value-type="float" office:value="2226.54160238">
                <text:p>2226.54160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7.00097576">
                <text:p>2927.00097576</text:p>
              </table:table-cell>
              <table:table-cell office:value-type="float" office:value="2696.39768982">
                <text:p>2696.39768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6.99893796">
                <text:p>3296.99893796</text:p>
              </table:table-cell>
              <table:table-cell office:value-type="float" office:value="2730.85254816">
                <text:p>2730.85254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61.99980068">
                <text:p>3561.99980068</text:p>
              </table:table-cell>
              <table:table-cell office:value-type="float" office:value="2942.84751018">
                <text:p>2942.84751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7.99943158">
                <text:p>3367.99943158</text:p>
              </table:table-cell>
              <table:table-cell office:value-type="float" office:value="2926.3913363">
                <text:p>2926.3913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78.00090096">
                <text:p>2278.00090096</text:p>
              </table:table-cell>
              <table:table-cell office:value-type="float" office:value="2457.98365402">
                <text:p>2457.983654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8.99795964">
                <text:p>2028.99795964</text:p>
              </table:table-cell>
              <table:table-cell office:value-type="float" office:value="1319.83997222">
                <text:p>1319.83997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0.9982584">
                <text:p>1010.9982584</text:p>
              </table:table-cell>
              <table:table-cell office:value-type="float" office:value="883.6899913">
                <text:p>883.68999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.500145116">
                <text:p>172.500145116</text:p>
              </table:table-cell>
              <table:table-cell office:value-type="float" office:value="359.756837988">
                <text:p>359.7568379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2999988418">
                <text:p>-0.72999988418</text:p>
              </table:table-cell>
              <table:table-cell office:value-type="float" office:value="95.728534326">
                <text:p>95.7285343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360000062472">
                <text:p>-3.360000062472</text:p>
              </table:table-cell>
              <table:table-cell office:value-type="float" office:value="224.711468748">
                <text:p>224.7114687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91.03185556">
                <text:p>91.03185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08000043242">
                <text:p>-3.08000043242</text:p>
              </table:table-cell>
              <table:table-cell office:value-type="float" office:value="113.22436852">
                <text:p>113.224368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210.991307666">
                <text:p>210.991307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235.419438082">
                <text:p>235.4194380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57999787826">
                <text:p>-2.57999787826</text:p>
              </table:table-cell>
              <table:table-cell office:value-type="float" office:value="235.838820932">
                <text:p>235.8388209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37.256539542">
                <text:p>237.2565395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36.624805766">
                <text:p>236.6248057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5999832662">
                <text:p>-2.85999832662</text:p>
              </table:table-cell>
              <table:table-cell office:value-type="float" office:value="236.26925094">
                <text:p>236.26925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439999898322">
                <text:p>-3.439999898322</text:p>
              </table:table-cell>
              <table:table-cell office:value-type="float" office:value="236.90957695">
                <text:p>236.909576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1600142902">
                <text:p>18.1600142902</text:p>
              </table:table-cell>
              <table:table-cell office:value-type="float" office:value="235.847413166">
                <text:p>235.847413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2.59980413">
                <text:p>282.59980413</text:p>
              </table:table-cell>
              <table:table-cell office:value-type="float" office:value="273.824678292">
                <text:p>273.8246782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2.99874522">
                <text:p>1022.99874522</text:p>
              </table:table-cell>
              <table:table-cell office:value-type="float" office:value="709.13671182">
                <text:p>709.136711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4.00018762">
                <text:p>1504.00018762</text:p>
              </table:table-cell>
              <table:table-cell office:value-type="float" office:value="1567.54180382">
                <text:p>1567.541803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5.99924118">
                <text:p>1715.99924118</text:p>
              </table:table-cell>
              <table:table-cell office:value-type="float" office:value="1886.49371298">
                <text:p>1886.49371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2.0003574">
                <text:p>1172.0003574</text:p>
              </table:table-cell>
              <table:table-cell office:value-type="float" office:value="1971.21314022">
                <text:p>1971.213140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2.00076964">
                <text:p>2342.00076964</text:p>
              </table:table-cell>
              <table:table-cell office:value-type="float" office:value="1315.8793615">
                <text:p>1315.87936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78.00191774">
                <text:p>3278.00191774</text:p>
              </table:table-cell>
              <table:table-cell office:value-type="float" office:value="2247.47392102">
                <text:p>2247.4739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94.99971228">
                <text:p>2794.99971228</text:p>
              </table:table-cell>
              <table:table-cell office:value-type="float" office:value="2692.46981142">
                <text:p>2692.46981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58.00145344">
                <text:p>2258.00145344</text:p>
              </table:table-cell>
              <table:table-cell office:value-type="float" office:value="2087.63791092">
                <text:p>2087.637910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2.99858904">
                <text:p>1472.99858904</text:p>
              </table:table-cell>
              <table:table-cell office:value-type="float" office:value="1569.52620072">
                <text:p>1569.52620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3.99984338">
                <text:p>923.99984338</text:p>
              </table:table-cell>
              <table:table-cell office:value-type="float" office:value="728.9888639">
                <text:p>728.9888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.199903746">
                <text:p>184.199903746</text:p>
              </table:table-cell>
              <table:table-cell office:value-type="float" office:value="312.666076666">
                <text:p>312.666076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6999877922">
                <text:p>-0.76999877922</text:p>
              </table:table-cell>
              <table:table-cell office:value-type="float" office:value="243.335749674">
                <text:p>243.3357496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54">
                <text:p>-3.54</text:p>
              </table:table-cell>
              <table:table-cell office:value-type="float" office:value="93.795281676">
                <text:p>93.7952816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85005827">
                <text:p>80.85005827</text:p>
              </table:table-cell>
              <table:table-cell office:value-type="float" office:value="189.991069462">
                <text:p>189.9910694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7999983212">
                <text:p>-0.87999983212</text:p>
              </table:table-cell>
              <table:table-cell office:value-type="float" office:value="251.065896196">
                <text:p>251.0658961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54">
                <text:p>-3.54</text:p>
              </table:table-cell>
              <table:table-cell office:value-type="float" office:value="275.141745018">
                <text:p>275.141745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54">
                <text:p>-3.54</text:p>
              </table:table-cell>
              <table:table-cell office:value-type="float" office:value="234.826164782">
                <text:p>234.8261647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54">
                <text:p>-3.54</text:p>
              </table:table-cell>
              <table:table-cell office:value-type="float" office:value="258.695390834">
                <text:p>258.6953908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23.811739102">
                <text:p>223.8117391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150000135356">
                <text:p>-3.150000135356</text:p>
              </table:table-cell>
              <table:table-cell office:value-type="float" office:value="234.852759792">
                <text:p>234.852759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35.875235638">
                <text:p>235.8752356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54">
                <text:p>-3.54</text:p>
              </table:table-cell>
              <table:table-cell office:value-type="float" office:value="236.188238448">
                <text:p>236.1882384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54">
                <text:p>-3.54</text:p>
              </table:table-cell>
              <table:table-cell office:value-type="float" office:value="235.47958372">
                <text:p>235.479583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4">
                <text:p>-3.54</text:p>
              </table:table-cell>
              <table:table-cell office:value-type="float" office:value="235.234909628">
                <text:p>235.2349096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35.198904076">
                <text:p>235.1989040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9399926458">
                <text:p>34.9399926458</text:p>
              </table:table-cell>
              <table:table-cell office:value-type="float" office:value="235.114209198">
                <text:p>235.1142091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2.000138104">
                <text:p>232.000138104</text:p>
              </table:table-cell>
              <table:table-cell office:value-type="float" office:value="303.116013152">
                <text:p>303.1160131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9.99871356">
                <text:p>1349.99871356</text:p>
              </table:table-cell>
              <table:table-cell office:value-type="float" office:value="647.18670468">
                <text:p>647.186704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17.00146024">
                <text:p>2317.00146024</text:p>
              </table:table-cell>
              <table:table-cell office:value-type="float" office:value="1691.23314956">
                <text:p>1691.233149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99.9981409">
                <text:p>2999.9981409</text:p>
              </table:table-cell>
              <table:table-cell office:value-type="float" office:value="2276.40110882">
                <text:p>2276.401108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62.99813644">
                <text:p>3562.99813644</text:p>
              </table:table-cell>
              <table:table-cell office:value-type="float" office:value="2715.80795558">
                <text:p>2715.807955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05.9988927">
                <text:p>3505.9988927</text:p>
              </table:table-cell>
              <table:table-cell office:value-type="float" office:value="3341.44533698">
                <text:p>3341.445336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10.99865046">
                <text:p>3810.99865046</text:p>
              </table:table-cell>
              <table:table-cell office:value-type="float" office:value="2933.33058814">
                <text:p>2933.330588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85.99811604">
                <text:p>3385.99811604</text:p>
              </table:table-cell>
              <table:table-cell office:value-type="float" office:value="3105.20390892">
                <text:p>3105.203908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99.0012384">
                <text:p>2799.0012384</text:p>
              </table:table-cell>
              <table:table-cell office:value-type="float" office:value="2252.25283974">
                <text:p>2252.252839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5.9980321">
                <text:p>2055.9980321</text:p>
              </table:table-cell>
              <table:table-cell office:value-type="float" office:value="1598.99756334">
                <text:p>1598.997563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9.59922796">
                <text:p>999.59922796</text:p>
              </table:table-cell>
              <table:table-cell office:value-type="float" office:value="944.09339632">
                <text:p>944.09339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8000126538">
                <text:p>-0.68000126538</text:p>
              </table:table-cell>
              <table:table-cell office:value-type="float" office:value="315.864433484">
                <text:p>315.8644334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4">
                <text:p>-3.54</text:p>
              </table:table-cell>
              <table:table-cell office:value-type="float" office:value="146.25946248">
                <text:p>146.25946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4">
                <text:p>-3.54</text:p>
              </table:table-cell>
              <table:table-cell office:value-type="float" office:value="29.1219045966">
                <text:p>29.12190459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54">
                <text:p>-3.54</text:p>
              </table:table-cell>
              <table:table-cell office:value-type="float" office:value="84.75338743">
                <text:p>84.753387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54">
                <text:p>-3.54</text:p>
              </table:table-cell>
              <table:table-cell office:value-type="float" office:value="72.500861746">
                <text:p>72.5008617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54">
                <text:p>-3.54</text:p>
              </table:table-cell>
              <table:table-cell office:value-type="float" office:value="234.73492344">
                <text:p>234.734923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54">
                <text:p>-3.5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54">
                <text:p>-3.5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54">
                <text:p>-3.5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54">
                <text:p>-3.5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.1000148576">
                <text:p>29.1000148576</text:p>
              </table:table-cell>
              <table:table-cell office:value-type="float" office:value="235.189493534">
                <text:p>235.1894935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5.400043694">
                <text:p>315.400043694</text:p>
              </table:table-cell>
              <table:table-cell office:value-type="float" office:value="292.934215862">
                <text:p>292.9342158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0.9992433">
                <text:p>530.9992433</text:p>
              </table:table-cell>
              <table:table-cell office:value-type="float" office:value="761.9053032">
                <text:p>761.9053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2.70199648">
                <text:p>952.70199648</text:p>
              </table:table-cell>
              <table:table-cell office:value-type="float" office:value="1139.05527732">
                <text:p>1139.055277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8.00021248">
                <text:p>1118.00021248</text:p>
              </table:table-cell>
              <table:table-cell office:value-type="float" office:value="1549.08077534">
                <text:p>1549.080775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58.99856418">
                <text:p>1858.99856418</text:p>
              </table:table-cell>
              <table:table-cell office:value-type="float" office:value="1612.80651084">
                <text:p>1612.806510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0.00138778">
                <text:p>2290.00138778</text:p>
              </table:table-cell>
              <table:table-cell office:value-type="float" office:value="2099.21287758">
                <text:p>2099.212877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6.99945856">
                <text:p>1796.99945856</text:p>
              </table:table-cell>
              <table:table-cell office:value-type="float" office:value="2237.7442389">
                <text:p>2237.74423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20.99899894">
                <text:p>2020.99899894</text:p>
              </table:table-cell>
              <table:table-cell office:value-type="float" office:value="1616.2802283">
                <text:p>1616.28022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8.00093708">
                <text:p>1388.00093708</text:p>
              </table:table-cell>
              <table:table-cell office:value-type="float" office:value="1801.98295428">
                <text:p>1801.982954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8.9986683">
                <text:p>1558.9986683</text:p>
              </table:table-cell>
              <table:table-cell office:value-type="float" office:value="897.86308586">
                <text:p>897.863085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9.70156852">
                <text:p>849.70156852</text:p>
              </table:table-cell>
              <table:table-cell office:value-type="float" office:value="999.36601018">
                <text:p>999.366010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1.600128818">
                <text:p>211.600128818</text:p>
              </table:table-cell>
              <table:table-cell office:value-type="float" office:value="618.83233248">
                <text:p>618.832332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0000225028">
                <text:p>-0.20000225028</text:p>
              </table:table-cell>
              <table:table-cell office:value-type="float" office:value="293.954645938">
                <text:p>293.9546459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54">
                <text:p>-3.54</text:p>
              </table:table-cell>
              <table:table-cell office:value-type="float" office:value="340.745497378">
                <text:p>340.7454973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54">
                <text:p>-3.54</text:p>
              </table:table-cell>
              <table:table-cell office:value-type="float" office:value="151.184449178">
                <text:p>151.1844491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54">
                <text:p>-3.54</text:p>
              </table:table-cell>
              <table:table-cell office:value-type="float" office:value="151.560461704">
                <text:p>151.5604617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54">
                <text:p>-3.54</text:p>
              </table:table-cell>
              <table:table-cell office:value-type="float" office:value="204.311868616">
                <text:p>204.3118686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379999919146">
                <text:p>-3.379999919146</text:p>
              </table:table-cell>
              <table:table-cell office:value-type="float" office:value="234.667822184">
                <text:p>234.6678221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140000002442">
                <text:p>-3.140000002442</text:p>
              </table:table-cell>
              <table:table-cell office:value-type="float" office:value="235.422711314">
                <text:p>235.4227113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35.983252294">
                <text:p>235.9832522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20999889928">
                <text:p>-1.20999889928</text:p>
              </table:table-cell>
              <table:table-cell office:value-type="float" office:value="235.478356258">
                <text:p>235.4783562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39.3542721">
                <text:p>239.35427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.54">
                <text:p>-3.54</text:p>
              </table:table-cell>
              <table:table-cell office:value-type="float" office:value="237.21644245">
                <text:p>237.21644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4899836998">
                <text:p>17.4899836998</text:p>
              </table:table-cell>
              <table:table-cell office:value-type="float" office:value="235.090069112">
                <text:p>235.0900691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0.900168002">
                <text:p>310.900168002</text:p>
              </table:table-cell>
              <table:table-cell office:value-type="float" office:value="273.169213584">
                <text:p>273.1692135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4.299940678">
                <text:p>384.299940678</text:p>
              </table:table-cell>
              <table:table-cell office:value-type="float" office:value="747.60127936">
                <text:p>747.601279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0.60131102">
                <text:p>420.60131102</text:p>
              </table:table-cell>
              <table:table-cell office:value-type="float" office:value="963.48729592">
                <text:p>963.487295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52.9990374">
                <text:p>1752.9990374</text:p>
              </table:table-cell>
              <table:table-cell office:value-type="float" office:value="1019.74597092">
                <text:p>1019.745970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19.99902168">
                <text:p>2819.99902168</text:p>
              </table:table-cell>
              <table:table-cell office:value-type="float" office:value="1919.43879306">
                <text:p>1919.438793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2.00090564">
                <text:p>3522.00090564</text:p>
              </table:table-cell>
              <table:table-cell office:value-type="float" office:value="2491.05557184">
                <text:p>2491.055571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60.00036676">
                <text:p>3660.00036676</text:p>
              </table:table-cell>
              <table:table-cell office:value-type="float" office:value="2988.16131568">
                <text:p>2988.161315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2.9989694">
                <text:p>1162.9989694</text:p>
              </table:table-cell>
              <table:table-cell office:value-type="float" office:value="3253.46495236">
                <text:p>3253.464952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99.99999064">
                <text:p>1599.99999064</text:p>
              </table:table-cell>
              <table:table-cell office:value-type="float" office:value="804.13817908">
                <text:p>804.138179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86.09990836">
                <text:p>886.09990836</text:p>
              </table:table-cell>
              <table:table-cell office:value-type="float" office:value="629.73628658">
                <text:p>629.736286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3.50017508">
                <text:p>793.50017508</text:p>
              </table:table-cell>
              <table:table-cell office:value-type="float" office:value="418.3796048">
                <text:p>418.37960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.2998254">
                <text:p>166.2998254</text:p>
              </table:table-cell>
              <table:table-cell office:value-type="float" office:value="-42.9150988516">
                <text:p>-42.91509885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000079684">
                <text:p>-2.03000079684</text:p>
              </table:table-cell>
              <table:table-cell office:value-type="float" office:value="471.00908382">
                <text:p>471.009083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4000018338">
                <text:p>-1.4000018338</text:p>
              </table:table-cell>
              <table:table-cell office:value-type="float" office:value="131.239009986">
                <text:p>131.2390099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46000119314">
                <text:p>-2.46000119314</text:p>
              </table:table-cell>
              <table:table-cell office:value-type="float" office:value="285.839894656">
                <text:p>285.8398946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00000162556">
                <text:p>-2.00000162556</text:p>
              </table:table-cell>
              <table:table-cell office:value-type="float" office:value="153.826356556">
                <text:p>153.8263565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.54">
                <text:p>-3.54</text:p>
              </table:table-cell>
              <table:table-cell office:value-type="float" office:value="214.242036196">
                <text:p>214.2420361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.17000102102">
                <text:p>-2.17000102102</text:p>
              </table:table-cell>
              <table:table-cell office:value-type="float" office:value="236.777420208">
                <text:p>236.7774202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66999846686">
                <text:p>-1.66999846686</text:p>
              </table:table-cell>
              <table:table-cell office:value-type="float" office:value="237.574861354">
                <text:p>237.5748613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57000224604">
                <text:p>-2.57000224604</text:p>
              </table:table-cell>
              <table:table-cell office:value-type="float" office:value="239.887399762">
                <text:p>239.8873997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54">
                <text:p>-3.54</text:p>
              </table:table-cell>
              <table:table-cell office:value-type="float" office:value="238.161997344">
                <text:p>238.1619973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54">
                <text:p>-3.54</text:p>
              </table:table-cell>
              <table:table-cell office:value-type="float" office:value="236.29380018">
                <text:p>236.293800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450000031236">
                <text:p>-3.450000031236</text:p>
              </table:table-cell>
              <table:table-cell office:value-type="float" office:value="235.466081638">
                <text:p>235.4660816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7199824546">
                <text:p>18.7199824546</text:p>
              </table:table-cell>
              <table:table-cell office:value-type="float" office:value="235.313058042">
                <text:p>235.3130580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3.999837852">
                <text:p>153.999837852</text:p>
              </table:table-cell>
              <table:table-cell office:value-type="float" office:value="274.618846206">
                <text:p>274.6188462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0.00125178">
                <text:p>1110.00125178</text:p>
              </table:table-cell>
              <table:table-cell office:value-type="float" office:value="517.2516689">
                <text:p>517.25166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7.00040734">
                <text:p>2207.00040734</text:p>
              </table:table-cell>
              <table:table-cell office:value-type="float" office:value="1550.59873668">
                <text:p>1550.598736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16.9984896">
                <text:p>3016.9984896</text:p>
              </table:table-cell>
              <table:table-cell office:value-type="float" office:value="2226.38612386">
                <text:p>2226.386123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663.02708958">
                <text:p>2663.027089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43.00145132">
                <text:p>3443.00145132</text:p>
              </table:table-cell>
              <table:table-cell office:value-type="float" office:value="2884.3303051">
                <text:p>2884.33030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42.99868892">
                <text:p>3542.99868892</text:p>
              </table:table-cell>
              <table:table-cell office:value-type="float" office:value="3086.47693034">
                <text:p>3086.476930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55.00193814">
                <text:p>3455.00193814</text:p>
              </table:table-cell>
              <table:table-cell office:value-type="float" office:value="2835.76781684">
                <text:p>2835.767816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66.0002059">
                <text:p>2866.0002059</text:p>
              </table:table-cell>
              <table:table-cell office:value-type="float" office:value="2517.6464903">
                <text:p>2517.64649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52.99893328">
                <text:p>2052.99893328</text:p>
              </table:table-cell>
              <table:table-cell office:value-type="float" office:value="1787.23704412">
                <text:p>1787.237044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55.50060984">
                <text:p>955.50060984</text:p>
              </table:table-cell>
              <table:table-cell office:value-type="float" office:value="1004.04673194">
                <text:p>1004.046731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.99999159">
                <text:p>103.99999159</text:p>
              </table:table-cell>
              <table:table-cell office:value-type="float" office:value="315.414364084">
                <text:p>315.4143640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89.99904186">
                <text:p>1189.99904186</text:p>
              </table:table-cell>
              <table:table-cell office:value-type="float" office:value="124.539113236">
                <text:p>124.5391132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.54">
                <text:p>-3.54</text:p>
              </table:table-cell>
              <table:table-cell office:value-type="float" office:value="665.19357222">
                <text:p>665.193572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54">
                <text:p>-3.54</text:p>
              </table:table-cell>
              <table:table-cell office:value-type="float" office:value="-3.654107322444">
                <text:p>-3.6541073224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91.99949256">
                <text:p>2091.99949256</text:p>
              </table:table-cell>
              <table:table-cell office:value-type="float" office:value="-286.694207392">
                <text:p>-286.6942073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54">
                <text:p>-3.54</text:p>
              </table:table-cell>
              <table:table-cell office:value-type="float" office:value="1701.0978525">
                <text:p>1701.09785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.54">
                <text:p>-3.54</text:p>
              </table:table-cell>
              <table:table-cell office:value-type="float" office:value="-51.71379196">
                <text:p>-51.713791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76.992145204">
                <text:p>76.9921452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94.00106416">
                <text:p>3694.00106416</text:p>
              </table:table-cell>
              <table:table-cell office:value-type="float" office:value="869.59872754">
                <text:p>869.598727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.54">
                <text:p>-3.54</text:p>
              </table:table-cell>
              <table:table-cell office:value-type="float" office:value="-636.01434474">
                <text:p>-636.014344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90.99972354">
                <text:p>2290.99972354</text:p>
              </table:table-cell>
              <table:table-cell office:value-type="float" office:value="423.37537514">
                <text:p>423.375375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369.805660228">
                <text:p>369.8056602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.54">
                <text:p>-3.54</text:p>
              </table:table-cell>
              <table:table-cell office:value-type="float" office:value="-671.57391888">
                <text:p>-671.573918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59.99903762">
                <text:p>3559.99903762</text:p>
              </table:table-cell>
              <table:table-cell office:value-type="float" office:value="-1845.95637046">
                <text:p>-1845.956370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1492.35157324">
                <text:p>1492.351573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-284.910705106">
                <text:p>-284.9107051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.059804146">
                <text:p>42.059804146</text:p>
              </table:table-cell>
              <table:table-cell office:value-type="float" office:value="741.32894854">
                <text:p>741.328948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23.00189968">
                <text:p>3723.00189968</text:p>
              </table:table-cell>
              <table:table-cell office:value-type="float" office:value="-1576.13976516">
                <text:p>-1576.139765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5.000188146">
                <text:p>245.000188146</text:p>
              </table:table-cell>
              <table:table-cell office:value-type="float" office:value="-2012.5065977">
                <text:p>-2012.50659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80999869104">
                <text:p>-1.80999869104</text:p>
              </table:table-cell>
              <table:table-cell office:value-type="float" office:value="-1634.64469562">
                <text:p>-1634.644695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.54">
                <text:p>-3.54</text:p>
              </table:table-cell>
              <table:table-cell office:value-type="float" office:value="-264.641215946">
                <text:p>-264.6412159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24.99888356">
                <text:p>2824.99888356</text:p>
              </table:table-cell>
              <table:table-cell office:value-type="float" office:value="1657.10561442">
                <text:p>1657.105614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82.99810456">
                <text:p>2082.99810456</text:p>
              </table:table-cell>
              <table:table-cell office:value-type="float" office:value="-505.71107036">
                <text:p>-505.711070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1.89950216">
                <text:p>971.89950216</text:p>
              </table:table-cell>
              <table:table-cell office:value-type="float" office:value="1518.9015763">
                <text:p>1518.90157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3.000019214">
                <text:p>103.000019214</text:p>
              </table:table-cell>
              <table:table-cell office:value-type="float" office:value="1390.96730358">
                <text:p>1390.967303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01000033254">
                <text:p>-1.01000033254</text:p>
              </table:table-cell>
              <table:table-cell office:value-type="float" office:value="282.14564319">
                <text:p>282.145643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54">
                <text:p>-3.54</text:p>
              </table:table-cell>
              <table:table-cell office:value-type="float" office:value="86.581896656">
                <text:p>86.5818966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54">
                <text:p>-3.54</text:p>
              </table:table-cell>
              <table:table-cell office:value-type="float" office:value="74.556042288">
                <text:p>74.5560422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54">
                <text:p>-3.54</text:p>
              </table:table-cell>
              <table:table-cell office:value-type="float" office:value="103.201732136">
                <text:p>103.2017321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54">
                <text:p>-3.54</text:p>
              </table:table-cell>
              <table:table-cell office:value-type="float" office:value="220.51682194">
                <text:p>220.516821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54">
                <text:p>-3.54</text:p>
              </table:table-cell>
              <table:table-cell office:value-type="float" office:value="234.781157842">
                <text:p>234.7811578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54">
                <text:p>-3.5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54">
                <text:p>-3.5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54">
                <text:p>-3.5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54">
                <text:p>-3.5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54">
                <text:p>-3.5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.5500003444">
                <text:p>35.550000344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1.09986639">
                <text:p>221.09986639</text:p>
              </table:table-cell>
              <table:table-cell office:value-type="float" office:value="304.16221993">
                <text:p>304.162219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8.00098914">
                <text:p>1238.00098914</text:p>
              </table:table-cell>
              <table:table-cell office:value-type="float" office:value="631.45473338">
                <text:p>631.454733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49.99973034">
                <text:p>2349.99973034</text:p>
              </table:table-cell>
              <table:table-cell office:value-type="float" office:value="1646.05436488">
                <text:p>1646.054364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88.00174562">
                <text:p>2988.00174562</text:p>
              </table:table-cell>
              <table:table-cell office:value-type="float" office:value="2284.88696278">
                <text:p>2284.886962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02.99846474">
                <text:p>3402.99846474</text:p>
              </table:table-cell>
              <table:table-cell office:value-type="float" office:value="2662.20878158">
                <text:p>2662.208781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30.00119548">
                <text:p>3630.00119548</text:p>
              </table:table-cell>
              <table:table-cell office:value-type="float" office:value="3193.41751132">
                <text:p>3193.417511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7.00159624">
                <text:p>3497.00159624</text:p>
              </table:table-cell>
              <table:table-cell office:value-type="float" office:value="3183.40551294">
                <text:p>3183.405512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90.99797792">
                <text:p>3390.99797792</text:p>
              </table:table-cell>
              <table:table-cell office:value-type="float" office:value="2678.35399842">
                <text:p>2678.353998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93.00027836">
                <text:p>2893.00027836</text:p>
              </table:table-cell>
              <table:table-cell office:value-type="float" office:value="2385.58794526">
                <text:p>2385.587945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91.0011568">
                <text:p>2091.0011568</text:p>
              </table:table-cell>
              <table:table-cell office:value-type="float" office:value="1745.56470922">
                <text:p>1745.564709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4.30151238">
                <text:p>964.30151238</text:p>
              </table:table-cell>
              <table:table-cell office:value-type="float" office:value="1036.4885526">
                <text:p>1036.48855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.15983789">
                <text:p>94.15983789</text:p>
              </table:table-cell>
              <table:table-cell office:value-type="float" office:value="336.106509326">
                <text:p>336.1065093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23999807056">
                <text:p>-1.23999807056</text:p>
              </table:table-cell>
              <table:table-cell office:value-type="float" office:value="132.326541318">
                <text:p>132.3265413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.54">
                <text:p>-3.54</text:p>
              </table:table-cell>
              <table:table-cell office:value-type="float" office:value="69.05414845">
                <text:p>69.054148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.54">
                <text:p>-3.54</text:p>
              </table:table-cell>
              <table:table-cell office:value-type="float" office:value="71.534849152">
                <text:p>71.5348491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.54">
                <text:p>-3.54</text:p>
              </table:table-cell>
              <table:table-cell office:value-type="float" office:value="102.365830514">
                <text:p>102.3658305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.54">
                <text:p>-3.54</text:p>
              </table:table-cell>
              <table:table-cell office:value-type="float" office:value="221.754921944">
                <text:p>221.7549219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54">
                <text:p>-3.54</text:p>
              </table:table-cell>
              <table:table-cell office:value-type="float" office:value="234.813481008">
                <text:p>234.8134810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.54">
                <text:p>-3.5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.46000016415">
                <text:p>-3.46000016415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35.27909826">
                <text:p>235.279098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.54">
                <text:p>-3.54</text:p>
              </table:table-cell>
              <table:table-cell office:value-type="float" office:value="235.93579043">
                <text:p>235.935790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54">
                <text:p>-3.54</text:p>
              </table:table-cell>
              <table:table-cell office:value-type="float" office:value="235.469764024">
                <text:p>235.4697640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829991715">
                <text:p>14.829991715</text:p>
              </table:table-cell>
              <table:table-cell office:value-type="float" office:value="235.153078828">
                <text:p>235.1530788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1.000043226">
                <text:p>191.000043226</text:p>
              </table:table-cell>
              <table:table-cell office:value-type="float" office:value="267.926723382">
                <text:p>267.9267233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76.59802334">
                <text:p>776.59802334</text:p>
              </table:table-cell>
              <table:table-cell office:value-type="float" office:value="571.94328408">
                <text:p>571.943284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82.00109794">
                <text:p>2182.00109794</text:p>
              </table:table-cell>
              <table:table-cell office:value-type="float" office:value="1348.68123768">
                <text:p>1348.681237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62.99967382">
                <text:p>3062.99967382</text:p>
              </table:table-cell>
              <table:table-cell office:value-type="float" office:value="2112.48992488">
                <text:p>2112.489924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39.9995901">
                <text:p>3539.9995901</text:p>
              </table:table-cell>
              <table:table-cell office:value-type="float" office:value="2615.27881778">
                <text:p>2615.278817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63.99913048">
                <text:p>3763.99913048</text:p>
              </table:table-cell>
              <table:table-cell office:value-type="float" office:value="3179.32215602">
                <text:p>3179.322156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09.99898556">
                <text:p>3709.99898556</text:p>
              </table:table-cell>
              <table:table-cell office:value-type="float" office:value="3325.71745722">
                <text:p>3325.717457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89.99964216">
                <text:p>3389.99964216</text:p>
              </table:table-cell>
              <table:table-cell office:value-type="float" office:value="2902.71768586">
                <text:p>2902.717685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12.00006098">
                <text:p>2812.00006098</text:p>
              </table:table-cell>
              <table:table-cell office:value-type="float" office:value="2280.83224664">
                <text:p>2280.832246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96.99935444">
                <text:p>2096.99935444</text:p>
              </table:table-cell>
              <table:table-cell office:value-type="float" office:value="1596.10075302">
                <text:p>1596.100753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9.3016505">
                <text:p>959.3016505</text:p>
              </table:table-cell>
              <table:table-cell office:value-type="float" office:value="966.35137392">
                <text:p>966.351373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.58983112">
                <text:p>95.58983112</text:p>
              </table:table-cell>
              <table:table-cell office:value-type="float" office:value="324.713207042">
                <text:p>324.7132070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.54">
                <text:p>-3.54</text:p>
              </table:table-cell>
              <table:table-cell office:value-type="float" office:value="122.634092212">
                <text:p>122.6340922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.54">
                <text:p>-3.54</text:p>
              </table:table-cell>
              <table:table-cell office:value-type="float" office:value="95.307105706">
                <text:p>95.3071057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63999929558">
                <text:p>-1.63999929558</text:p>
              </table:table-cell>
              <table:table-cell office:value-type="float" office:value="68.065223232">
                <text:p>68.0652232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.54">
                <text:p>-3.54</text:p>
              </table:table-cell>
              <table:table-cell office:value-type="float" office:value="106.484783832">
                <text:p>106.4847838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.54">
                <text:p>-3.54</text:p>
              </table:table-cell>
              <table:table-cell office:value-type="float" office:value="222.43166266">
                <text:p>222.431662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.54">
                <text:p>-3.54</text:p>
              </table:table-cell>
              <table:table-cell office:value-type="float" office:value="235.108481042">
                <text:p>235.1084810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54">
                <text:p>-3.54</text:p>
              </table:table-cell>
              <table:table-cell office:value-type="float" office:value="235.68006918">
                <text:p>235.680069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234.869535106">
                <text:p>234.8695351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.54">
                <text:p>-3.54</text:p>
              </table:table-cell>
              <table:table-cell office:value-type="float" office:value="235.20749631">
                <text:p>235.207496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.54">
                <text:p>-3.54</text:p>
              </table:table-cell>
              <table:table-cell office:value-type="float" office:value="235.16862668">
                <text:p>235.168626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.54">
                <text:p>-3.54</text:p>
              </table:table-cell>
              <table:table-cell office:value-type="float" office:value="235.135485206">
                <text:p>235.1354852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1200000702">
                <text:p>15.1200000702</text:p>
              </table:table-cell>
              <table:table-cell office:value-type="float" office:value="235.147350672">
                <text:p>235.1473506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.999977566">
                <text:p>222.999977566</text:p>
              </table:table-cell>
              <table:table-cell office:value-type="float" office:value="268.329740072">
                <text:p>268.3297400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70.20161718">
                <text:p>670.20161718</text:p>
              </table:table-cell>
              <table:table-cell office:value-type="float" office:value="620.54668774">
                <text:p>620.546687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77.99957182">
                <text:p>2177.99957182</text:p>
              </table:table-cell>
              <table:table-cell office:value-type="float" office:value="1263.45855102">
                <text:p>1263.458551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18.00112514">
                <text:p>2418.00112514</text:p>
              </table:table-cell>
              <table:table-cell office:value-type="float" office:value="2042.19726768">
                <text:p>2042.197267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01.99900808">
                <text:p>2701.99900808</text:p>
              </table:table-cell>
              <table:table-cell office:value-type="float" office:value="2175.56919706">
                <text:p>2175.569197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4.99807078">
                <text:p>3594.99807078</text:p>
              </table:table-cell>
              <table:table-cell office:value-type="float" office:value="2594.10509828">
                <text:p>2594.105098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04.99912368">
                <text:p>3704.99912368</text:p>
              </table:table-cell>
              <table:table-cell office:value-type="float" office:value="3463.47551748">
                <text:p>3463.475517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30.99963536">
                <text:p>3330.99963536</text:p>
              </table:table-cell>
              <table:table-cell office:value-type="float" office:value="2938.68232246">
                <text:p>2938.682322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07.0001991">
                <text:p>2807.0001991</text:p>
              </table:table-cell>
              <table:table-cell office:value-type="float" office:value="2417.59606268">
                <text:p>2417.596062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27.99962388">
                <text:p>2027.99962388</text:p>
              </table:table-cell>
              <table:table-cell office:value-type="float" office:value="1704.52247148">
                <text:p>1704.522471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58.4015117">
                <text:p>958.4015117</text:p>
              </table:table-cell>
              <table:table-cell office:value-type="float" office:value="944.64984576">
                <text:p>944.649845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6.189927124">
                <text:p>86.189927124</text:p>
              </table:table-cell>
              <table:table-cell office:value-type="float" office:value="311.937373392">
                <text:p>311.9373733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2.899909398">
                <text:p>112.899909398</text:p>
              </table:table-cell>
              <table:table-cell office:value-type="float" office:value="134.24670104">
                <text:p>134.246701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24999779432">
                <text:p>-1.24999779432</text:p>
              </table:table-cell>
              <table:table-cell office:value-type="float" office:value="121.22128345">
                <text:p>121.221283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54">
                <text:p>-3.54</text:p>
              </table:table-cell>
              <table:table-cell office:value-type="float" office:value="135.995016082">
                <text:p>135.9950160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.54">
                <text:p>-3.54</text:p>
              </table:table-cell>
              <table:table-cell office:value-type="float" office:value="93.713450876">
                <text:p>93.7134508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54.551479122">
                <text:p>254.5514791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.409999908734">
                <text:p>-3.409999908734</text:p>
              </table:table-cell>
              <table:table-cell office:value-type="float" office:value="218.9988606">
                <text:p>218.99886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.54">
                <text:p>-3.54</text:p>
              </table:table-cell>
              <table:table-cell office:value-type="float" office:value="235.05610933">
                <text:p>235.056109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.54">
                <text:p>-3.54</text:p>
              </table:table-cell>
              <table:table-cell office:value-type="float" office:value="235.241865246">
                <text:p>235.2418652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.54">
                <text:p>-3.54</text:p>
              </table:table-cell>
              <table:table-cell office:value-type="float" office:value="235.137121822">
                <text:p>235.1371218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.54">
                <text:p>-3.54</text:p>
              </table:table-cell>
              <table:table-cell office:value-type="float" office:value="235.171899912">
                <text:p>235.1718999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.54">
                <text:p>-3.54</text:p>
              </table:table-cell>
              <table:table-cell office:value-type="float" office:value="235.117891584">
                <text:p>235.1178915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.54">
                <text:p>-3.5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9799865302">
                <text:p>17.9799865302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0.39982472">
                <text:p>160.39982472</text:p>
              </table:table-cell>
              <table:table-cell office:value-type="float" office:value="273.384019434">
                <text:p>273.3840194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94.00189712">
                <text:p>1294.00189712</text:p>
              </table:table-cell>
              <table:table-cell office:value-type="float" office:value="526.80132326">
                <text:p>526.801323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45.99953336">
                <text:p>2445.99953336</text:p>
              </table:table-cell>
              <table:table-cell office:value-type="float" office:value="1626.3863321">
                <text:p>1626.38633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311.98932374">
                <text:p>2311.989323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30.9982021">
                <text:p>3530.9982021</text:p>
              </table:table-cell>
              <table:table-cell office:value-type="float" office:value="2714.76461288">
                <text:p>2714.764612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84.99967616">
                <text:p>3684.99967616</text:p>
              </table:table-cell>
              <table:table-cell office:value-type="float" office:value="3285.99269536">
                <text:p>3285.992695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35.99939312">
                <text:p>3635.99939312</text:p>
              </table:table-cell>
              <table:table-cell office:value-type="float" office:value="3174.8091874">
                <text:p>3174.80918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2794.95470534">
                <text:p>2794.954705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04.99943604">
                <text:p>2804.99943604</text:p>
              </table:table-cell>
              <table:table-cell office:value-type="float" office:value="2268.1648388">
                <text:p>2268.16483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30.9987227">
                <text:p>2030.9987227</text:p>
              </table:table-cell>
              <table:table-cell office:value-type="float" office:value="1618.47329374">
                <text:p>1618.473293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42.59998422">
                <text:p>942.59998422</text:p>
              </table:table-cell>
              <table:table-cell office:value-type="float" office:value="946.79381272">
                <text:p>946.793812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.54">
                <text:p>-3.54</text:p>
              </table:table-cell>
              <table:table-cell office:value-type="float" office:value="312.090396988">
                <text:p>312.0903969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310007023">
                <text:p>27.310007023</text:p>
              </table:table-cell>
              <table:table-cell office:value-type="float" office:value="141.612700502">
                <text:p>141.6127005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2.500072232">
                <text:p>382.500072232</text:p>
              </table:table-cell>
              <table:table-cell office:value-type="float" office:value="48.441379084">
                <text:p>48.4413790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09.00015362">
                <text:p>1209.00015362</text:p>
              </table:table-cell>
              <table:table-cell office:value-type="float" office:value="442.74063396">
                <text:p>442.740633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35.99858458">
                <text:p>2035.99858458</text:p>
              </table:table-cell>
              <table:table-cell office:value-type="float" office:value="1398.01293546">
                <text:p>1398.012935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99.99957416">
                <text:p>2799.99957416</text:p>
              </table:table-cell>
              <table:table-cell office:value-type="float" office:value="2166.58417522">
                <text:p>2166.584175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66.0007265">
                <text:p>1366.0007265</text:p>
              </table:table-cell>
              <table:table-cell office:value-type="float" office:value="2670.27729846">
                <text:p>2670.277298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5.9979641">
                <text:p>1465.9979641</text:p>
              </table:table-cell>
              <table:table-cell office:value-type="float" office:value="1351.65169572">
                <text:p>1351.651695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930.62404664">
                <text:p>930.624046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2483.68261676">
                <text:p>2483.682616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96.9991462">
                <text:p>2696.9991462</text:p>
              </table:table-cell>
              <table:table-cell office:value-type="float" office:value="1991.21667928">
                <text:p>1991.216679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73.0011432">
                <text:p>1973.0011432</text:p>
              </table:table-cell>
              <table:table-cell office:value-type="float" office:value="2021.40815294">
                <text:p>2021.408152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37.89880476">
                <text:p>937.89880476</text:p>
              </table:table-cell>
              <table:table-cell office:value-type="float" office:value="1133.2534736">
                <text:p>1133.25347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9.700048878">
                <text:p>119.700048878</text:p>
              </table:table-cell>
              <table:table-cell office:value-type="float" office:value="345.121808562">
                <text:p>345.1218085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3899980185">
                <text:p>-1.3899980185</text:p>
              </table:table-cell>
              <table:table-cell office:value-type="float" office:value="131.598247198">
                <text:p>131.5982471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.54">
                <text:p>-3.54</text:p>
              </table:table-cell>
              <table:table-cell office:value-type="float" office:value="100.049200566">
                <text:p>100.0492005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.54">
                <text:p>-3.54</text:p>
              </table:table-cell>
              <table:table-cell office:value-type="float" office:value="88.642805354">
                <text:p>88.6428053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113.32870279">
                <text:p>113.328702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.54">
                <text:p>-3.54</text:p>
              </table:table-cell>
              <table:table-cell office:value-type="float" office:value="217.94733482">
                <text:p>217.947334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54">
                <text:p>-3.54</text:p>
              </table:table-cell>
              <table:table-cell office:value-type="float" office:value="234.842940096">
                <text:p>234.8429400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3.480000020824">
                <text:p>-3.480000020824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35.24636594">
                <text:p>235.246365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235.237364552">
                <text:p>235.2373645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.54">
                <text:p>-3.54</text:p>
              </table:table-cell>
              <table:table-cell office:value-type="float" office:value="235.410436694">
                <text:p>235.4104366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.54">
                <text:p>-3.54</text:p>
              </table:table-cell>
              <table:table-cell office:value-type="float" office:value="235.267232794">
                <text:p>235.2672327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.54">
                <text:p>-3.54</text:p>
              </table:table-cell>
              <table:table-cell office:value-type="float" office:value="235.134257744">
                <text:p>235.1342577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.54">
                <text:p>-3.54</text:p>
              </table:table-cell>
              <table:table-cell office:value-type="float" office:value="235.171899912">
                <text:p>235.1718999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.54">
                <text:p>-3.54</text:p>
              </table:table-cell>
              <table:table-cell office:value-type="float" office:value="235.116254968">
                <text:p>235.1162549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.46999988791">
                <text:p>-3.46999988791</text:p>
              </table:table-cell>
              <table:table-cell office:value-type="float" office:value="235.13589436">
                <text:p>235.135894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.54">
                <text:p>-3.54</text:p>
              </table:table-cell>
              <table:table-cell office:value-type="float" office:value="235.261504638">
                <text:p>235.2615046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.54">
                <text:p>-3.54</text:p>
              </table:table-cell>
              <table:table-cell office:value-type="float" office:value="235.19317592">
                <text:p>235.193175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35.135076052">
                <text:p>235.1350760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949995542">
                <text:p>17.949995542</text:p>
              </table:table-cell>
              <table:table-cell office:value-type="float" office:value="235.191948458">
                <text:p>235.1919484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800160288">
                <text:p>183.800160288</text:p>
              </table:table-cell>
              <table:table-cell office:value-type="float" office:value="273.336966724">
                <text:p>273.3369667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3.40004444">
                <text:p>863.40004444</text:p>
              </table:table-cell>
              <table:table-cell office:value-type="float" office:value="563.15056462">
                <text:p>563.150564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0.60093066">
                <text:p>730.60093066</text:p>
              </table:table-cell>
              <table:table-cell office:value-type="float" office:value="1414.98464338">
                <text:p>1414.984643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0.30119534">
                <text:p>620.30119534</text:p>
              </table:table-cell>
              <table:table-cell office:value-type="float" office:value="1271.91985574">
                <text:p>1271.919855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98.99878836">
                <text:p>1998.99878836</text:p>
              </table:table-cell>
              <table:table-cell office:value-type="float" office:value="1187.34772394">
                <text:p>1187.347723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96.00182722">
                <text:p>3696.00182722</text:p>
              </table:table-cell>
              <table:table-cell office:value-type="float" office:value="2123.61482214">
                <text:p>2123.614822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25.0013336">
                <text:p>3625.0013336</text:p>
              </table:table-cell>
              <table:table-cell office:value-type="float" office:value="2758.39679544">
                <text:p>2758.39679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